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Display 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{('666660.590.15', 2): 0, ('666660.870.21', 1): 0, ('666660.590.07', 1): 1.3790083065766252, ('666660.810.09', 2): -10.0, ('666660.63-0.21', 1): 0, ('666660.790.17', 2): -100, ('666660.790.26', 2): 0, ('666660.620.11', 2): 0.0, ('666660.53-0.1', 1): 0, ('661660.560.01', 0): 1, ('666660.66-0.14', 1): 0.0, ('666660.6-0.01', 0): 1, ('666660.58-0.03', 0): 1.9547316138355575, ('666660.440.06', 1): 0.0, ('666660.840.12', 1): -9.810300000000002, ('661660.590.19', 1): 0, ('666660.570.23', 1): 0, ('666660.70.31', 2): 0.0, ('666660.760.09', 2): -3.66138760227063, ('666660.8-0.03', 1): -9.825697900000002, ('661660.450.03', 2): 0, ('661660.270.07', 2): 0, ('666660.580.06', 1): 0, ('661660.270.05', 0): 1.3422670480841736, ('666660.670.22', 2): 0, ('666660.79-0.07', 0): -22.970368110000003, ('666660.31-0.01', 2): 0, ('666660.67-0.11', 0): 1.0630000000000002, ('666660.59-0.08', 0): 1.13741, ('666660.680.16', 0): 1.392031033082284, ('666660.79-0.18', 0): 1.07, ('666660.36-0.0', 0): 1.4295155450548218, ('626660.690.14', 2): 0, ('666660.640.33', 0): 1.0, ('666660.61-0.05', 2): 0.0, ('666660.640.24', 0): 1.004461969799791, ('666660.620.16', 1): 0, ('666660.77-0.14', 1): -100, ('666660.28-0.02', 1): 0, ('666660.570.22', 0): 1.1792586803, ('666660.640.05', 2): 1.1387453734278905, ('666660.770.01', 0): -8.014652000000002, ('666660.67-0.0', 1): 0.1743343, ('666660.7-0.04', 2): 0, ('666660.69-0.08', 0): 1.2750271480132496, ('666660.190.02', 0): 3.044663009776889, ('662660.70.07', 1): 0, ('666660.420.14', 2): 0.0, ('666660.54-0.12', 2): 0, ('666660.570.12', 0): 2.3997015190598647, ('662660.620.2', 0): 1, ('666660.71-0.11', 0): 1.07, ('661660.530.06', 2): 0.17427910433536298, ('661660.480.08', 0): 1.2491637957953428, ('661660.530.17', 2): 0, ('666660.820.09', 0): -100, ('661660.420.09', 0): 1.3517751814508254, ('666660.30.07', 0): 1.9767140425728535, ('666660.290.01', 1): 0.0, ('666160.79-0.03', 1): 0, ('666660.81-0.31', 2): 0, ('666660.720.04', 1): 0, ('666660.690.08', 0): 2.2051194473457296, ('666660.62-0.17', 2): 0, ('666660.510.03', 2): 0, ('661660.590.1', 1): 0, ('666660.220.04', 1): 0, ('666660.850.18', 2): 0, ('666660.80.03', 0): -9.08606881, ('666660.610.18', 2): 0, ('666260.8-0.04', 2): 0, ('666660.380.07', 2): 1.8448423340489244, ('666660.72-0.08', 1): 0.1272644851970898, ('666660.50.09', 1): 1.8063377597943446, ('666660.660.23', 0): 1.675137925657178, ('666660.50.19', 0): 1.152671280472554, ('666660.29-0.02', 0): 2.171067716066239, ('666660.760.34', 2): -100, ('666660.820.13', 2): -100, ('666660.270.05', 0): 2.9029876279686166, ('666260.79-0.08', 1): -100, ('666660.58-0.38', 2): 0, ('661660.490.06', 2): 0, ('666660.80.1', 1): -18.892270000000003, ('666660.830.15', 2): -10.0, ('666660.46-0.03', 0): 2.422179178751114, ('666660.81-0.08', 0): -8.966999999999999, ('666160.28-0.03', 2): 0, ('661660.640.05', 0): 1, ('662660.780.18', 1): 0, ('666660.73-0.34', 2): 0, ('666660.970.28', 2): -100, ('666660.460.02', 2): 0, ('666660.840.06', 0): -9.100000000000001, ('666660.78-0.03', 0): 0.6805562006715361, ('666660.66-0.06', 0): 1.5001191666331957, ('666660.69-0.14', 2): 0.0, ('661660.540.11', 0): 1, ('666660.770.38', 0): 1, ('666660.630.24', 1): 0.0, ('666660.42-0.0', 0): 1.3753372237142518, ('666660.580.2', 1): 0, ('666660.620.19', 0): 2.062122039930757, ('666660.770.15', 1): -0.6504470000000001, ('616660.490.11', 2): 0, ('666660.240.05', 2): 1.8710971227480115, ('666660.760.08', 0): -9.030000000000001, ('666660.60.01', 0): 1.2132949343833919, ('666660.7-0.12', 1): 0, ('666660.41-0.02', 0): 2.6294071170334274, ('666660.790.12', 2): -25.274816092355593, ('666660.86-0.15', 1): 0, ('666660.70.29', 1): 0.0, ('666660.70.39', 0): 1, ('666660.81-0.22', 1): 0, ('666660.25-0.0', 2): 0, ('662660.730.08', 2): 0, ('666660.710.43', 0): 1, ('666160.48-0.12', 2): 0, ('666660.660.02', 1): 0.40650268055457384, ('666660.67-0.34', 0): 1, ('666660.830.24', 0): 1.07, ('666660.740.16', 0): -8.9255019, ('666660.420.09', 1): 0, ('661660.440.06', 0): 1, ('666660.940.09', 1): 0, ('666660.20.04', 0): 2.2377009316541097, ('666660.820.2', 2): -10.0, ('666660.280.03', 2): 0, ('666660.770.23', 2): -10.0, ('666660.770.16', 2): -13.383016447881, ('666660.73-0.01', 2): 0, ('666660.790.32', 2): -100, ('661660.230.03', 1): 1.2406051138422078, ('666660.340.03', 1): 0, ('666660.430.12', 2): 1.4696118770743192, ('666660.540.09', 0): 2.754998435654595, ('666660.350.02', 2): 1.4187138213544137, ('666660.42-0.11', 1): 0, ('666660.820.22', 2): 0, ('666660.70.01', 0): 1.1246047486327, ('666660.450.01', 1): 0, ('666660.780.28', 1): 0, ('666660.530.16', 0): 1.6977281397572659, ('666660.35-0.03', 2): 0.0, ('666660.370.04', 1): 0, ('666660.47-0.03', 2): 1.399197254534708, ('666660.6-0.25', 2): 0, ('666660.620.22', 0): 1.07, ('666660.580.12', 1): 0, ('666660.60.17', 2): 0, ('662660.850.22', 2): -100, ('662660.70.16', 1): 0, ('626660.690.37', 2): 0, ('626660.650.24', 2): 0, ('666660.43-0.0', 1): 0, ('666660.64-0.14', 2): 0.0, ('666660.80.11', 1): -26.301501199, ('666660.56-0.23', 2): 0, ('666660.650.14', 2): 0.0, ('666660.750.16', 0): -<text:soft-page-break/>100, ('666660.65-0.08', 2): 0, ('662660.740.14', 0): 1.0, ('666660.520.06', 0): 2.48003149961855, ('666660.620.02', 1): 0, ('666660.730.05', 1): 0, ('661660.54-0.04', 0): 1, ('666660.54-0.07', 1): 0.0, ('666660.350.05', 1): 0, ('666660.74-0.3', 2): 0, ('666660.820.25', 1): 0, ('666660.450.02', 2): 0, ('666660.57-0.08', 1): 0, ('666660.720.27', 0): -0.09630870005999992, ('666660.55-0.07', 0): 1.3897813654887312, ('666660.75-0.23', 1): 0, ('666660.680.38', 0): 1, ('666660.84-0.21', 1): 0, ('666660.49-0.06', 0): 1.486929277344016, ('661660.410.11', 1): 0, ('666660.71-0.19', 1): 0.14231, ('666660.780.0', 2): 0.0, ('666660.57-0.12', 2): 0, ('666660.710.03', 1): 0.6185759123773773, ('626660.690.27', 0): 1, ('666660.59-0.03', 2): 0, ('661660.610.11', 1): 0, ('666660.550.25', 2): 0, ('666660.37-0.02', 2): 0.0, ('666260.770.04', 0): -0.5832839486100001, ('666660.760.13', 0): -17.017442198417573, ('666660.760.29', 1): 0, ('666660.390.03', 1): 0, ('666660.1-0.0', 1): 0.6521172259506991, ('666660.55-0.02', 1): 0, ('662660.760.19', 2): 0, ('666660.74-0.23', 1): 0, ('666660.33-0.04', 1): 0, ('666160.55-0.09', 2): 0, ('666660.26-0.03', 2): 0, ('666660.710.31', 0): -9.03259, ('666660.22-0.02', 2): 1.5552066710305104, ('666660.740.03', 0): -8.951520900000002, ('666660.680.08', 1): 1.526674211304497, ('666660.34-0.0', 2): 0, ('666660.55-0.33', 0): 1, ('626660.840.28', 1): -100, ('666660.78-0.24', 2): 0, ('666660.550.09', 0): 2.77262694891548, ('666660.780.23', 0): -16.1, ('666660.560.05', 2): 0, ('666660.34-0.05', 1): 0, ('661660.320.05', 2): 0, ('666660.550.16', 2): 0.0, ('666660.810.25', 0): 1.0, ('666660.79-0.08', 2): -100, ('666660.31-0.02', 0): 2.47007730043795, ('666660.73-0.09', 0): 1.00563031357679, ('666660.430.06', 1): 1.0330824506274692, ('666660.77-0.07', 0): -100, ('666660.77-0.17', 1): -9.9433, ('661660.710.1', 0): 0.953060321381463, ('666660.53-0.1', 0): 1.2603088646140574, ('661660.560.01', 1): 0, ('666660.60.09', 1): 0, ('666660.640.06', 0): 2.3238879105927417, ('666660.610.06', 2): 1.350078847302752, ('666660.70.21', 0): 1.6077072249499973, ('666660.7-0.09', 0): 1.07, ('666660.8-0.03', 0): -9.100000000000001, ('666660.850.12', 1): 0, ('666660.670.13', 2): 0, ('666660.880.03', 1): 0, ('666660.80.21', 2): 0, ('666660.680.33', 1): 0, ('666660.83-0.19', 1): -100, ('666660.79-0.07', 1): -100, ('666660.71-0.14', 2): 0, ('666660.71-0.04', 0): 1.9655799308017958, ('666660.43-0.08', 0): 1.07, ('661660.530.04', 1): 0, ('666660.680.16', 1): 0.0, ('661660.460.06', 2): 0.4807528508296592, ('666660.42-0.08', 0): 1.133, ('662660.630.17', 1): 0, ('666660.77-0.14', 2): 0.133, ('666660.28-0.02', 0): 2.4448942258610686, ('666660.35-0.06', 2): 0, ('666660.720.19', 2): 0.155360553387858, ('666660.320.01', 2): 0.7617690619922867, ('666660.770.01', 1): -9.93, ('666660.610.15', 0): 1.7532678290401178, ('666660.540.01', 1): 0, ('661660.130.02', 0): 1, ('666660.650.35', 1): 0, ('666660.72-0.24', 2): 0, ('666660.54-0.12', 1): 0.13741, ('666660.80.26', 1): 0, ('666660.670.27', 2): 0.0049, ('666660.660.33', 0): 1, ('666660.930.06', 2): -100, ('666660.770.1', 2): -24.383171097741506, ('666660.80.2', 1): 0, ('661660.630.11', 2): 0, ('666660.860.05', 0): -100, ('666660.290.01', 0): 2.129940300405747, ('666660.76-0.2', 2): 0.06999999999999999, ('666660.510.11', 0): 1.7032881748418012, ('666660.720.04', 2): 0, ('666660.650.09', 2): 0, ('666660.460.07', 0): 1.9677719127709028, ('666660.80.19', 0): 0.29999999999999993, ('666660.220.04', 0): 2.4876699425041466, ('666660.670.07', 0): 1.839069768545171, ('666660.430.09', 0): 2.0143797017867415, ('666660.380.07', 1): 0, ('666260.76-0.06', 1): 0, ('666660.660.18', 0): 1.5969894810070953, ('666660.72-0.08', 2): 0, ('666660.630.11', 1): 1.346038499677476, ('666660.760.34', 1): 0.0, ('666660.820.13', 1): -9.35399511, ('666660.70.12', 1): 0.9329646799419414, ('661660.27-0.0', 0): 1, ('666660.53-0.16', 1): 0, ('666660.790.03', 0): -7.1092927637, ('666160.54-0.11', 1): 0, ('666660.80.1', 2): -20.5290568391, ('666660.77-0.0', 0): -9.04897, ('666660.81-0.08', 1): -10.0, ('666660.68-0.1', 0): 1.133, ('666660.86-0.01', 1): -10.0, ('666661.050.13', 0): 1, ('666660.55-0.14', 2): 0, ('666660.76-0.04', 0): 0.7435562115352652, ('666660.42-0.0', 1): 0, ('666660.580.2', 0): 1, ('666660.770.15', 0): -0.5594162159268992, ('666660.760.08', 1): -8.18193066779219, ('666660.53-0.03', 0): 2.2727337497927773, ('666660.620.0', 1): 0.0758821, ('666660.56-0.35', 2): 0, ('661660.520.11', 2): 0, ('666660.360.0', 1): 0, ('666660.81-0.19', 0): -9.100000000000001, ('666660.84-0.03', 0): 1, ('666660.570.24', 2): 0, ('666660.91-0.3', 0): 1, ('666660.780.35', 2): -100, ('666260.80.04', 1): 0, ('666660.340.1', 0): 2.1271306366440035, ('666660.420.09', 2): 0, ('661660.250.05', 0): 1.568450404066411, ('666660.180.01', 0): 2.9730946604695867, ('666660.57-0.2', 2): 0, ('666660.38-0.09',</text:p>
      <text:p text:style-name="P1"><text:s/>1): 0, ('661660.430.11', 1): 0, ('666660.67-0.05', 2): 0, ('666660.760.22', 1): -0.6370000000000001, ('666660.44-0.05', 1): 0, ('666660.64-0.17', 0): 1, ('666660.80.12', 1): -100, ('666660.320.09', 0): <text:soft-page-break/>2.2626477558088496, ('666660.78-0.0', 2): -100, ('666660.750.11', 2): -10.768260847957215, ('666660.92-0.05', 1): 0.0, ('666660.730.12', 0): 1.0222026852918855, ('661660.580.11', 2): 0, ('666660.730.06', 1): -1.874230560774428, ('666660.65-0.22', 2): 0, ('666660.70.01', 1): 0, ('666660.450.01', 0): 1.7928579269983298, ('666660.89-0.34', 2): 0, ('661660.590.11', 1): 0, ('666260.760.05', 1): 0, ('666660.70.19', 0): 1.201258174039583, ('661660.620.04', 0): 1, ('666660.370.04', 0): 1.3562223063755656, ('666160.5-0.1', 0): 1, ('661660.370.06', 0): 1.1200059710259944, ('666660.790.08', 1): -31.83871123, ('666660.580.12', 0): 2.4074376874473646, ('666660.660.19', 2): 0.4836565477557536, ('666660.57-0.11', 0): 1.3859891757256508, ('666660.64-0.05', 0): 1.3779816087381254, ('666660.81-0.39', 1): 0, ('666660.65-0.16', 1): 0.36156446144685994, ('661660.510.04', 1): 0.019194354621461848, ('666660.43-0.0', 0): 1.262996139, ('666660.650.01', 0): 1.3172402954, ('666660.80.11', 2): -100, ('666660.73-0.04', 2): 0.503269109347165, ('666660.750.16', 1): -6.0620476178587035, ('666660.080.0', 0): 2.461295246796582, ('666660.620.02', 0): 1.5730570447760892, ('666660.690.2', 0): 1.4475903780745354, ('661660.580.08', 1): 0, ('666660.760.03', 0): 0.9618306150565131, ('666660.770.09', 0): -100, ('666660.740.25', 1): 0.0, ('666660.48-0.01', 0): 1.2052580168574822, ('666660.690.15', 1): 0, ('666660.41-0.09', 0): 1, ('666660.750.27', 1): 0, ('666660.57-0.08', 0): 1.1726443299644191, ('666660.460.1', 2): 0, ('666660.720.35', 0): 1.0, ('666660.810.03', 2): 0.05103, ('666660.85-0.22', 0): 1, ('666660.780.0', 1): 0.0, ('666660.710.03', 2): 0, ('626660.630.34', 0): 1, ('666660.560.08', 0): 2.582899693443868, ('661660.610.11', 0): 1.1394967084151673, ('666660.250.05', 0): 2.9292119497596247, ('666660.820.01', 0): -9.030000000000001, ('666660.80.24', 2): 0.06999999999999999, ('666660.530.03', 0): 1.3522265687306088, ('666660.760.13', 1): -12.131810754892355, ('666660.62-0.04', 2): 0, ('666660.530.22', 1): 0, ('666660.160.03', 2): 0, ('666660.52-0.14', 0): 1, ('666660.1-0.0', 2): 0.0, ('666660.55-0.02', 0): 1.9885534328631835, ('666660.550.0', 1): 0.06999999999999999, ('666660.33-0.04', 0): 2.1997208394192076, ('666660.710.23', 0): -8.848266292163053, ('666660.630.19', 0): 1.5600608716898652, ('626660.630.29', 1): 0, ('666660.740.12', 1): -0.6987579576507597, ('666660.20.0', 0): 1.2824046369775528, ('666660.630.3', 1): 0, ('666660.34-0.05', 0): 1.1287713846052652, ('666660.780.12', 2): -30.954842292019563, ('666660.590.27', 0): 1.0, ('666660.750.08', 1): 0, ('666660.79-0.08', 1): 0.06741000000000001, ('666660.680.27', 0): 1.1424776588899999, ('666660.67-0.12', 1): 0.3339423666627049, ('666660.680.15', 1): 0, ('666660.67-0.15', 1): 0, ('666660.61-0.16', 2): 0.06999999999999999, ('661660.460.05', 0): 1, ('666660.750.19', 0): -0.012340000000000129, ('666660.42-0.05', 2): 0, ('666660.620.11', 0): 2.037243650384681, ('661660.180.03', 1): 0.7294913927511048, ('661660.580.19', 0): 1.1588935419732693, ('666660.60.09', 0): 2.125494725326935, ('666160.56-0.11', 1): 0, ('666660.58-0.03', 2): 0, ('666660.770.02', 1): 0, ('666660.610.12', 2): 0, ('666660.370.1', 0): 2.348773152571156, ('666660.490.03', 0): 1.863749344828532, ('666660.540.16', 2): 0.0, ('666660.80.21', 1): 0, ('661660.310.07', 1): 0, ('666660.71-0.06', 0): 2.322840068974272, ('666660.120.0', 2): 0, ('666660.720.46', 2): 0, ('666660.77-0.33', 2): 0, ('666660.82-0.03', 0): -9.100000000000001, ('661660.510.11', 1): 0, ('666660.59-0.08', 2): 0, ('666660.80.02', 1): 0, ('666660.61-0.11', 1): 0.06999999999999999, ('666660.61-0.05', 0): 1.4057665846297474, ('661660.550.18', 1): 0, ('666660.720.07', 0): 0.7218996058380707, ('666660.460.08', 2): 0.0, ('666160.62-0.11', 1): 0, ('666660.46-0.11', 0): 1, ('666660.47-0.01', 1): 0, ('666660.72-0.18', 0): 1.07, ('666660.770.01', 2): -9.937, ('666660.610.03', 2): 0, ('666660.620.06', 0): 2.545722199560069, ('666660.770.12', 1): -13.187989891511819, ('662660.730.13', 0): 1.0164090843027054, ('666660.50.06', 0): 2.6770914569939523, ('666660.670.16', 2): 0.4324293454026308, ('666660.35-0.0', 0): 1.6797874442746485, ('666660.650.35', 2): 0, ('666660.470.1', 1): 0.8175182567788891, ('666660.70.09', 0): 1.5405863516769842, ('666660.420.14', 0): 1.193166644883967, ('666160.36-0.05', 0): 1.3073507188783762, ('666660.70.11', 1): 0, ('661660.140.02', 2): 0, ('666660.89-0.22', 0): -100, ('666660.82-0.32', 0): 1.0, ('666660.53-0.15', 1): 0, ('666660.69-0.2', 2): 0, ('666660.38-0.02', 1): 1.7369518631057446, ('666660.770.1', 1): -100, ('666660.67-0.12', 2): 0.0, ('666660.610.23', 0): 1, ('661660.420.09', 2): 0, ('662660.80.1', 0): 1.0, ('666660.81-0.07', 1): -100, ('666160.810.15', 1): 0, ('666660.750.05', 2): -10.0, ('666660.690.08', 2): 0, ('666660.710.0', 1): 0, ('666660.490.13', 0): 2.119502343766016, ('666660.62-0.17', 0): 1.0, ('666660.80.19', 1): 0, ('666660.510.03', 0): 1.6148662745330662, ('666660.720.14', 2): 0.01714237960404267, ('666660.55-0.17', 0): 1, ('661660.380.04', 1): 0, ('666660.69-0.19', 1): 0.34467796999999994, ('666660.850.18', 0): 1, <text:soft-page-break/>('666660.560.15', 0): 1.553397462346831, ('666660.630.27', 0): 1.0630000000000002, ('666660.63-0.11', 0): 1.356005208121665, ('666660.63-0.05', 1): 0, ('666660.88-0.0', 1): 0, ('666660.630.11', 2): 0, ('666660.820.13', 0): -27.4643279, ('666660.41-0.01', 1): 0, ('666660.70.12', 2): 0, ('666660.75-0.2', 2): 0.0, ('666660.80.23', 0): -100, ('666660.84-0.04', 2): -100, ('661660.350.06', 0): 1.971591583159298, ('666660.81-0.25', 0): 1, ('666660.75-0.33', 0): 1, ('666660.77-0.0', 1): -100, ('666660.460.16', 0): 1.635941184976771, ('666660.830.15', 0): -9.100000000000001, ('661660.640.05', 2): 0, ('616660.540.24', 1): 0, ('666660.750.34', 0): 1.0, ('666660.5-0.23', 1): 0, ('666660.43-0.03', 0): 2.3162414984171007, ('661660.570.01', 1): 0, ('666660.780.17', 2): -100, ('666660.60.25', 1): 0, ('666660.770.38', 2): -100, ('666660.60.11', 2): 0.0, ('666660.360.03', 0): 1.5454131707002574, ('666660.58-0.13', 0): 1.2632463179570002, ('666660.690.33', 0): 1, ('662660.740.1', 1): 0, ('666660.63-0.06', 2): 0, ('666660.41-0.02', 2): 0, ('661660.230.04', 0): 1.9622702389607882, ('666660.790.12', 0): -24.578343096412, ('666660.720.02', 0): 1.240441622274, ('666660.790.23', 0): -9.100000000000001, ('666660.360.0', 0): 1.783978422633886, ('666660.68-0.09', 2): 0.06999999999999999, ('666660.570.15', 2): 0, ('666660.81-0.19', 1): 0, ('666660.84-0.03', 1): -10.0, ('666660.65-0.21', 0): 1, ('666660.66-0.13', 1): 0, ('661660.60.12', 1): 0, ('666660.77-0.24', 0): -9.025100000000002, ('661660.590.12', 1): 0, ('666660.480.16', 1): 0.7304544276117294, ('666660.80.17', 2): 0.0, ('666660.740.16', 2): -2.4268832078546856, ('666660.67-0.22', 1): 0, ('666660.480.02', 0): 1.6513308551267791, ('666660.580.09', 1): 0, ('666660.60.26', 2): 0.08241145990000001, ('666660.820.2', 0): -100, ('666660.280.03', 0): 1.7318858305322615, ('666660.69-0.28', 2): 0, ('666660.64-0.02', 2): 0, ('666660.650.16', 1): 0.5970737308945557, ('666660.730.34', 1): -100, ('666660.44-0.05', 2): 0.3054382044438638, ('661660.370.0', 2): 0, ('666660.730.24', 0): -8.8460498791, ('666660.73-0.01', 0): 1.6343058744932346, ('666660.78-0.0', 1): 0.0, ('666660.650.19', 1): 0.344297894864516, ('666660.750.11', 1): -2.5272308153570635, ('666660.610.24', 2): 0, ('666660.510.01', 1): 0.162646048547781, ('666660.640.21', 2): 0.8952848242611047, ('666660.74-0.04', 0): 1.4657346071374724, ('666660.730.12', 1): 0.0, ('666660.80.22', 1): 0, ('666660.520.05', 1): 0, ('661660.560.09', 1): 0, ('666660.570.06', 0): 2.1623033657867463, ('666660.51-0.12', 2): 0, ('666660.63-0.08', 2): 0.074945619, ('666660.820.22', 0): -100, ('666660.470.04', 0): 1.9923280307859972, ('666660.690.12', 1): 0, ('666660.470.14', 1): 0.0, ('666660.35-0.03', 0): 2.155890108269441, ('666660.80.05', 1): -24.932072999999995, ('666660.62-0.21', 2): 0, ('666660.750.01', 0): -100, ('666660.760.0', 0): 1.150637354, ('666660.870.1', 1): 0, ('666660.620.22', 2): 0, ('666660.790.08', 0): -22.173212730000003, ('666660.78-0.22', 2): 0.0, ('661660.490.14', 2): 0, ('666660.5-0.1', 2): 0.17438066712241, ('666660.7-0.2', 0): 1.07, ('666660.67-0.19', 1): 0, ('666660.63-0.1', 2): 0, ('666660.550.18', 2): 0, ('666660.080.0', 1): 0, ('666660.63-0.06', 0): 1.5614434297560187, ('666660.640.18', 0): 1.640433823465768, ('666660.720.11', 2): 0.024181751526514195, ('661660.580.08', 0): 1.1550334988903237, ('666660.770.09', 1): -13.716719641113281, ('666660.64-0.11', 0): 1.4651878966397465, ('666660.740.25', 0): -8.927373000000001, ('666660.470.17', 2): 0.43263305868064217, ('666660.80.14', 1): -100, ('666660.72-0.03', 1): 0, ('666660.710.24', 2): -9.8778434914, ('666660.59-0.16', 1): 0, ('666660.780.0', 0): -100, ('666660.590.0', 0): 1.07, ('666660.810.04', 2): -26.290000000000003, ('666660.37-0.02', 0): 2.2061744308627644, ('666660.820.01', 1): 0, ('666160.57-0.11', 0): 1, ('666660.760.13', 2): -14.863966482571, ('666660.54-0.17', 0): 1.0, ('666660.60.2', 2): 0, ('666660.550.07', 0): 2.274963343584039, ('666660.13-0.0', 0): 2.8208606390081052, ('666660.530.22', 0): 1.07499653, ('666660.160.03', 1): 0, ('666660.04-0.0', 0): 2.988451135749255, ('666660.69-0.11', 0): 1.0049, ('666660.550.0', 2): 0, ('666660.75-0.17', 0): 1.1267, ('666660.430.01', 0): 1.6019285085952348, ('666660.77-0.04', 1): -1.944583103697331, ('666660.85-0.1', 1): 0, ('666660.850.21', 0): 1, ('666660.34-0.0', 0): 1.60544453439852, ('666660.830.08', 1): 0.06999999999999999, ('666660.68-0.01', 0): 1.2223180961629778, ('666660.520.08', 2): 0.0, ('666660.87-0.08', 1): -100, ('666660.7-0.15', 1): 0.087101147, ('666660.58-0.06', 0): 1.571673742489648, ('666660.780.23', 2): -9.937, ('661660.450.13',</text:p>
      <text:p text:style-name="P1"><text:s/>2): 0, ('666660.77-0.17', 0): -100, ('661660.370.01', 1): 0.21772897779276196, ('666660.510.0', 1): 0, ('666660.840.03', 0): -9.100000000000001, ('666660.370.09', 0): 2.269218993369501, ('666660.58-0.24', 0): 1, ('661660.320.05', 0): 1.4408442514328907, ('666660.750.08', 0): -0.16082545960359382, ('666660.680.36', 2): 0, ('666660.740.13', 2): -1.5520701042505742, ('666660.310.03', 1): 0, ('666660.79-0.08', 0): -100, <text:soft-page-break/>('666660.31-0.02', 2): 0, ('666660.420.02', 1): 0.9617462541751076, ('666660.680.15', 0): 1.4056597250932852, ('666660.77-0.07', 2): -24.30448202555264, ('666660.5-0.01', 0): 1.0583479458099998, ('666660.180.02', 2): 0.0, ('662660.740.19', 1): 0, ('661660.180.03', 2): 0, ('666160.56-0.11', 0): 1, ('666660.580.25', 1): 0.1416877, ('666660.72-0.15', 2): 0, ('666660.770.02', 0): 1.1401299900000001, ('661660.370.02', 2): 0, ('666660.610.12', 1): 1.428918879696328, ('666660.4-0.08', 2): 0, ('666660.79-0.23', 0): 1, ('666660.8-0.11', 1): 0, ('666660.670.13', 0): 2.2723343436676258, ('666660.490.11', 0): 1.8338232165345103, ('666660.420.13', 2): 0.0, ('666660.80.21', 0): -100, ('666660.910.08', 2): 0.0, ('666660.670.22', 1): 0.31849653392635, ('666660.120.0', 1): 0, ('666660.850.06', 1): -100, ('666660.47-0.06', 0): 1.4554658772744253, ('666660.71-0.14', 0): 1.2569349191724866, ('666660.420.01', 2): 0.6606679568761467, ('661660.510.11', 2): 0, ('666660.54-0.07', 2): 0, ('666660.940.01', 0): 1, ('666660.19-0.02', 2): 0, ('666660.89-0.11', 2): -100, ('666660.84-0.1', 2): -100, ('661660.420.04', 0): 1.1491641608202927, ('666660.530.08', 0): 2.663914310049518, ('666660.73-0.25', 2): 0, ('666660.650.11', 0): 2.12609263286508, ('666660.73-0.15', 2): 0, ('666660.670.1', 0): 2.270619626418776, ('666660.65-0.03', 0): 1.5885094953196204, ('661660.660.13', 1): 0, ('666660.650.27', 1): 0, ('666660.80.06', 0): -100, ('666660.560.24', 1): 0.0, ('666660.660.24', 0): 1.1563123828972302, ('666660.35-0.0', 1): 0, ('666660.50.14', 0): 1.9287153999319844, ('666660.420.14', 1): 0, ('666660.87-0.03', 0): 1.0, ('666160.36-0.05', 1): 0, ('666660.750.0', 0): 1.1896158971, ('666660.760.09', 1): -3.8291076275943867, ('666660.91-0.13', 0): -100, ('666660.480.02', 2): 0, ('666660.470.18', 0): 1, ('666660.52-0.05', 1): 0.9124255913739396, ('662660.650.2', 2): 0, ('666660.69-0.2', 1): 0, ('661660.350.09', 2): 0, ('666660.38-0.02', 2): 0, ('666660.770.1', 0): -100, ('666660.830.12', 2): -8.937, ('666660.81-0.07', 0): -100, ('666660.56-0.08', 0): 1.4103622957976476, ('666660.310.08', 0): 2.166775827968343, ('666660.750.33', 2): 0, ('666660.650.09', 0): 1.9584231527395557, ('666660.80.19', 2): 0, ('666660.510.03', 1): 0, ('666660.78-0.06', 0): -100, ('661660.380.04', 0): 1, ('666660.76-0.07', 1): -21.293667171768003, ('666660.73-0.12', 1): 0, ('666660.220.04', 2): 0, ('666660.560.15', 1): 0, ('666660.730.1', 1): -12.643686238925653, ('666660.63-0.11', 1): 0, ('666660.61-0.42', 2): 0, ('666660.690.34', 2): 0, ('666660.060.01', 0): 1, ('666660.41-0.01', 0): 1.87734728101191, ('666660.790.15', 2): -18.586212000000003, ('666660.790.24', 2): -100, ('666660.52-0.06', 2): 0.5393757232029636, ('666660.45-0.02', 1): 0.5357798500328028, ('666660.84-0.04', 1): -10.0, ('666660.850.34', 0): 1, ('666660.51-0.0', 0): 1.2486680000000001, ('666660.760.22', 0): -9.030000000000001, ('666660.46-0.06', 0): 1.2463202135017628, ('666660.830.15', 1): -100, ('666660.780.26', 2): 0.06999999999999999, ('666660.76-0.12', 2): 0, ('666660.76-0.0', 0): -9.100000000000001, ('662660.710.13', 1): 0, ('666660.76-0.04', 2): 0, ('666660.840.0', 2): -100, ('666660.60.25', 0): 1.1316000000000002, ('666660.70.2', 2): 0.1635813123976377, ('666660.760.21', 0): 1.0630000000000002, ('666660.170.0', 0): 1.8019639429252334, ('666660.440.12', 0): 2.4794281187848903, ('666660.690.33', 1): -10.0, ('661660.580.03', 2): 0, ('666660.590.18', 1): 0, ('666660.690.45', 0): -100, ('666660.590.08', 0): 2.218984890621351, ('666660.810.04', 1): -17.1, ('666660.790.12', 1): -100, ('666660.790.23', 1): 0, ('666660.84-0.01', 1): -100, ('666660.74-0.03', 2): -0.19823071416894086, ('666660.81-0.19', 2): -100, ('666660.80.39', 2): -100, ('666660.66-0.13', 0): 1.1414046907, ('661660.60.12', 2): 0, ('666660.720.4', 1): 0, ('666660.70.02', 0): 1.2940023809420815, ('666660.420.0', 0): 1.405524059705956, ('666660.530.19', 0): 1.194453, ('666660.810.0', 1): 0.0567, ('666660.370.13', 0): 1, ('666660.570.24', 0): 1.145137541997, ('666660.190.0', 2): 0.7059910983613017, ('666660.340.1', 2): 0, ('666660.580.09', 0): 2.046332443197708, ('661660.550.06', 1): 0, ('666660.820.2', 1): -19.0, ('666660.320.09', 1): 0, ('666660.60.14', 2): 0.7220743590662828, ('661660.430.07', 0): 1.105315726829372, ('666660.76-0.01', 1): 0.114659874, ('661660.510.03', 0): 1, ('666660.83-0.06', 0): -100, ('666660.67-0.08', 2): 0.1931217645735972, ('666660.72-0.2', 1): 0, ('666660.73-0.01', 1): 0.0, ('666660.78-0.0', 0): -100, ('666660.750.11', 0): -0.9097435396950666, ('666660.40.13', 0): 1.8254268257167252, ('662660.740.11', 0): 0.49075814605958235, ('626660.70.26', 1): 0, ('666660.520.05', 0): 2.37335874202968, ('661660.580.11', 0): 1.2853347709025804, ('666660.470.04', 1): 0, ('666660.49-0.18', 2): 0, ('666660.450.01', 2): 0, ('666660.690.12', 0): 1.8527041213052615, ('666660.470.14', 0): 1.9292345007467944, ('666660.35-0.03', 1): 0, ('666660.720.22', 0): 0.6191775874440799, ('666660.69-0.03', 1): 0.07923758263468053, ('666660.720.36', 1): 0.06999999999999999, ('666660.450.16', 2): 0.22985562290808015, ('666660.8-0.19', 0): <text:soft-page-break/>1.0, ('666660.810.15', 0): 1, ('666660.49-0.05', 0): 1.2820963244636507, ('666660.68-0.13', 1): 0.0, ('666660.67-0.19', 2): 0, ('661660.62-0.0', 1): 0, ('666660.74-0.15', 0): 1.1197, ('666660.820.02', 1): -10.0, ('661660.630.14', 0): 1, ('666660.780.18', 2): -30.152073, ('666660.030.0', 0): 3.173269085003264, ('666660.560.1', 1): 0, ('666660.760.03', 2): 0.0, ('666660.770.09', 2): -10.494868983555634, ('666660.210.01', 0): 2.950586134123488, ('666660.48-0.18', 0): 1, ('666660.480.2', 1): 0, ('666660.460.1', 0): 1.7526259874333179, ('661660.220.04', 1): 0, ('666660.740.06', 0): -5.921598656396948, ('666660.72-0.03', 0): 1.0358488703180926, ('666660.710.24', 1): 0.0, ('666660.240.03', 2): 0, ('666660.68-0.06', 2): 1.0680554673798102, ('666660.40.1', 0): 2.293030493917721, ('661660.560.07', 2): 0, ('666660.9-0.26', 0): 1, ('666660.850.1', 1): -100, ('666660.3-0.02', 2): 1.6721423200465662, ('666660.820.01', 2): 0.0, ('662660.720.09', 2): 0, ('666660.46-0.08', 1): 0, ('666660.550.15', 2): 0.8452321432485442, ('666660.62-0.04', 0): 2.338135676167643, ('666660.13-0.0', 1): 0, ('666660.69-0.27', 2): 0, ('666660.69-0.11', 1): 0, ('666660.83-0.09', 1): 0, ('666660.880.21', 1): -100, ('666660.630.28', 2): 0.0, ('666660.26-0.03', 1): 1.0632876400945652, ('666660.750.29', 1): -100, ('666660.85-0.06', 0): -100, ('666660.77-0.04', 0): -2.0936935847592415, ('666660.85-0.1', 2): 0, ('666660.770.25', 2): -100, ('666660.68-0.01', 1): 0, ('666660.730.15', 0): -2.3755359293170386, ('666660.640.03', 0): 1.1558721039426099, ('666660.770.07', 2): -36.214132588887004, ('666260.8-0.05', 2): 0, ('666660.510.0', 2): 0.009120746734692374, ('666660.840.03', 1): 0, ('666660.720.29', 1): 0.0, ('666660.370.09', 1): 0.0, ('666660.8-0.23', 1): 0, ('666660.790.2', 1): 0, ('666660.96-0.05', 1): -100, ('666660.90.09', 0): 1, ('666660.47-0.01', 2): 0.06999999999999999, ('666660.67-0.25', 2): 0, ('666660.680.27', 2): 0, ('661660.510.12', 0): 1.0, ('666660.54-0.02', 0): 2.0603646825688315, ('661660.50.13', 0): 1, ('666660.780.06', 0): -19.229538178300004, ('666660.60.19', 2): 0, ('666660.42-0.05', 0): 1.1970533677661348, ('666660.77-0.17', 2): 0, ('666660.51-0.04', 2): 1.33384671434933, ('666660.650.16', 2): 0, ('666660.610.06', 1): 0.0, ('666660.350.11', 2): 0, ('666660.490.11', 1): 0, ('666660.420.13', 1): 0, ('666660.540.16', 0): 1.769107084677497, ('666660.630.17', 2): 0, ('666660.530.11', 1): 0, ('666660.70.14', 2): 0, ('661660.290.06', 1): 0, ('666660.680.33', 2): 0, ('661660.410.11', 0): 1, ('666660.71-0.14', 1): 0, ('666660.82-0.03', 2): 0, ('666660.450.13', 2): 0.0, ('666660.2-0.01', 2): 1.8105028082389056, ('666160.38-0.05', 2): 0.2704268937664771, ('666660.84-0.1', 1): 0, ('662660.80.2', 1): 0, ('666660.46-0.05', 2): 0, ('666660.57-0.14', 2): 0.0, ('662660.80.16', 0): -100, ('666660.410.06', 0): 1.8941584538689147, ('666660.670.33', 0): 1.07, ('666660.730.14', 1): -0.021491736501027228, ('666660.460.08', 0): 2.2148063206371904, ('666660.720.19', 1): 0, ('666660.95-0.35', 1): 0, ('666660.650.11', 1): 0, ('666660.220.01', 0): 2.8986998103906845, ('666660.560.16', 1): 0, ('666660.750.22', 0): 1.1156206792999999, ('666660.7-0.43', 0): 1, ('666660.560.24', 2): 0, ('666660.63-0.12', 1): 0, ('662660.730.15', 2): 0, ('666660.35-0.0', 2): 0, ('666660.750.0', 1): -9.929657, ('666660.41-0.04', 2): 0, ('666660.660.11', 0): 2.2589473441291794, ('666660.920.07', 0): 1, ('666660.59-0.11', 2): 0, ('666660.850.1', 0): -100, ('666660.80.2', 2): 0, ('666660.63-0.1', 0): 1.1879902573569998, ('666660.460.15', 1): 0, ('666660.85-0.25', 2): -100, ('666660.830.12', 1): -10.0, ('666660.1-0.01', 1): 0, ('666660.610.31', 1): 0, ('666660.710.08', 0): 1.7752783679131223, ('666660.750.05', 0): -6.7181646931120955, ('666660.730.27', 1): -10.700000000000001, ('666660.770.08', 2): -100, ('666660.78-0.06', 1): -28.316100000000002, ('666660.76-0.07', 0): -10.31033159172868, ('666660.760.18', 1): -10.603519217000002, ('666660.730.1', 0): -8.601073995403597, ('666660.630.03', 0): 1.4410965103176072, ('666660.760.24', 2): -100, ('666660.390.08', 0): 2.3339614437279264, ('666660.63-0.11', 2): 0.0, ('661660.470.1', 1): 0, ('666660.010.0', 2): 2.215409628862771, ('666660.590.17', 1): 0.7979543388955225, ('666660.53-0.04', 0): 1.9213075875384682, ('661660.40.02', 1): 0, ('666160.52-0.11', 0): 1, ('661660.470.06', 2): 0, ('666660.790.15', 1): -9.93, ('662660.770.15', 1): 0, ('666660.75-0.2',</text:p>
      <text:p text:style-name="P1"><text:s/>0): -9.036999999999999, ('666660.790.24', 1): -10.0, ('666660.45-0.02', 2): 0, ('666660.570.2', 1): 0, ('666660.380.0', 2): 0.4082090738399473, ('666660.78-0.13', 0): -9.100000000000001, ('661660.410.01', 0): 1.0491233875832948, ('666660.47-0.09', 0): 1.101677983972371, ('666260.62-0.11', 1): 0, ('666660.780.17', 0): -14.752952872090763, ('666660.180.0', 0): 1.5695157685807986, ('666660.60.11', 0): 2.4396901440297243, ('666660.170.0', 1): 0, ('666660.58-0.13', 2): 0, ('666660.83-0.01', 2): -100, ('666660.730.11', 0): 1.0774898226323826, ('666660.39-0.0', 0): 1.5091020262568566, ('666660.570.15', 0): 1.4927898312945842, ('666660.51-0.09', 2): 0.0, ('666660.55-0.08', 0): 1.4951484203585144, <text:soft-page-break/>('662660.750.15', 2): 0, ('666660.730.31', 1): -10.0, ('666660.40.02', 2): 1.3001836979019579, ('666660.6-0.04', 0): 1.82004454248371, ('666660.720.4', 0): 1, ('666660.450.04', 0): 2.1826345077394222, ('666660.470.11', 2): 1.152983770758038, ('666660.35-0.04', 1): 0, ('666660.370.01', 0): 1.9511543233725468, ('666660.690.22', 1): 0.634550048760938, ('666661.0-0.08', 2): -100, ('666660.580.17', 0): 2.0931982694989575, ('666660.670.25', 2): 0.4368818495657001, ('666660.64-0.02', 0): 1.3428299943618316, ('666660.7-0.1', 1): 0.0, ('666660.83-0.06', 1): -100, ('662660.780.16', 1): -100, ('666660.72-0.2', 0): 1.07441, ('666660.5-0.09', 0): 1.3069143759254578, ('666660.630.32', 0): 1.07, ('666660.92-0.05', 2): 0, ('666660.640.17', 1): 0.7747962739144133, ('666660.82-0.16', 1): -100, ('666660.810.21', 1): 0, ('666660.730.06', 2): -1.437335143856035, ('666660.920.44', 2): -100, ('666660.520.17', 0): 1.6088373068038624, ('666660.760.06', 0): -29.141380102656225, ('666660.48-0.02', 0): 1.6174946193204982, ('666660.450.0', 1): 0, ('666660.57-0.05', 0): 2.4202060843722633, ('666660.760.26', 1): 0, ('666660.72-0.06', 2): 0, ('666660.660.3', 1): 0, ('666660.8-0.19', 1): -100, ('666660.73-0.3', 0): 1, ('666660.490.19', 0): 1.2004438327472, ('666660.790.08', 2): -30.638959410000002, ('666660.810.15', 1): -9.878970000000002, ('666660.78-0.22', 0): -9.100000000000001, ('666660.68-0.13', 0): 1.2244979201836, ('666660.350.1', 1): 0.0, ('661660.490.04', 1): 0, ('666660.74-0.15', 1): 0, ('661660.630.14', 1): 0, ('666660.780.18', 1): -100, ('666660.81-0.36', 2): -100, ('666660.690.03', 0): 1.420120694849457, ('666660.62-0.44', 0): 1, ('666660.720.11', 0): 1.3559915595913032, ('666660.560.1', 2): 1.5682924226352677, ('666160.880.09', 1): 0, ('666660.630.22', 2): 0, ('661660.480.12', 2): 0, ('666660.740.33', 1): 0.0, ('666660.77-0.09', 2): 0.0, ('661660.220.04', 2): 1.2587376514170208, ('666660.740.06', 1): -6.0131752857463505, ('666660.68-0.06', 1): 0, ('666660.39-0.05', 1): 0.9192917650676458, ('626660.710.26', 1): -10.0, ('666660.570.29', 0): 1, ('666660.3-0.02', 1): 0, ('661660.610.07', 2): 0, ('666660.710.18', 0): 1.2393593715664397, ('666660.25-0.01', 2): 0, ('666660.46-0.08', 0): 1.3095000694233394, ('661660.320.02', 1): 0, ('666660.590.24', 0): 1, ('666660.41-0.08', 0): 1.07557571, ('666660.60.2', 0): 1.617378153719792, ('666660.66-0.03', 0): 1.5573227021334355, ('666660.67-0.07', 2): 0.4523891692094309, ('666660.59-0.39', 1): 0, ('666660.770.33', 0): -100, ('666660.640.39', 1): 0, ('666660.5-0.02', 1): 1.110806723233872, ('661660.340.08', 2): 0, ('666660.77-0.12', 0): -100, ('666660.860.25', 2): -100, ('666660.520.08', 0): 2.9637270468253787, ('666660.60.04', 0): 1.375924334633084, ('666660.9-0.34', 1): 0, ('666660.640.03', 1): 0.0, ('666660.470.19', 0): 1, ('661660.60.08', 2): 0.27881276929470156, ('666660.65-0.24', 2): 0.0, ('661660.60.19', 1): 0, ('666660.8-0.12', 0): -9.100000000000001, ('661660.450.04', 0): 1.1130191066305977, ('666660.490.12', 1): 0, ('666660.68-0.23', 1): 0, ('666660.51-0.08', 2): 0, ('661660.270.06', 2): 0.2889003406550369, ('666660.88-0.12', 1): -100, ('662660.790.15', 1): 0, ('666660.750.08', 2): -0.4975260821472753, ('666660.72-0.2', 2): 0, ('666660.850.05', 0): -100, ('666660.740.13', 0): -2.4648171782148873, ('666660.67-0.25', 1): 0.0, ('666660.68-0.21', 0): 1, ('661660.240.03', 2): 0, ('66666-0.00.0', 2): 1.9603531307162942, ('661660.570.09', 0): 1.0355238281532977, ('666660.780.06', 1): -100, ('666160.38-0.06', 0): 1.126174412907885, ('666660.590.11', 1): 0, ('666160.59-0.1', 0): 1.1680284317782421, ('666660.180.03', 2): 0, ('616660.550.2', 0): 1, ('666660.730.21', 2): 0.07002401, ('666660.73-0.06', 2): 0, ('661660.470.09', 0): 1.5400290034473452, ('666660.72-0.15', 0): 1.290371984, ('666660.53-0.05', 2): 0, ('666660.670.2', 1): 0, ('666660.730.19', 1): -100, ('666660.71-0.22', 0): 1, ('666660.880.0', 2): 0, ('666660.350.11', 1): 0.1290061493844713, ('666660.83-0.21', 0): 1.0, ('666660.4-0.08', 0): 1.07, ('662660.760.21', 2): -9.93, ('666660.50.03', 0): 1.7003089675416805, ('666660.490.11', 2): 0, ('666660.420.13', 0): 1.6121423138503168, ('666660.530.11', 0): 2.1020980318863294, ('666660.70.41', 2): 0, ('666660.330.05', 0): 2.475168378368976, ('666660.530.2', 0): 1.5281079721392299, ('661660.290.06', 0): 1.1361388298509256, ('666660.780.24', 2): 0, ('661660.240.04', 1): 0.9923975330318116, ('666660.620.27', 0): 1.06741, ('661660.620.13', 0): 1, ('666660.19-0.02', 0): 1, ('666660.2-0.01', 1): 0, ('666660.610.26', 0): 1.0630000000000002, ('666660.710.13', 1): 0, ('666660.530.08', 2): 0, ('666660.36-0.03', 1): 0.0, ('666660.62-0.09', 0): 1.1210300000000002, ('666660.66-0.32', 0): 1, ('666660.62-0.12', 0): 1.1459992892700361, ('666660.55-0.12', 0): 1.2324915926606002, ('666660.78-0.05', 1): -9.63, ('666660.76-0.02', 2): 0, ('666660.73-0.15', 0): 1.09687105517292, ('666660.560.16', 0): 1.5652191714958992, ('666660.80.06', 2): -38.495443570000006, ('666660.63-0.12', 0): 1.0874574963011319, ('666660.50.14', 2): 0.0, ('666160.59-0.12', <text:soft-page-break/>1): 0, ('666660.820.16', 0): -18.827000000000005, ('666660.70.11', 2): 0.9973219307477285, ('661660.520.06', 1): 0, ('662660.650.2', 0): 1, ('666660.730.03', 0): 1.207960407042756, ('666660.59-0.11', 1): 0.0, ('661660.70.12', 2): 0, ('666660.460.15', 0): 1.4125860151957832, ('666660.830.12', 0): -100, ('666660.75-0.05', 2): 0, ('666660.73-0.23', 1): 0, ('666660.560.07', 1): 1.514736485926659, ('666660.79-0.0', 0): 1, ('666660.750.33', 0): -100, ('666660.61-0.0', 1): 0, ('666660.650.0', 0): 1.1944620846, ('666660.43-0.06', 0): 1.3599720678866376, ('666660.830.1', 2): 0, ('666660.78-0.06', 2): -35.525484917, ('666660.50.2', 0): 1, ('666660.760.18', 0): -10.542668668100001, ('666660.87-0.1', 2): -100, ('666660.37-0.0', 2): 0.461062745211195, ('666660.68-0.54', 1): 0, ('661660.470.1', 0): 1.0503322306707816, ('666660.010.0', 1): 0, ('666660.24-0.01', 0): 2.3701278931544385, ('666660.060.01', 2): 0, ('666660.63-0.05', 2): 0.550904633983322, ('666660.730.32', 2): 0.0, ('666660.58-0.19', 1): 0, ('666660.48-0.09', 2): 0.3517629129057156, ('666660.59-0.1', 1): 0, ('661660.470.06', 1): 0, ('666660.41-0.01', 2): 0, ('666660.580.28', 0): 1, ('666660.790.15', 0): -26.95697, ('666160.54-0.1', 0): 1, ('666660.790.24', 0): -9.030000000000001, ('666660.40.01', 0): 1.8553217138008935, ('666660.410.1', 0): 2.220254569293828, ('666660.58-0.01', 2): 0.0, ('666660.720.1', 2): -10.038541203912317, ('666660.68-0.18', 2): 0, ('666660.76-0.12', 0): 1, ('666660.71-0.0', 0): 1.0, ('666660.35-0.04', 0): 1.8235603838831813, ('662660.620.17', 2): 0, ('666660.780.17', 1): -18.86446245747, ('666660.840.0', 0): -9.100000000000001, ('666660.60.11', 1): 0.0, ('661660.430.04', 1): 0.0, ('666660.540.1', 2): 0, ('661660.190.02', 0): 2.293403868581699, ('661660.550.15', 1): 0, ('666660.140.02', 0): 2.3639018052422283, ('666660.83-0.01', 1): -100, ('666660.44-0.06', 2): 0.6206442165621877, ('666660.62-0.19', 1): 0, ('666660.64-0.01', 0): 1.3262393502830097, ('666660.640.31', 2): 0, ('666660.640.26', 2): 0.0, ('666660.770.18', 2): -11.3251, ('666660.660.16', 0): 1.3257881276822034, ('662660.750.15', 1): 0.0, ('666660.51-0.15', 2): 0, ('666660.6-0.04', 1): 0, ('666660.440.03', 0): 2.2177464510559535, ('666660.470.07', 0): 1.7544493429465857, ('666660.70.26', 0): -8.985970000000002, ('666660.6-0.14', 0): 1.328270739146, ('661660.590.12', 2): 0, ('666660.7-0.06', 0): 2.1877456511549087, ('666660.720.21', 1): 0.13940908313352998, ('666660.8-0.06', 0): -18.057000000000002, ('666660.370.01', 1): 0.0, ('666660.670.14', 2): 0, ('666660.690.22', 2): 0, ('666660.810.16', 1): -100, ('666660.670.25', 1): 0, ('666660.65-0.13', 0): 1.3267359847966453, ('666660.74-0.16', 1): 0, ('666660.820.07', 2): -100, ('666660.920.13', 2): 0, ('666260.8-0.15', 1): 0, ('666660.79-0.16', 0): -100, ('666660.520.05', 2): 0, ('666660.690.06', 2): 0, ('666660.5-0.08', 0): 1.498539304051435, ('662660.720.19', 2): 0, ('666660.720.16', 2): 0, ('666660.560.2', 0): 1.254009, ('666160.5-0.05', 2): 0, ('666660.760.06', 1): -20.153116670689045, ('666660.740.28', 0): -100, ('666660.470.14', 2): 0.0, ('666660.720.22', 2): 0, ('666660.740.05', 1): -2.95624372408469, ('661660.60.07', 0): 1, ('666660.660.3', 0): 1.132048, ('662660.770.08', 2): 0, ('666660.8-0.19', 2): 0, ('666660.810.15', 2): -100, ('666660.39-0.06', 1): 0.0, ('666660.78-0.22', 1): 0, ('626660.750.18', 0): 1, ('666660.270.07', 2): 0, ('666660.80.04', 0): -16.4629, ('666660.350.1', 0): 2.0295759429102502, ('661660.610.14', 1): 0, ('666660.550.22', 0): 1.56402490205922, ('666660.880.16', 2): -100, ('661660.610.04', 0): 1, ('616660.640.3', 2): 0, ('666660.780.18', 0): -100, ('666660.550.18', 1): 0.8389573825452564, ('666660.660.14', 2): 0, ('666660.510.14', 0): 2.1067484206003497, ('666660.550.08', 0): 2.708011521750554, ('666660.310.05', 2): 0, ('666660.720.11', 1): -9.704639783355743, ('666660.66-0.04', 2): 0, ('666660.69-0.16', 0): 1.0, ('666660.770.36', 2): 0, ('666660.740.33', 2): -100, ('666660.740.06', 2): -6.61596853852813, ('666660.72-0.03', 2): 0, ('666660.240.03', 0): 2.0657016746663523, ('666660.760.07', 0): -2.273050970268602, ('666660.39-0.05', 2): 0.0, ('666660.58-0.09', 0): 1.2420385070326754, ('666660.440.08',</text:p>
      <text:p text:style-name="P1"><text:s/>1): 0, ('666660.840.18', 1): -100, ('666660.520.1', 2): 1.2553847820295405, ('666260.690.03', 1): 0, ('662660.720.09', 0): 1, ('661660.270.03', 0): 1, ('666160.57-0.05', 2): 0, ('666660.740.14', 2): -4.54441344192292, ('666660.340.08', 0): 2.2993257795807334, ('666660.83-0.2', 0): 1, ('666660.82-0.05', 2): -100, ('666660.67-0.17', 0): 1.14672, ('666660.680.18', 0): 1.2427441602181952, ('666660.780.05', 1): -19.3103, ('666660.860.0', 1): 0, ('661660.550.0', 2): 0, ('666660.77-0.04', 2): -1.9853619218430354, ('666660.770.25', 0): -8.090000000000002, ('666660.440.15', 2): 0, ('666660.51-0.01', 1): 0.178927, ('666660.810.03', 1): 0.0, ('666660.520.18', 0): 1.1787654581429674, ('666660.72-0.12', 2): 0, ('666660.770.07', 0): -100, ('666660.83-0.24', 2): 0, ('666660.40.09', 1): 0, ('661660.60.19', 0): 1.0, ('666660.490.12', 0): 1.8509063411775855, ('666660.650.33', 0): 1.0, ('666660.70.07', 2): 0, ('666660.390.05', <text:soft-page-break/>0): 1.9377426928207337, ('666660.660.07', 0): 2.1757004640257467, ('666660.480.11', 0): 1.876283595143778, ('666660.740.13', 1): -1.2847661968198665, ('666660.660.35', 1): 0, ('666660.420.02', 2): 0, ('666660.780.06', 2): -13.7408442093, ('666660.60.19', 0): 2.30989444804105, ('661660.420.03', 0): 1, ('661660.630.09', 0): 1, ('666660.730.23', 0): -100, ('666660.410.05', 1): 0, ('661660.470.09', 1): 0, ('666660.79-0.16', 2): 0, ('666660.75-0.19', 1): 0, ('666660.730.19', 0): 1.003217853961, ('666660.540.04', 1): 0.5497422703145296, ('666660.50.03', 1): 0, ('666660.660.29', 0): 1, ('666660.50.17', 0): 1.5727655480403795, ('666660.630.17', 0): 1.5412231029465886, ('666660.70.14', 0): 1.7119024426640923, ('666660.530.2', 1): 0, ('666660.620.35', 2): 0, ('666660.450.13', 0): 2.180704202116198, ('666660.450.0', 0): 1.484719220418324, ('666660.38-0.01', 2): 0.976155723846515, ('666660.610.26', 1): 0, ('666660.710.13', 0): 1.6762660307749546, ('666660.46-0.05', 0): 1, ('666660.57-0.14', 0): 1.0, ('666660.59-0.05', 0): 2.197646848358539, ('666660.56-0.07', 0): 1.3448607874863447, ('626660.650.23', 1): 0, ('666660.650.04', 0): 1.854682820941311, ('666660.62-0.12', 1): 0, ('666660.78-0.05', 0): -18.793042999999997, ('661660.380.01', 0): 1, ('666660.780.08', 2): -21.411777, ('666660.760.15', 2): -10.0, ('666660.55-0.1', 0): 1.22204767767889, ('666660.640.29', 0): 1.1479891, ('666660.80.34', 2): -100, ('666660.62-0.21', 1): 0, ('626660.720.28', 2): 0, ('666660.820.16', 1): -100, ('666660.760.43', 0): 1, ('666660.52-0.05', 2): 0, ('661660.540.06', 2): 0, ('661660.350.0', 0): 1, ('666660.630.29', 0): 1.0, ('666660.59-0.11', 0): 1.0233775410162, ('666660.570.1', 0): 2.4313607413114138, ('666660.850.1', 2): 0, ('666660.780.21', 2): 0, ('666660.78-0.14', 1): 0, ('666660.850.08', 0): -9.100000000000001, ('666660.79-0.0', 1): 0.0, ('666660.43-0.06', 1): 0, ('666660.50.2', 1): 0, ('666660.14-0.01', 0): 1, ('661660.40.08', 0): 1.1347552070046825, ('666660.760.24', 0): -100, ('666660.52-0.11', 0): 1.1576641601389248, ('666160.53-0.13', 0): 1, ('666660.880.02', 0): 1, ('666660.33-0.01', 0): 2.3392611010351954, ('666660.610.3', 0): 1.0, ('666660.59-0.1', 0): 1.408960889838374, ('661660.390.07', 0): 1.6477414254227152, ('661660.650.14', 2): 0, ('666660.77-0.01', 2): 0, ('666660.680.05', 0): 2.124849161717923, ('666660.830.03', 0): -9.100000000000001, ('666660.750.24', 2): 0, ('666660.4-0.07', 0): 1.2647109251734256, ('666660.32-0.04', 0): 2.2286377503575996, ('666660.66-0.16', 0): 1.0630000000000002, ('666660.6-0.07', 1): 0, ('666660.58-0.01', 1): 0, ('666660.780.26', 1): 0.0, ('666660.570.21', 0): 1.133, ('666660.71-0.0', 1): 0, ('662660.710.13', 2): 0, ('666660.580.04', 0): 2.1121402181828963, ('666660.690.21', 0): 1.8149919754382435, ('666660.580.14', 1): 0, ('666660.70.2', 1): 0, ('666660.730.37', 2): 0, ('666660.870.24', 1): 0, ('661660.530.16', 2): 0, ('666660.16-0.0', 2): 1.8280977620166605, ('666660.640.31', 1): 0.06999999999999999, ('666660.40.14', 0): 1.2736151303023213, ('666660.640.26', 1): 0, ('666660.730.11', 2): 0, ('666660.51-0.09', 0): 1.160673301323943, ('666660.82-0.11', 0): 1, ('666660.620.04', 1): 0.0, ('666660.660.16', 1): 0, ('666660.690.4', 1): -100, ('666660.6-0.04', 2): 0, ('666660.57-0.06', 1): 0, ('666660.720.21', 0): -9.025100000000002, ('666660.8-0.06', 1): 0, ('666660.490.06', 0): 2.5759796965966446, ('666660.74-0.2', 2): 0, ('666660.670.14', 1): 0, ('666660.810.16', 0): -17.918000000000003, ('666660.90.01', 1): 0, ('666660.82-0.08', 0): 1.0, ('661660.440.09', 0): 1.374708367680432, ('666660.320.0', 1): 0, ('666660.65-0.13', 1): 0.0, ('666660.38-0.04', 2): 0, ('666660.74-0.16', 0): -100, ('666660.67-0.08', 1): 0, ('666660.63-0.01', 0): 1.2854188679758833, ('666160.45-0.06', 1): 0, ('666660.61-0.08', 0): 1.0610388839970002, ('666660.510.13', 2): 0.0, ('666660.390.05', 1): 0, ('666660.730.29', 2): -100, ('666660.55-0.04', 1): 0, ('666660.740.28', 1): -100, ('666660.750.27', 2): -9.93, ('666660.750.01', 1): 0, ('666160.6-0.0', 0): 1, ('666660.740.05', 0): -9.542435413895946, ('666660.72-0.06', 0): 2.285314761168768, ('661660.60.07', 1): 0, ('666660.370.0', 0): 1.9301876698840692, ('666660.380.13', 1): 0.14691561946182952, ('666660.540.22', 0): 1.26532163, ('666660.430.14', 2): 0.7272408105745691, ('662660.780.07', 0): 1, ('666660.270.07', 1): 0.6816673895329595, ('666660.68-0.13', 2): 0, ('666660.75-0.05', 0): -0.3479909166522947, ('666660.790.05', 2): -45.425023621, ('666160.3-0.04', 2): 0, ('666660.820.02', 2): -100, ('666660.68-0.39', 2): 0, ('666660.750.02', 2): -9.842738700000002, ('666660.75-0.05', 1): 0, ('666660.54-0.07', 0): 1.3170022730158872, ('666660.510.04', 0): 1.3973554771962728, ('661660.540.17', 1): 0, ('666660.75-0.12', 1): 0.0, ('666660.630.22', 0): 1.2866769004520981, ('666660.63-0.27', 0): 1, ('666660.380.02', 0): 2.0142883850185687, ('666660.770.17', 2): -14.04185541227137, ('661660.560.07', 1): 0, ('666660.760.31', 0): 1, ('666660.220.0', 2): 0, ('666660.440.08', 0): 2.599825353025286, ('666660.45-0.09', 0): 1.0, ('666660.79-0.25', 2): 0, ('661660.50.06', 1): 0.6302165989947923, ('666660.520.08', 1): 0, ('666660.25-<text:soft-page-break/>0.01', 0): 1.7863652443687372, ('666660.590.24', 2): 0, ('666661.070.13', 1): -100, ('666660.36-0.08', 2): 0, ('666660.740.14', 1): -9.663727450929201, ('666660.680.24', 2): 0.23802892691545047, ('661660.530.02', 1): 0, ('666660.680.18', 1): 0, ('666660.780.05', 0): -12.12238371277, ('666660.860.0', 2): 0.0, ('666660.390.1', 1): 0, ('666660.76-0.33', 0): 1, ('666660.770.33', 2): 0, ('666660.390.11', 0): 2.3030882554301937, ('666660.770.25', 1): -100, ('666660.360.06', 0): 2.6397543154649954, ('626660.670.24', 1): 0, ('666660.440.15', 1): 0, ('666260.81-0.08', 1): -100, ('666660.680.43', 1): 0, ('666660.64-0.15', 2): 0, ('666660.810.03', 0): -9.100000000000001, ('666660.72-0.12', 1): 0, ('666660.770.07', 1): -8.501039984739473, ('626660.610.27', 0): 1, ('666660.65-0.09', 2): 0, ('666660.65-0.0', 2): 0, ('666660.80.08', 2): -29.91554, ('666660.720.29', 2): -9.9251, ('666660.540.07', 1): 1.2700377841759287, ('666660.56-0.16', 2): 0, ('661660.560.11', 1): 0.36218472603657825, ('666660.40.09', 0): 2.2129932129128598, ('666660.650.33', 1): 0, ('666660.50.12', 2): 0.0, ('666660.540.13', 0): 1.0238470545774812, ('666660.660.07', 1): 0, ('666660.530.1', 1): 0, ('661660.410.09', 1): 0.1480775209696916, ('666660.48-0.0', 0): 1.14923585719, ('666660.660.35', 0): 1.133, ('666660.910.1', 2): 0, ('666660.450.14', 2): 0, ('661660.240.03', 0): 1, ('661660.260.04', 0): 1.77198441868532, ('616660.470.09', 2): 0, ('666660.610.25', 1): 0, ('666660.280.04', 0): 2.946379505528388, ('661660.630.09', 1): 0, ('662660.80.07', 0): 1, ('666660.410.05', 0): 2.000677781456356, ('666660.36-0.06', 2): 0.0, ('666660.59-0.02', 2): 0, ('666660.76-0.09', 2): 0, ('666660.64-0.12', 1): 0.24538594242908648, ('666660.62-0.11', 1): 0.0, ('666660.730.21', 0): -8.8826966801041, ('666660.73-0.06', 0): 2.0520511837478983, ('666660.340.06', 1): 1.4354569814264653, ('666660.65-0.06', 1): 0.8611373683888006, ('662660.690.13', 0): 1, ('666660.670.01', 0): 1.3468699138240001, ('666660.650.22', 0): 1.6334016013818713, ('626660.690.26', 2): 0, ('666660.540.04', 2): 0, ('666660.50.03', 2): 0, ('666660.570.03', 0): 1.7906325586322185, ('661660.560.12', 2): 0, ('666660.760.01', 2): 0, ('666660.820.27', 0): 1, ('666660.610.09', 2): 0, ('666660.87-0.06', 1): 0, ('666660.820.15', 1): 0.0, ('666660.70.14', 1): 0.0, ('666660.730.18', 1): 0.11447364824487698, ('666660.62-0.26', 2): 0, ('666660.52-0.08', 0): 1.837454796322624, ('666660.450.13', 1): 0, ('666160.29-0.04', 0): 1, ('666660.850.2', 0): 1.0, ('666660.68-0.16', 2): 0, ('666660.46-0.05', 1): 0, ('666660.81-0.02', 1): 0.0, ('666660.57-0.14', 1): 0, ('666660.710.05', 0): 1.862529739024062, ('666660.640.2', 2): 0.8102081739496002, ('666660.86-0.05', 0): 1.0, ('666660.650.04', 1): 0, ('666660.50.1', 1): 0.0, ('666660.76-0.02', 0): 0.6781445710721546, ('666660.530.05', 2): 0, ('666660.550.17', 2): 0.6793799795976665, ('666660.560.16', 2): 0.0, ('666660.630.06', 0): 2.4436136848327394, ('661660.34-0.01', 1): 0.06999999999999999, ('666160.48-0.04', 2): 0, ('666660.53-0.09', 0): 1.3038064054824572, ('666260.780.02', 1): 0, ('666660.680.2', 0): 1.6831177896457594, ('666660.41-0.04', 1): 0.642850020444685, ('661660.390.02', 2): 0, ('666660.710.33', 1): 0, ('666660.45-0.01', 2): 0.5354443159533354, ('666660.780.21', 1): -10.0, ('666660.78-0.14', 0): -9.036999999999999, ('666660.89-0.3', 1): 0, ('666660.71-0.3', 1): 0, ('661660.410.02', 0): 1.1152525046354735, ('666660.79-0.0', 2): -100, ('666660.830.1', 0): -9.100000000000001, ('666660.690.24', 2): 0, ('666660.760.18', 2): -8.93, ('666660.590.21', 2): 0, ('666660.650.12', 1): 0, ('666660.760.24', 1): -15.348665700000002, ('666660.490.21', 0): 1, ('661660.550.16', 0): 1, ('666660.730.32', 0): 1.0, ('666660.590.05', 1): 0, ('666660.850.24', 0): 1, ('666660.260.04', 2): 2.0109581822166684, ('666660.430.14', 1): 0, ('666660.830.29', 2): 0,</text:p>
      <text:p text:style-name="P1"><text:s/>('666660.32-0.04', 1): 0, ('666660.6-0.07', 0): 1.3067015309615235, ('666660.58-0.01', 0): 1.07, ('666660.80.01', 1): -10.0, ('666660.720.1', 0): -1.3861077610795332, ('666660.71-0.0', 2): 0, ('661660.50.11', 0): 1.07, ('666660.370.02', 0): 2.244652593980014, ('666660.580.04', 1): 0, ('666660.580.14', 0): 1.404069051783362, ('666660.74-0.22', 2): 0.0, ('666660.79-0.05', 0): -9.8, ('666660.540.1', 0): 1.8382526184594241, ('626660.780.22', 0): 1, ('666660.54-0.05', 1): 0, ('666660.60.28', 2): 0.063, ('661660.530.16', 1): 0, ('666660.94-0.02', 0): 1, ('666660.620.14', 1): 0.7656727359834048, ('666660.770.18', 0): -9.14459, ('666660.720.05', 2): 0, ('666660.51-0.09', 1): 0, ('666660.620.04', 0): 1.725838556725638, ('666660.8-0.32', 2): -100, ('666660.470.07', 2): 0, ('666660.610.01', 0): 1.1007756803900002, ('666660.48-0.07', 0): 1.7390919071120456, ('666660.470.11', 1): 0, ('666660.8-0.06', 2): -100, ('666660.490.06', 1): 0, ('666660.720.33', 0): -9.100000000000001, ('666660.670.14', 0): 1.5517318776742215, ('666660.91-0.05', 2): 0, ('666660.39-0.03', 2): 0.0, ('666660.71-0.03', 1): 0.0, ('666660.480.19', 0): 1.0, ('666660.71-0.13', 0): 1.19460202554114, ('666660.65-0.13', 2): 0, ('666660.330.01', 0): 1.6056419752851907, ('666660.820.07', 0): <text:soft-page-break/>-89.9, ('666660.920.13', 0): -100, ('666660.30.05', 0): 2.902532445878378, ('666660.510.13', 1): 0, ('666660.75-0.06', 1): -0.7939548168524677, ('666660.690.06', 0): 1.9802553503636704, ('666660.720.16', 0): 1.328571812399701, ('666660.55-0.04', 0): 2.1437930220774852, ('666660.740.28', 2): -17.857, ('666660.75-0.11', 1): 0, ('666660.81-0.07', 2): -10.0, ('666660.630.25', 2): 0, ('666660.72-0.06', 1): 0.0, ('666660.710.29', 0): 1.0761466999999998, ('661660.380.1', 1): 0, ('666660.660.21', 0): 1.6476133798195378, ('661660.990.21', 0): -100, ('666660.540.22', 1): 0, ('661660.50.05', 1): 0, ('666660.61-0.26', 1): 0, ('666660.880.16', 0): -100, ('666660.290.04', 2): 1.8638935421664773, ('666660.69-0.26', 1): 0, ('666660.750.02', 1): 0.248980086439, ('666660.86-0.03', 0): 1.07, ('666660.62-0.01', 1): 0.0, ('666660.310.05', 0): 2.8080842546011198, ('666660.420.08', 2): 0, ('666660.680.21', 0): 1.7868320718874289, ('666660.66-0.04', 0): 1.7944766567007444, ('666660.360.01', 2): 0.9324746974680402, ('666660.58-0.15', 2): 0, ('666660.770.17', 1): -9.9951, ('666660.620.2', 0): 1.8725469474867784, ('666160.66-0.09', 1): 0, ('666660.74-0.18', 1): 0, ('666660.60.07', 0): 2.4994865235712753, ('666660.99-0.36', 2): 0, ('666660.86-0.13', 1): 0, ('666660.93-0.1', 1): -100, ('666260.77-0.08', 0): 1, ('666660.56-0.13', 0): 1.1395386875141003, ('666660.59-0.19', 0): 1.0, ('666660.40.04', 2): 0.37328289107999935, ('666660.65-0.48', 2): 0, ('666660.67-0.36', 0): 1.0, ('666660.670.28', 0): 1.0, ('666660.740.14', 0): -2.570308523267365, ('666660.82-0.05', 0): -100, ('616660.620.17', 0): 1, ('666160.3-0.04', 0): 1.0, ('666660.20.02', 0): 2.9545729870866957, ('666660.390.1', 0): 2.4845764437205515, ('666660.5-0.02', 2): 0, ('666660.61-0.03', 0): 1.8586584477231811, ('666660.360.06', 1): 0.0, ('666660.440.15', 0): 1.45099214269184, ('666660.670.35', 2): 0, ('666660.64-0.15', 1): 0, ('666660.730.26', 2): -10.704970000000001, ('666660.320.07', 1): 1.2896065944829673, ('661660.33-0.01', 0): 1, ('666660.340.05', 1): 0, ('666160.70.04', 1): 0, ('662660.730.15', 0): -100, ('666660.730.04', 2): 0, ('666660.490.12', 2): 0, ('666660.77-0.21', 1): -100, ('666660.930.2', 1): 0, ('666660.530.14', 0): 1.8591906029752936, ('661660.330.06', 0): 1.511722206605087, ('666660.54-0.14', 0): 1.0, ('666660.530.1', 0): 2.067298208869683, ('666660.48-0.0', 1): 0.0, ('666660.930.08', 1): 0, ('666660.480.07', 1): 1.1472517072903547, ('666660.790.02', 1): 0.0, ('66gazebo: no process found</text:p>
      <text:p text:style-name="P1">1660.490.09', 1): 0, ('666660.690.29', 0): -9.100000000000001, ('666660.810.28', 1): -100, ('666660.610.25', 0): 1.07, ('666660.81-0.01', 1): -20.2733, ('666660.59-0.02', 1): 0.0, ('661660.510.06', 0): 1.3292307261055667, ('662660.780.13', 2): -100, ('666660.62-0.11', 0): 1.16128258783, ('666660.730.21', 1): -10.0, ('666660.510.09', 0): 2.8158447120042496, ('666660.320.04', 2): 0.0, ('666660.320.06', 2): 0, ('666660.340.06', 2): 0, ('661660.380.02', 1): 0, ('661660.460.08', 0): 1.1539800725827882, ('666660.750.14', 0): -9.93235384475255, ('666660.670.2', 2): 0.7919555216149805, ('662660.690.13', 1): 0, ('666660.730.19', 2): 0.07032445296099998, ('666660.880.0', 1): 0, ('666660.82-0.19', 0): -9.030000000000001, ('666660.390.02', 2): 0, ('666660.80.31', 1): -100, ('666660.760.01', 1): 0, ('666660.50.17', 2): 0, ('666660.690.17', 0): 1.4616921014286242, ('666660.820.15', 0): -9.100000000000001, ('666660.670.06', 1): 0, ('661660.650.12', 2): 0, ('666660.62-0.26', 1): 0, ('666160.42-0.07', 1): 0.0754219254501504, ('666660.860.12', 0): -9.100000000000001, ('666660.460.18', 0): 1, ('666660.710.13', 2): 0, ('666660.81-0.02', 2): -11.2733, ('666660.610.32', 2): 0, ('666660.36-0.03', 2): 1.657004145793207, ('666660.82-0.0', 2): -100, ('666660.79-0.3', 0): 1.0, ('666660.250.03', 1): 0, ('666660.650.04', 2): 0.0, ('666660.78-0.05', 2): -11.33, ('661660.570.07', 1): 0, ('666660.50.1', 0): 1.6301572186630093, ('666660.780.08', 0): -9.452855045400002, ('666660.760.15', 0): -17.692367399128003, ('661660.570.11', 2): 0, ('666660.630.06', 1): 0, ('666660.52-0.12', 1): 0, ('666660.360.09', 0): 2.5996225177440784, ('666660.590.12', 0): 2.1381599871528896, ('626660.720.28', 0): 1, ('666660.210.04', 0): 2.377053027574006, ('666660.590.06', 1): 0, ('666660.790.18', 0): -100, ('666660.490.01', 2): 0.41816780487395416, ('666660.91-0.08', 0): 1, ('666660.740.3', 0): 1.07, ('661660.60.14', 1): 0, ('661660.590.08', 0): 1, ('666660.840.13', 1): -100, ('666660.540.18', 0): 1.2590377966828423, ('666660.780.21', 0): -9.100000000000001, ('666660.630.1', 0): 2.599788950584127, ('666660.570.22', 1): 0, ('666660.8-0.1', 2): -10.0, ('666660.67-0.28', 1): 0, ('666660.37-0.07', 1): 0, ('666660.61-0.0', 2): 0.1429684571, ('666660.830.1', 1): 0, ('661660.570.04', 2): 0, ('666660.580.07', 1): 0, ('666660.880.02', 2): -100, ('666660.580.19', 2): 0.0, ('666660.810.23', 0): -9.100000000000001, ('626660.740.27', 0): 1, ('666660.410.08', 0): 2.794417101980237, ('666660.10.0', 1): 1.4808770248960452, ('666660.870.23', 0): 1, ('666660.850.15', 0): -9.100000000000001, ('666660.560.13', 1): 0.4971391867453862, <text:soft-page-break/>('661660.460.07', 1): 0, ('666660.680.05', 2): 0, ('666660.650.29', 0): 1, ('666660.77-0.15', 1): 0, ('666660.830.03', 2): 0.0, ('666660.280.04', 1): 0, ('666660.840.33', 2): 0, ('666660.32-0.04', 2): 0, ('666660.570.08', 0): 2.4431958185591376, ('666660.640.04', 0): 1.873592091793469, ('666660.720.1', 1): -1.721078499552509, ('666660.70.23', 0): 1.2204126521023178, ('666660.110.0', 1): 1.8535273448885152, ('666660.57-0.03', 2): 0, ('666660.8-0.05', 0): -100, ('666660.69-0.09', 2): 0, ('666660.130.0', 0): 2.6509578906559583, ('666660.650.34', 2): 0, ('666660.79-0.05', 1): -10.700000000000001, ('666660.540.1', 1): 0, ('666660.420.07', 0): 2.626253107903898, ('666660.54-0.05', 0): 1.8734120353142258, ('661660.480.09', 2): 0, ('662660.630.15', 1): 0, ('666660.620.14', 2): 0.0, ('666660.770.18', 1): -10.0, ('666660.640.12', 0): 2.123695225049512, ('666660.690.09', 2): 0, ('666660.570.02', 2): 0, ('661660.680.27', 2): 0, ('666660.65-0.01', 2): 0.0, ('666660.260.05', 1): 0, ('666660.610.17', 0): 1.5610030728890123, ('666660.70.34', 2): 0, ('666660.720.21', 2): -0.4411708252770001, ('666660.490.06', 2): 0, ('666660.720.33', 1): -10.0, ('661660.560.19', 1): 0, ('666660.320.04', 0): 1.8420213421578353, ('666660.87-0.01', 2): 0, ('666660.810.16', 2): -20.1536, ('666660.70.13', 2): 0, ('666660.870.13', 2): -100, ('666660.620.28', 1): 0.188770309, ('666660.38-0.04', 0): 1.7190020956059164, ('666660.74-0.16', 2): -9.667290624078, ('666660.49-0.09', 0): 1.329681515841947, ('666660.820.07', 1): -100, ('666660.880.11', 2): 0, ('666660.920.13', 1): 0, ('666260.81-0.23', 0): 1, ('666660.46-0.02', 2): 0.9081122509111539, ('666660.510.13', 0): 1.9033414449472295, ('666660.62-0.02', 1): 0, ('666660.75-0.06', 0): -0.7428699501699517, ('666660.690.06', 1): 0, ('666660.710.2', 0): -9.05908407315373, ('666660.460.05', 0): 2.106802686178005, ('666660.730.29', 0): -16.076890000000002, ('666660.670.01', 1): 0.0, ('666660.55-0.15', 1): 0.0, ('661660.540.12', 2): 0, ('666660.750.27', 0): -100, ('666660.80.05', 0): -9.100000000000001, ('666660.740.05', 2): -11.496417348865709, ('666660.08-0.0', 0): 1.562409416665861, ('661660.490.1', 0): 1.1140693709859557, ('666660.240.04', 0): 2.261469463779099, ('666660.63-0.07', 2): 0.3391688346719069, ('666660.7-0.13', 1): 0.354135341672154, ('666660.41-0.03', 2): 1.5768032413727928, ('666660.39-0.06', 2): 0.4674989763844437, ('666660.520.2', 2): 0.44195957591230534, ('666660.70.28', 1): 0, ('662660.730.16', 1): 0, ('666660.790.05', 0): -100, ('666660.81-0.23', 1): 0, ('661660.50.05', 0): 1, ('666660.710.42', 2): 0, ('666660.750.02', 0): 1.0735721, ('666660.62-0.01', 2): 0.138243, ('666660.420.08', 1): 0, ('666660.680.21', 1): 0.0, ('666660.43-0.01', 1): 0, ('666660.60.27', 2): 0, ('666660.760.23', 2): -11.0591356391, ('666660.5-0.07', 0): 1.62567455258677, ('666660.770.22', 0): -9.100000000000001, ('666660.360.01', 1): 0, ('666660.770.17', 0): -10.647900143860003, ('661660.32-0.01', 1): 0, ('666660.53-0.01', 0): 1.1428673895342443, ('666660.620.2', 1): 0.0, ('666660.090.01', 0): 2.2794686542508833, ('666660.760.31', 2): 0, ('666660.790.33', 0): 1, ('661660.230.02', 1): 0, ('666660.220.0', 0): 1.27479431, ('666660.960.27', 2): 0, ('666660.54-0.1', 2): 0.26710458644630597, ('666160.49-0.12', 2): 0, ('666660.79-0.31', 1): 0, ('666660.660.04', 0): 1.8167827995282217, ('666660.830.26', 1): -100, ('666660.480.14', 0): 1.9692010949718004, ('666660.82-0.05', 1): -10.0, ('666660.560.18', 1): 0.0, ('666660.780.05', 2): -20.740682339270002, ('666660.210.0', 1): 0, ('616660.590.14', 1): 0, ('666660.610.28', 2): 0, ('666660.60.16', 0): 1.5369646631933458, ('662660.70.17', 1): 0, ('666260.78-0.02', 2): -100, ('666660.890.11', 0): 1, ('626660.730.14', 1): 0, ('666660.62-0.1', 1): 0.0, ('666660.64-0.15', 0): 1, ('666660.730.26', 1): -10.0, ('666660.340.05', 0): 2.8120442939941817, ('666660.65-0.09', 0): 1.143424407, ('666660.730.14', 0): -0.05822935218128205, ('666660.570.18', 0): 1.9332881789371856, ('666660.520.07', 2): 1.1569668475786692, ('666660.63-0.18', 2): 0, ('666660.660.11', 1): 0, ('666660.50.12', 0): 1.73654520942627, ('666660.70.07', 1): 0.8662041737162639, ('666660.450.03', 0): 2.1843090585488754, ('666660.530.14', 1): 0, ('666660.720.24', 2): 0.0, ('666660.48-0.0', 2): 0, ('666660.760.2', 1): 0, ('666660.450.14', 0): 1.9240764133190615, ('666660.75-0.22', 1): -100, ('661660.260.04', 2): 0, ('666660.810.13', 2): -100, ('666660.810.28', 2): 0.0, ('666660.710.16', 0): 1.047907359662769, ('666660.730.23', 1): 0.024339754600000006, ('666660.81-0.01', 0): -10.3103, ('666660.57-0.13', 0): 1.3129425729491462, ('666660.710.02', 1): 0, ('666660.410.05', 2): 0, ('666660.64-0.07', 0): 1.2638367512715951, ('666660.59-0.02', 0): 1.7611945177050747, ('666660.56-0.02', 0): 1.9079491046205146, ('666660.43-0.12', 1): 0.0, ('666660.650.07', 0): 2.361787051267857, ('666660.78-0.08', 0): -9.100000000000001, ('666660.750.14', 1): -9.714730733345764, ('666660.760.12', 2): -11.113566571207631, ('666660.670.01', 2): 0, ('666660.650.22', 2): 0, ('666260.85-0.03', 2): -100, <text:soft-page-break/>('666660.390.02', 1): 0.0, ('666660.760.01', 0): 1.0508270000000002, ('666660.550.1', 2): 1.1048351140321857, ('666660.610.09', 0): 1.9155676183774573, ('666660.740.23', 1): -0.6212192000000001, ('666660.72-0.01', 2): 0, ('666660.69-0.06', 0): 1.8874628361181882, ('666660.86-0.28', 2): 0, ('666160.73-0.2', 1): 0, ('666660.59-0.14', 0): 1.2763271551558, ('666660.740.4', 2): -100, ('666660.78-0.25', 0): 1.0, ('666660.660.42', 0): 1, ('661660.410.04', 0): 1, ('666660.6-0.1', 2): 0, ('666660.8-0.2', 0): 1.0, ('666660.250.03', 0): 2.2shutting down processing monitor...</text:p>
      <text:p text:style-name="P1">7468980294011, ('661660.480.06', 0): 1.2936573078654978, ('661660.210.03', 0): 2.360849721014614, ('616660.620.18', 0): 1, ('666660.530.05', 0): 2.2175203326848782, ('666660.780.08', 1): -9.9951, ('666660.76-0.22', 0): 1.0, ('666660.0-0.0', 0): 3.0522883240765393, ('666660.10.01', 2): 1.8031243029133814, ('666660.630.06', 2): 0.0, ('666660.19-0.0', 0): 2.460560366367697, ('666660.210.04', 1): 0.0, ('666660.63-0.22', 2): 0, ('666660.790.18', 1): -17.1, ('666660.860.15', 1): -100, ('666660.77-0.06', 2): -23.314446340000003, ('666660.710.21', 0): -8.659707898932195, ('666660.680.06', 0): 2.128221955155411, ('661660.180.02', 2): 0, ('666660.830.06', 0): -9.100000000000001, ('666660.570.13', 1): 0, ('666660.66-0.15', 0): 1.14182, ('666660.49-0.1', 0): 1.0998374004968199, ('666660.090.01', 2): 0, ('666660.840.13', 0): -100, ('661660.590.18', 0): 1.0, ('666660.630.1', 1): 0, ('666660.76-0.17', 1): 0, ('661660.50.12', 1): 0, ('666660.580.07', 0): 1.9974659532984125, ('666610.66-0.24', 0): 1, ('666660.690.24', 0): 1.195931965769869, ('666660.44-0.0', 0): 1.2847704749124413, ('666660.79-0.06', 1): -100, ('666660.820.17', 0): -100, ('666660.850.15', 1): -100, ('666660.79-0.19', 1): -100, ('666660.430.04', 2): 0.9617939064083496, ('666660.77-0.01', 1): 0.0, ('666660.850.24', 2): 0, ('666660.49-0.03', 1): 0, ('666660.620.17', 0): 1.4961245485058712, ('666660.51-0.06', 0): 1.1998748046773227, ('666660.680.44', 1): -100, ('666660.80.28', 1): 0, ('666660.6-0.07', 2): 0, ('661660.660.06', 2): 0, ('666660.86-0.0', 1): 0, ('666660.57-0.37', 0): 1, ('666660.490.05', 0): 2.1187629600355167, ('666660.130.0', 1): 0, ('666660.47-0.12', 0): 1, ('661660.710.07', 2): 0, ('666660.580.14', 2): 0, ('666660.74-0.22', 0): -9.100000000000001, ('666660.680.31', 0): 1.0547470000000003, ('666660.79-0.05', 2): -10.567000000000002, ('666660.38-0.03', 2): 0, ('666660.74-0.13', 0): 1.1302721, ('666660.820.08', 1): -10.0, ('666660.61-0.13', 1): 0, ('666660.860.04', 2): -100, ('666660.290.02', 2): 0.5839179339523943, ('666660.29-0.0', 1): 1.011206395978277, ('666660.720.05', 0): 1.4552070774141292, ('666660.75-0.03', 2): 0, ('666660.640.12', 1): 0, ('666660.620.04', 2): 0, ('666660.80.18', 2): -100, ('666660.690.4', 2): -100, ('666260.720.04', 0): 1, ('666160.53-0.09', 0): 1, ('666660.48-0.12', 0): 1, ('666660.65-0.01', 1): 0, ('666660.560.22', 0): 1.1996382086258002, ('666660.57-0.06', 2): 0.7688300479164621, ('666660.80.36', 2): -100, ('666660.72-0.09', 0): 1.1897, ('666660.50.08', 0): 2.875020061250745, ('666660.660.22', 1): 0, ('666660.730.24', 1): -10.0, ('666660.170.01', 0): 3.0778471762594584, ('666660.39-0.03', 0): 2.3009662646410867, ('666660.540.21', 0): 1.4874011829178242, ('666660.810.01', 2): -100, ('666660.52-0.07', 2): 0, ('666660.320.0', 2): 0, ('666660.790.02', 2): 0.063, ('661660.610.17', 2): 0.0, ('666660.80.0', 0): 1.0, ('666660.6-0.16', 2): 0, ('666660.46-0.02', 1): 0, ('666660.81-0.09', 1): 0, ('666660.590.18', 0): 2.388968266409101, ('666660.730.29', 1): -7.9657589, ('661660.360.1', 0): 1.2194006897909933, ('666660.76-0.05', 2): -11.017646335192968, ('666660.73-0.21', 0): 1.0567000000000002, ('666660.630.25', 0): 1.009308677, ('666660.380.01', 0): 2.1735388985850643, ('666660.63-0.17', 0): 1, ('661660.690.07', 1): 0, ('666660.540.08', 2): 0, ('666660.63-0.07', 1): 0, ('666660.760.32', 0): 1.0, ('666660.41-0.03', 1): 0, ('666660.70.28', 0): 1, ('666660.45-0.04', 0): 1.8033271964617574, ('666660.790.05', 1): -100, ('661660.60.13', 2): 0, ('666660.710.42', 1): 0, ('661660.560.09', 0): 1, ('661660.410.07', 2): 0, ('666660.86-0.03', 2): 0, ('666660.420.08', 0): 2.8277114098295435, ('666660.43-0.01', 0): 1.6747311758687013, ('666660.54-0.08', 0): 1.6823863533895456, ('666660.74-0.35', 0): 1, ('666660.60.27', 1): 0, ('666660.780.45', 2): 0, ('666660.760.23', 1): -100, ('666660.64-0.16', 1): 0.0, ('666660.690.31', 0): 1, ('666660.620.2', 2): 0.0, ('661660.40.07', 0): 1.7776553680011378, ('662660.720.27', 2): 0, ('666660.810.06', 0): -100, ('666660.790.21', 0): -9.100000000000001, ('666660.870.02', 0): 1, ('661660.560.0', 0): 1, ('666660.730.13', 2... shutting down processing monitor complete</text:p>
      <text:p text:style-name="P1">): -10.63123073709444, ('661660.560.08', 2): 0.1520489324454332, ('666660.820.11', 2): 0, ('666660.780.29', 0): 1.0, ('666660.530.17', 1): 0, ('666660.58-0.1', 1): 0.4027647848959, ('666660.480.04', 0): <text:soft-page-break/>1.6771786561387576, ('661660.440.04', 2): 0.1417191242499497, ('666660.210.0', 0): 1.480668003470381, ('666660.390.1', 2): 0.0, ('666660.7-0.24', 0): 1, ('666660.820.0', 0): 1.07, ('666660.280.01', 0): 2.259902043962316, ('666660.890.11', 1): 0, ('661660.510.05', 1): 0, ('666660.62-0.1', 0): 1.3496377218662532, ('666660.63-0.0', 1): 0.14832779210985592, ('666660.730.26', 0): -7.508126600000001, ('661660.420.1', 2): 0, ('666660.750.17', 1): -0.16445323496000003, ('666260.67-0.12', 0): 1, ('666660.74-0.06', 0): 1.2396581017571622, ('666660.650.21', 0): 1.6222749905443483, ('666660.80.08', 1): -100, ('666660.570.18', 1): 0, ('666660.540.07', 2): 0, ('666660.620.01', 2): 0.38613779603107795, ('666660.63-0.18', 1): 0, ('666660.730.04', 0): 1.0134639235803893, ('666660.690.1', 2): 0, ('666660.350.04', 0): 1.78068889done</text:p>
      <text:p text:style-name="P1">85882008, ('666660.820.24', 0): 1, ('666260.780.04', 2): -100, ('661660.330.06', 2): 0, ('666660.35-0.01', 0): 2.3409698011132387, ('666660.69-0.01', 2): 0.6752225145002485, ('666160.46-0.04', 2): 0, ('666660.430.1', 0): 1.5755876346943343, ('666660.75-0.11', 2): 0, ('666660.75-0.22', 0): -100, ('666660.690.29', 2): 0.0, ('661660.50.08', 0): 1, ('666660.51-0.11', 2): 0.194930309, ('666660.870.18', 1): 0, ('666660.710.02', 0): 1.2893521488921, ('666660.36-0.06', 1): 0.14426520888381614, ('666660.950.14', 2): 0, ('666660.23-0.0', 0): 2.4004955412849256, ('666660.78-0.08', 1): -10.700000000000001, ('666660.530.02', 2): 0.0, ('666660.750.14', 2): -7.806220079805685, ('666660.630.37', 1): 0, ('666660.760.12', 1): -10.33541617334351, ('661660.67-0.08', 2): 0, ('666660.30.08', 0): 2.3417211935577127, ('666660.630.05', 0): 1.8244291440232001, ('666660.390.02', 0): 1.902372017713905, ('666660.52-0.17', 2): 0, ('666160.49-0.04', 0): 1, ('666660.940.13', 0): 1, ('666660.74-0.1', 0): 1.0, ('666660.550.1', 1): 0, ('666660.740.23', 0): -9.099657, ('666660.41-0.1', 0): 1, ('666660.820.15', 2): 0, ('661660.650.12', 0): 1, ('666660.830.09', 2): 0, ('666660.150.02', 2): 1.7949626874041642, ('661660.20.03', 2): 0, ('666660.840.16', 2): -100, ('666660.68-0.16', 1): 0.06999999999999999, ('666660.640.2', 1): 0.0, ('666660.82-0.0', 0): -9.100000000000001, ('666660.37-0.04', 0): 1.748644866604933, ('661660.210.03', 1): 0, ('666660.550.05', 0): 2.201600076306251, ('661660.620.1', 0): 1, ('666660.19-0.0', 1): 0, ('666160.48-0.04', 1): 0, ('666660.69-0.13', 0): 1.0247829343300001, ('666660.17-0.01', 2): 0, ('666660.850.16', 1): -100, ('666660.790.18', 2): -0.6370000000000001, ('666660.430.07', 0): 2.2802788627648076, ('666660.77-0.06', 1): -34.2999657, ('666660.380.09', 1): 0, ('666660.48-0.04', 0): 2.0464835778845436, ('666660.710.21', 1): 0, ('666660.430.0', 0): 1.6523556324412119, ('666660.68-0.03', 0): 1.1556009989104339, ('666260.79-0.23', 1): 0, ('666660.6-0.02', 0): 1.5832536522496024, ('666660.58-0.04', 0): 2.067165845197207, ('666660.63-0.1', 1): 0, ('666660.70.32', 2): 0.06999999999999999, ('666660.44-0.03', 0): 1.9794428960563235, ('662660.770.1', 2): -0.6449789787700001, ('666660.730.27', 2): 0, ('661660.270.04', 0): 2.2522705087743153, ('661660.320.07', 0): 1.301603659567099, ('666660.590.21', 1): 0.0, ('666660.580.19', 0): 2.1311198748553517, ('666660.590.05', 0): 2.356563770863919, ('661660.430.01', 1): 0, ('666660.79-0.06', 0): -100.0, ('666660.82-0.02', 2): 0, ('666660.680.29', 1): 0.07441000000000002, ('666660.69-0.22', 0): 1, ('661660.530.05', 0): 1.1770377498411806, ('666660.680.17', 0): 1.615775270108466, ('666660.850.15', 2): 0, ('666160.32-0.05', 2): 0, ('666660.61-0.06', 2): 0.8151085269019593, ('666660.650.29', 2): 0.0, ('666660.860.22', 1): 0, ('666660.640.11', 1): 0, ('661660.610.2', 1): 0, ('666660.7-0.18', 2): 0.0049, ('666660.410.15', 0): 1.0, ('666660.83-0.23', 2): 0.0, ('666660.8-0.05', 2): -17.1, ('666660.69-0.09', 0): 1, ('666660.8-0.17', 1): 0, ('666660.670.11', 0): 1.9923517316202046, ('666660.490.17', 0): 1.0828269180675232, ('666660.650.34', 0): 1, ('666660.330.03', 2): 0, ('666660.80.27', 0): 1, ('661660.310.05', 0): 1.7467735048757056, ('666660.540.24', 2): 0, ('666660.74-0.22', 1): 0, ('666660.71-0.16', 0): 1.3788472049082001, ('666660.38-0.03', 1): 0, ('661660.480.09', 0): 1, ('66666-0.0-0.0', 0): 2.8689145884280984, ('666660.820.08', 0): -100, ('666660.61-0.13', 2): 0.25836991229, ('666660.30.06', 0): 1.8511954724966624, ('666660.860.04', 1): 0, ('666660.640.12', 2): 0, ('666660.690.09', 0): 1.7956632290679728, ('666660.710.1', 1): 0, ('666660.460.06', 1): 1.475238752555354, ('666660.80.18', 1): -100, ('666660.65-0.01', 0): 1.3484413877607329, ('666660.660.19', 1): 0, ('666660.660.22', 0): 1.3412849840158332, ('666660.29-0.03', 0): 2.789828439735793, ('666660.750.2', 0): -9.030000000000001, ('666660.70.13', 0): 2.0313952230926184, ('661660.490.01', 2): 0, ('666660.260.03', 0): 1.9061373393583512, ('666660.880.11', 0): -100, ('666660.460.17', 2): 0, ('666160.51-0.09', 0): 1, ('666660.790.03', 1): -17.1723979, ('666660.75-0.06', 2): -0.8871768491252207, ('666660.710.2', 2): 0.1387967841715, ('666660.460.05', 2): 0, <text:soft-page-break/>('666660.650.2', 2): 0, ('666660.76-0.05', 1): -10.170929107478, ('666660.670.09', 2): 1.3393985776145418, ('666660.08-0.0', 2): 0, ('666660.77-0.18', 0): 1, ('666660.760.09', 0): -4.7838985729042935, ('666660.620.1', 0): 2.7142694994810013, ('666660.620.16', 2): 0, ('666660.60.02', 0): 1.6500105643637335, ('666660.740.08', 2): -0.8877930030525962, ('666660.84-0.02', 1): -100, ('666660.77-0.2', 2): 0.063, ('666660.49-0.08', 1): 0.3041154048310727, ('666660.830.17', 1): 0, ('666660.480.17', 1): 0, ('666660.560.02', 0): 1.7853317081350042, ('666660.480.01', 2): 0, ('661660.250.04', 1): 0, ('666660.54-0.08', 1): 0, ('666660.60.27', 0): 1.0160246807000002, ('666660.760.23', 0): -18.12, ('666660.760.02', 1): -9.874070000000003, ('666660.58-0.15', 1): 0.06999999999999999, ('666660.690.31', 1): 0, ('666660.44-0.04', 0): 2.006128026709395, ('666660.810.06', 1): -100, ('666660.3-0.0', 2): 0, ('666660.790.21', 1): -100, ('666660.730.13', 1): -0.5951295831286237, ('666660.4-0.02', 0): 2.580577881644973, ('666660.84-0.01', 2): 0, ('666660.820.21', 2): -10.0, ('666660.470.05', 2): 1.598241784605677, ('666660.530.17', 0): 1.5175903125936618, ('661660.330.05', 0): 1.3606597719502527, ('666660.18-0.02', 1): 0, ('666660.480.14', 2): 0, ('666160.650.01', 1): 0, ('666660.640.32', 2): 0.0, ('666660.870.0', 1): 0, ('666660.57-0.0', 0): 1.07, ('661660.360.05', 1): 0, ('666660.980.08', 1): 0, ('666660.280.01', 1): 0, ('666660.65-0.15', 2): 0.0, ('666660.83-0.04', 0): -9.100000000000001, ('666660.73-0.03', 1): 0, ('666660.340.05', 2): 0, ('666660.64-0.21', 1): 0, ('666660.750.17', 0): -9.096427900000002, ('666660.40.11', 0): 2.2741062283476534, ('666660.82-0.26', 1): -100, ('666660.560.0', 2): 0, ('666660.770.08', 1): -42.82554841080605, ('666660.470.02', 1): 0.8052091304602603, ('666660.740.26', 2): 0.0, ('666660.6-0.11', 1): 0.14334050393211395, ('666660.690.14', 0): 2.05546574258519, ('666660.820.18', 0): -9.100000000000001, ('666660.470.16', 0): 1.5962446949107456, ('666660.7-0.03', 1): 0.1353739625554664, ('666660.720.24', 0): -8.88625171, ('666660.69-0.01', 1): 0, ('666660.930.08', 2): -100, ('666660.810.13', 0): -16.104043, ('666660.81-0.13', 0): 1, ('666660.680.39', 0): 1, ('666660.83-0.13', 2): 0, ('666660.49-0.07', 0): 1.410884960213683, ('666660.63-0.45', 1): 0, ('666160.39-0.06', 2): 0.11784827892220705, ('666660.780.3', 2): 0, ('666660.590.1', 2): 0, ('666660.81-0.01', 2): -100, ('666660.520.01', 2): 0.691944813341666, ('662660.780.13', 1): 0, ('666660.7-0.58', 0): -100, ('666660.47-0.1', 2): 0, ('661660.380.02', 2): 0, ('666660.230.02', 0): 1.9536684594749725, ('666660.530.02', 1): 0.8910523833646546, ('666660.76-0.21', 1): 0, ('666660.760.12', 0): -4.153985700975925, ('662660.750.21', 0): 1, ('666660.590.11', 0): 2.4589859713378024, ('666660.750.28', 2): -18.1, ('666660.85-0.0', 1): 0, ('666660.72-0.01', 0): 1.7563369913549556, ('666660.830.09', 1): -100, ('666660.630.18', 1): 0, ('666260.750.06', 2): 0, ('666660.740.4', 0): -100, ('666660.49-0.2', 1): 0, ('666660.630.2', 0): 1.4964208337339875, ('666660.510.1', 1): 0.9746159822105186, ('666660.840.02', 2): -100, ('666660.370.08', 2): 0.0, ('666660.6-0.1', 0): 1.4767896664460076, ('661660.520.07', 1): 0.4446198924304147, ('666660.510.2', 2): 0.013653995040000002, ('661660.210.03', 2): 0, ('666660.810.26', 0): -100, ('666660.52-0.12', 2): 0, ('666660.73-0.18', 0): 1.135702567, ('666660.610.0', 2): 0.09866878302247051, ('666660.73-0.08', 0): 1.038635830927981, ('666660.770.31', 1): 0, ('666660.77-0.06', 0): -33.82784311, ('666660.380.09', 0): 1.8527831219717164, ('666660.710.21', 2): 0.22953673508857098, ('661660.180.02', 0): 2.89770893345083, ('666660.350.09', 0): 2.0931029095693323, ('666660.640.01', 0): 1.1460651983, ('666660.6-0.02', 1): 0, ('661660.520.16', 0): 1, ('666660.440.05', 0): 2.2933813065852124, ('666660.840.13', 2): -100, ('666660.890.25', 0): 1, ('666660.7-0.08', 0): 1.2864789292321395, ('666660.56-0.14', 1): 0, ('666660.730.24', 2): 0.0, ('666660.580.07', 2): 0.0, ('666660.80.22', 2): 0.0, ('666660.580.19', 1): 0, ('666660.96-0.07', 1): 0, ('666660.82-0.02', 1): 0, ('666660.43-0.09', 0): 1.1241100000000002, ('662660.710.19', 2): 0, ('666660.64-0.0', 0): 1.0934650694901882, ('666660.71-0.02', 1): 0.5023041688189871, ('661660.340.05', 0): 1.3125420216956052, ('666660.690.39', 0): -9.100000000000001, ('666660.28-0.01', 0): 1.629656928330297, ('666660.640.11', 0): 1.9758000157832922, ('661660.610.2', 2): 0, ('661660.580.17', 2): 0, ('662660.750.18', 2): 0, ('666660.580.27', 0): 1.0, ('666660.410.15', 1): 0.0, ('666660.48-0.11', 1): 0, ('666660.610.04', 1): 0.7457309446836382, ('666660.80.07', 2): -100, ('666660.610.14', 0): 1.4032745818954695, ('666660.560.25', 1): 0, ('666660.57-0.03', 1): 1.1176613171609089, ('666660.83-0.23', 1): 0, ('666660.670.11', 1): 0, ('666660.490.17', 1): 0.0, ('666660.470.0', 0): 1.1273970722836197, ('666660.70.08', 1): 0, ('666660.420.15', 1): 0.06405577542733944, ('666660.720.44', 0): -100, ('666660.47-0.04', 1): 0.0, ('666660.38-0.03', 0): 2.4824831873310504, ('666660.890.09', 0): 1, ('661660.550.08', 0): 1.1617014692205136, ('666160.43-0.07', <text:soft-page-break/>1): 0, ('666660.87-0.21', 2): 0, ('666660.710.11', 2): 0.0, ('661660.510.15', 0): 1.0, ('666660.82-0.0', 1): -100, ('666660.81-0.04', 2): -10.0, ('666660.890.19', 1): 0, ('666660.36-0.01', 2): 0, ('666660.440.0', 0): 1.534587763719015, ('666660.710.1', 0): 0.5849308141012542, ('666660.80.18', 0): -17.578707, ('666660.510.02', 1): 0.0, ('666660.78-0.07', 2): 0.0, ('666660.650.13', 1): 1.3206267250842543, ('662660.860.15', 2): 0, ('666660.220.03', 0): 2.7687641570084063, ('666660.670.04', 0): 1.7286760842445146, ('666660.670.41', 2): 0, ('661660.690.14', 1): 0.06999999999999999,</text:p>
      <text:p text:style-name="P1"><text:s/>('666660.620.09', 2): 0, ('666660.50.08', 2): 0, ('666660.6-0.19', 0): 1, ('666660.750.2', 1): -9.858885110000003, ('666160.69-0.12', 1): 0, ('666660.52-0.07', 0): 1.273870658987691, ('666660.920.01', 0): 1, ('666660.45-0.03', 1): 1.329808778975208, ('666260.77-0.02', 2): 0, ('666660.790.02', 0): -9.036999999999999, ('666660.97-0.06', 1): -100, ('666660.77-0.1', 0): 1.0, ('666660.460.17', 1): 0, ('666660.830.14', 1): -100, ('666660.68-0.19', 2): 0.02155559, ('666660.11-0.0', 1): 1.7355351065463054, ('666660.840.25', 2): -100, ('661660.36-0.0', 0): 1.1223310257000918, ('666660.62-0.02', 2): 0.31818445292230546, ('661660.150.02', 1): 0, ('666660.510.01', 2): 0, ('666660.76-0.05', 0): -7.503636064779262, ('666660.630.31', 1): 0.06999999999999999, ('661660.540.12', 1): 0.10747725336044918, ('666660.580.1', 0): 2.359022490743685, ('666660.57-0.07', 0): 1.3519797624665875, ('666660.690.32', 1): 0.0567, ('666660.77-0.18', 1): 0, ('666660.55-0.09', 2): 0, ('666660.53-0.02', 0): 2.1314862704541953, ('666260.81-0.02', 0): -100, ('666660.810.05', 1): -100, ('666660.790.13', 1): -17.77018301, ('666660.86-0.16', 0): -100, ('666660.70.28', 2): -0.540043, ('666660.81-0.18', 0): 1, ('666660.84-0.02', 0): -100, ('661660.680.04', 0): 1, ('666660.81-0.23', 2): -100, ('666660.660.1', 1): 0, ('666660.640.14', 0): 1.7764062887832799, ('616660.670.24', 2): 0, ('661660.60.13', 0): 1, ('666660.85-0.28', 1): 0, ('666660.830.17', 2): 0.0, ('662660.790.13', 0): -9.710890000000001, ('666660.660.01', 0): 1.3289623687, ('661660.310.08', 0): 1, ('661660.410.07', 0): 1.3531709201655784, ('666660.480.17', 0): 1.446471143754902, ('666660.520.22', 0): 1, ('666660.340.0', 0): 1.2521654539794231, ('666660.180.02', 0): 3.109346744452229, ('666660.780.15', 0): -15.3038281591, ('666660.860.36', 2): 0, ('666660.60.13', 0): 2.0564149801744565, ('666660.690.31', 2): 0, ('666660.2-0.0', 0): 2.485521557237295, ('661660.40.07', 2): 0, ('666660.810.06', 2): -100.0, ('666660.64-0.22', 1): 0, ('666660.650.18', 0): 1.5783496234074479, ('666660.750.12', 2): -2.1869558041723827, ('666660.790.21', 2): 0.0, ('666660.69-0.41', 0): 1, ('666660.74-0.05', 1): 0, ('666160.68-0.17', 1): 0, ('666660.580.01', 0): 1.3020983433179967, ('666660.730.13', 0): -8.830321356328682, ('661660.280.04', 2): 0, ('666660.590.06', 2): 1.3461041575767416, ('666660.26-0.01', 1): 0, ('661660.560.14', 1): 0, ('666660.470.05', 1): 0, ('666660.450.06', 0): 2.0139930753859794, ('666660.690.11', 2): 0.679625267715543, ('666660.720.23', 2): 0, ('666660.370.07', 0): 2.449601111171869, ('666660.77-0.35', 2): 0, ('666660.8-0.18', 2): 0, ('666660.810.14', 2): -18.93, ('666660.580.11', 0): 2.385296127667394, ('666660.610.28', 1): 0.06999999999999999, ('661660.430.09', 1): 0.1392557855232746, ('666160.39-0.05', 0): 1, ('662660.770.19', 1): 0, ('666660.64-0.04', 0): 2.212183132477124, ('666660.67-0.18', 0): 1.0682753204, ('666660.56-0.01', 0): 1.07, ('666660.83-0.04', 1): 0, ('666660.650.02', 0): 1.1131473560022822, ('666660.79-0.11', 0): 1, ('666660.73-0.03', 2): 0.22216805022442293, ('666661.06-0.39', 0): -100, ('666660.530.21', 2): 0, ('666660.74-0.06', 2): 0, ('661660.66-0.03', 2): 0, ('666660.690.1', 0): 1.9233124111152566, ('666660.8-0.01', 1): 0, ('666660.760.04', 0): 0.940510031, ('666660.770.08', 0): -18.682106861340507, ('662660.780.1', 2): -100, ('666660.260.02', 0): 1.1717834379598067, ('666660.820.18', 1): 0.0, ('661660.460.1', 2): 0, ('666660.720.24', 1): 0, ('666660.740.07', 2): -3.6833885607143135, ('666660.720.34', 0): 1, ('666660.670.19', 0): 1.445831089896346, ('661660.450.09', 1): 0.16009717075050767, ('666660.35-0.06', 1): 0.005395071802074589, ('661660.530.07', 1): 0.3109753260942226, ('666660.810.13', 1): -8.3227527, ('666660.39-0.04', 2): 0, ('666660.520.0', 2): 0, ('666660.68-0.11', 0): 1.0, ('666660.590.1', 1): 1.5943528021070341, ('666660.65-0.18', 2): 0.06999999999999999, ('666660.560.09', 0): 2.635685020535248, ('666660.250.06', 0): 1.2657454490784337, ('661660.630.16', 1): 0, ('666660.9-0.01', 1): 0, ('666660.76-0.21', 0): -100, ('666660.62-0.07', 2): 0.16007870797583473, ('666660.690.01', 0): 1.2817950108675809, ('666660.720.13', 0): 0.808317864760879, ('666660.55-0.01', 0): 1.2407299999999999, ('666660.880.01', 0): 1, ('666660.740.23', 2): -100, ('666660.850.13', 2): 0, ('666660.590.03', 0): 1.2299921425674576, ('666660.540.23', 1): 0, ('661660.440.1', 0): 1.07, ('666660.710.22', 0): <text:soft-page-break/>1.5881734888907924, ('666660.74-0.08', 2): -0.581619246003754, ('666660.830.09', 0): -9.100000000000001, ('666660.630.18', 0): 1.4876481613014747, ('666660.32-0.02', 0): 2.3033077471647534, ('666660.7-0.16', 2): 0, ('666660.77-0.07', 1): -100, ('666660.380.08', 1): 1.10271720362812, ('666660.78-0.19', 2): 0, ('666660.840.02', 1): 0.0, ('666660.3-0.04', 1): 0, ('666660.940.2', 2): 0, ('666660.580.02', 0): 1.7289831781696632, ('666660.590.26', 0): 1.124999, ('666160.66-0.15', 1): 0, ('666660.550.05', 2): 0, ('666660.310.02', 0): 1.4601796597379455, ('666660.69-0.03', 2): 0.0, ('666660.680.26', 0): 1.3410075324950042, ('666660.66-0.01', 0): 1.4059685912462014, ('666660.780.07', 2): -14.435073, ('666660.26-0.01', 2): 0.8633271590494809, ('666660.770.31', 0): 1, ('666660.620.12', 0): 2.3826430132108682, ('666660.570.13', 2): 0.7624839470401806, ('661660.610.1', 0): 1.3125644265026173, ('666660.550.21', 0): 1.1215249674620098, ('666660.58-0.04', 2): 0, ('666660.49-0.13', 2): 0, ('666660.690.19', 0): 1.2927028897946302, ('666660.70.32', 0): -9.100000000000001, ('666660.56-0.14', 0): 1.07, ('666660.66-0.0', 0): 1.1604924560413055, ('666660.90.25', 1): 0, ('666660.79-0.22', 1): 0, ('666660.670.12', 1): 0, ('666660.540.15', 2): 0, ('661660.320.07', 2): 0, ('666660.670.23', 0): 1.33167297970401, ('666660.870.15', 0): 1, ('666660.740.11', 0): -9.615341035406912, ('666660.79-0.06', 2): -81.837, ('666660.82-0.02', 0): -8.966999999999999, ('666160.3-0.03', 0): 1, ('666660.14-0.0', 0): 2.6522863761293083, ('666660.840.24', 0): -9.030000000000001, ('666660.390.14', 1): 0.06999999999999999, ('662660.81-0.02', 1): 0, ('666660.660.09', 2): 1.2606400743288346, ('666660.28-0.01', 1): 0.0, ('666660.670.32', 2): 0, ('666660.710.4', 2): -100, ('666660.720.18', 1): 0, ('661660.660.06', 1): 0, ('662660.760.15', 2): 0, ('666660.410.15', 2): 0, ('666660.48-0.11', 0): 1.07, ('666660.610.04', 2): 0.0, ('666660.650.24', 2): 0.1885868388937482, ('666660.80.07', 1): -16.295099999999998, ('666660.560.25', 0): 1.07, ('666660.540.02', 0): 1.9565710851015186, ('666660.50.05', 0): 2.4205005445597885, ('666660.670.11', 2): 0.0, ('666660.780.11', 0): -19.0887949054, ('666660.50.15', 1): 0, ('666660.70.08', 0): 2.1029500052933683, ('666660.70.31', 0): 1, ('666660.750.1', 1): -14.55259551916788, ('666660.54-0.11', 0): 1.3171106303576028, ('666660.020.0', 0): 3.2147993536220265, ('666660.720.44', 1): 0.0, ('666660.47-0.04', 2): 0.937248756452781, ('666660.620.25', 0): 1.0630000000000002, ('666660.850.0', 2): 0, ('666660.06-0.0', 0): 1.7357326366180477, ('666660.32-0.0', 0): 1.5928825348244933, ('666660.290.02', 1): 0.0, ('666660.890.19', 2): -100, ('666660.36-0.01', 1): 0.0, ('666660.56-0.09', 1): 0, ('666660.440.0', 1): 0, ('666660.62-0.14', 0): 1.1897, ('666660.510.02', 0): 1.7428202794612773, ('666660.78-0.07', 1): -10.0, ('666660.560.14', 0): 1.173883358954628, ('666660.730.2', 2): 0.0114862514697, ('666660.7-0.45', 1): -100, ('666660.660.22', 2): 0, ('666660.53-0.07', 2): 0, ('666660.29-0.03', 2): 0, ('666660.890.1', 2): -100, ('666660.750.2', 2): 0.0035721000000000004, ('666660.770.03', 0): 0.43893422949000005, ('661660.350.07', 0): 1.3738193924454445, ('666660.81-0.26', 0): 1, ('661660.430.0', 0): 1.0, ('666660.830.14', 0): -9.100000000000001, ('666660.68-0.19', 1): 0, ('666660.81-0.09', 2): 0, ('666660.750.07', 1): -11.554490673570943, ('666660.61-0.2', 1): 0.0, ('666660.43-0.04', 0): 1.5405555448688328, ('666660.42-0.07', 0): 1.7098293010495555, ('666660.58-0.12', 0): 1.1659145795320194, ('666660.77-0.18', 2): -10.0, ('666660.590.19', 0): 2.2525079959827106, ('666660.620.1', 2): 0, ('661660.40.04', 0): 1.0, ('666660.810.05', 0): -100, ('666660.790.13', 0): -8.727000000000002, ('666660.75-0.0', 1): 0.133, ('666660.790.22', 0): -9.100000000000001, ('666660.740.08', 0): -1.0945590695591703, ('666660.570.16', 2): 0.7728727166908607, ('666660.4-0.01', 1): 0, ('666660.74-0.31', 2): 0, ('666660.40.03', 0): 1.6955780938426486, ('666660.81-0.0', 2): -100, ('666660.420.1', 1): 0, ('666660.780.24', 0): 1.07, ('666660.830.25', 2): -100, ('666660.560.02', 2): 0.0, ('666660.480.01', 0): 1.1964905156484358, ('661660.440.07', 2): 0, ('666660.660.13', 0): 2.4220767822600453, ('666660.180.02', 1): 0.0, ('666660.780.15', 1): -17.167716000000002, ('666660.890.04', 0): 1, ('661660.550.07', 0): 1, ('666660.680.16', 2): 0, ('666660.83-0.15', 2): 0, ('666660.280.02', 0): 1.2937939461319643, ('666660.64-0.01', 2): 0, ('661660.550.13', 1): 0.11594974100229775, ('666660.83-0.07', 1): 0.0, ('666660.72-0.1', 2): 0, ('662660.730.1', 2): 0, ('666660.3-0.0', 0): 1.8049770229223927, ('666660.5-0.08', 2): 0, ('666660.630.31', 2): 0, ('662660.690.15', 0): 1, ('666660.74-0.05', 0): 1.006326902388253, ('666660.430.11', 0): 2.414579324726079, ('666660.730.01', 0): 1.37118920042631, ('666660.350.01', 0): 1.3683310018502381, ('666660.530.17', 2): 0, ('666660.57-0.04', 2): 1.243325446043008, ('666660.720.23', 1): 0.30041563411300004, ('666660.8-0.08', 0): 1, ('666660.8-0.18', 1): 0, ('666660.73-0.0', 2): 0, ('666660.16-0.01', 0): 2.895075331420808, ('666660.810.14', 1): -19.637, ('666660.65-0.15', 0): 1.133, ('662660.830.15', 1): <text:soft-page-break/>0, ('666660.74-0.14', 1): 0, ('662660.780.14', 0): 1, ('666660.54-0.32', 1): 0, ('666660.30.03', 2): 0, ('666660.640.34', 1): 0, ('666660.750.17', 2): -9.919307892, ('661660.630.07', 2): 0, ('666660.640.23', 1): 0, ('666660.550.26', 1): 0.0, ('666660.640.19', 0): 1.3259362998233348, ('666660.390.07', 0): 2.992410494828088, ('666660.690.1', 1):</text:p>
      <text:p text:style-name="P1"><text:s/>0, ('666660.560.0', 0): 1.159340703794557, ('666660.74-0.2', 0): 1.0, ('666660.740.07', 1): -3.341326328898512, ('661660.60.05', 0): 1, ('666660.840.19', 2): 0, ('666660.520.12', 2): 0.0, ('666660.76-0.09', 1): 0, ('666660.550.24', 0): 1.1267, ('666660.37-0.01', 0): 1.6890706606950134, ('661660.610.06', 0): 1.0, ('666660.230.02', 2): 0, ('666660.510.16', 0): 1.639831040084391, ('666660.550.06', 0): 2.391201458147462, ('666660.12-0.0', 1): 0.6873633104118277, ('666660.11-0.01', 0): 1, ('666160.630.02', 0): 1, ('666660.860.1', 2): 0, ('666660.590.03', 1): 0, ('666660.26-0.02', 0): 2.867876494517184, ('666660.750.28', 0): -26.013871, ('666660.85-0.07', 1): 0, ('666660.430.02', 0): 1.9199942037915654, ('626660.740.3', 0): -100, ('666660.240.01', 0): 2.707795522189447, ('661660.560.05', 0): 1, ('661660.520.15', 1): 0, ('666660.58-0.07', 0): 1.3234535184840084, ('666660.270.02', 1): 0.5059047759131773, ('666660.840.02', 0): -9.100000000000001, ('666660.370.08', 0): 1.7780327500321713, ('666660.3-0.04', 0): 2.2912577620432346, ('666160.68-0.05', 1): 0, ('666660.540.01', 0): 1.2917089073999104, ('666660.73-0.29', 0): 1, ('666660.90.08', 1): 0, ('661660.440.02', 2): 0, ('666660.64-0.09', 0): 1.0, ('666660.67-0.15', 0): 1.0567000000000002, ('666660.66-0.01', 1): 0.0, ('666660.780.07', 1): -100, ('666160.32-0.02', 2): 0, ('666660.380.09', 2): 0, ('666660.770.27', 0): 1.0, ('666660.61-0.01', 2): 0, ('666660.620.12', 1): 0.0, ('666660.770.12', 0): -18.788656002537138, ('666660.51-0.03', 1): 1.3572260642593246, ('666660.490.1', 0): 2.0735559085811244, ('666660.770.05', 0): -100, ('666660.610.07', 0): 2.428991554732257, ('666660.70.32', 1): -100, ('666660.66-0.0', 1): 0, ('662660.630.21', 1): 0, ('666660.650.31', 0): 1.07, ('666660.530.12', 2): 0, ('666660.54-0.16', 2): 0, ('666660.730.46', 2): -100, ('661660.290.05', 2): 0.6899206822386361, ('666660.680.34', 1): 0, ('666660.740.11', 1): -2.3279225330681563, ('666660.660.37', 1): 0, ('666660.71-0.15', 0): 1.2367211070000002, ('661660.620.12', 2): 0, ('662660.680.19', 0): 1, ('666660.67-0.02', 2): 0.55305682291542, ('666660.84-0.2', 2): 0, ('666660.61-0.06', 1): 0.0, ('666660.560.17', 2): 0.8150871340387515, ('666660.62-0.08', 2): 0.05578565139, ('666660.670.32', 1): 0, ('661660.640.19', 0): 1, ('666660.62-0.13', 2): 0, ('666660.720.18', 0): 1.0673689018980537, ('666660.65-0.04', 0): 2.0880608550250854, ('666660.76-0.1', 2): 0, ('666660.80.07', 0): -8.727000000000002, ('666660.72-0.31', 1): 0, ('666660.660.27', 0): 1.07, ('666660.480.0', 2): 0, ('666660.50.15', 0): 1.8260858443515664, ('666660.630.15', 0): 1.755834089133791, ('666660.820.17', 2): -10.0, ('666660.330.03', 1): 0.013454933912059467, ('666660.70.16', 0): 1.5885912223282057, ('666660.540.24', 1): 0, ('666660.27-0.02', 0): 2.7355856874772626, ('666660.790.0', 2): 0, ('666660.770.2', 0): 1.0, ('666660.75-0.03', 0): -0.07899125701301324, ('666660.710.11', 0): 1.5727235654210026, ('666660.830.11', 2): 0, ('666660.46-0.07', 0): 1.2488040819656583, ('666660.81-0.04', 0): -9.100000000000001, ('666660.750.04', 1): 0.0, ('666660.36-0.01', 0): 2.1096490436302107, ('666660.59-0.07', 0): 1.3531150491223851, ('666660.56-0.09', 0): 1.7116482919178455, ('666660.060.0', 0): 2.9301314950776858, ('666660.79-0.1', 2): 0, ('666660.710.1', 2): -0.02788600291795275, ('626660.850.12', 1): 0, ('666660.460.06', 2): 0.0, ('666660.78-0.07', 0): -0.790550853, ('666660.280.05', 0): 2.9203387908336707, ('666660.630.28', 1): 0.07441000000000002, ('666660.380.04', 1): 0.41984268911544526, ('666660.48-0.08', 0): 1.2863897328267044, ('666660.41-0.06', 0): 1.7979762291370223, ('666660.790.16', 2): -9.54789, ('666660.820.09', 2): 0, ('666660.69-0.18', 0): 1.0665721, ('666660.410.0', 2): 0, ('666660.78-0.12', 1): 0, ('666660.750.07', 2): -7.809497784878765, ('666660.780.16', 1): -27.815244, ('666660.550.12', 0): 2.0141266079439784, ('666660.76-0.2', 1): 0, ('666260.750.03', 0): 1, ('666660.770.44', 2): 0, ('661660.190.03', 2): 1.6248899373566348, ('666660.440.13', 0): 2.270811642648857, ('666660.42-0.02', 0): 2.436533456164677, ('666660.55-0.09', 0): 1.7311165957599806, ('666660.52-0.1', 2): 0.21579027294930758, ('666660.44-0.01', 0): 1.3329229753759324, ('666160.64-0.08', 0): 1, ('666660.47-0.03', 1): 0, ('666660.75-0.0', 2): 0, ('666660.740.08', 1): -1.098647823721254, ('666660.680.03', 0): 1.5049836532717922, ('666660.430.16', 2): 0, ('666660.71-0.29', 0): 1, ('666660.830.01', 0): 1.0, ('666660.84-0.02', 2): -10.0, ('666660.97-0.36', 1): 0, ('666660.440.02', 2): 0, ('666660.420.1', 0): 2.0858911503913222, ('666660.70.25', 2): -9.790977675769897, <text:soft-page-break/>('666660.780.24', 1): 0, ('666660.78-0.11', 2): 0, ('666660.69-0.26', 2): 0, ('666660.570.27', 0): 1, ('666660.780.34', 0): -9.100000000000001, ('666660.8-0.07', 2): -9.0, ('666660.34-0.02', 0): 2.6563166876336752, ('661660.250.04', 2): 1.2990390370871197, ('666660.780.15', 2): -21.104961179999997, ('666660.690.23', 0): 1.4564610974621612, ('666660.850.04', 2): -10.0, ('666660.70.0', 1): 0.0, ('661660.430.06', 0): 1, ('666660.860.09', 1): 0, ('666660.66-0.09', 0): 1.13486599, ('666660.74-0.18', 0): 1.1379000000000001, ('666660.3-0.0', 1): 0, ('662660.760.11', 1): 0, ('666660.250.0', 0): 1.24209158652, ('666660.92-0.02', 1): 0, ('666660.60.23', 0): 1.072417931784142, ('666660.640.14', 2): 0, ('666660.82-0.17', 0): 1, ('666660.620.06', 1): 0, ('666660.660.14', 1): 0.9004370002570096, ('662660.750.13', 0): 1, ('666660.350.01', 1): 0.0, ('666660.520.16', 1): 0.9400211651968784, ('666660.640.09', 1): 0, ('666660.760.07', 1): -1.9361296754169999, ('666660.470.13', 0): 2.2506606164946854, ('666660.610.19', 2): 0, ('666660.720.23', 0): -100, ('666660.8-0.08', 1): -100, ('666660.490.08', 0): 2.5721452791179633, ('666660.8-0.18', 0): -100, ('666660.490.18', 1): 0.2099827476270864, ('666660.750.21', 1): 0.16625591413899998, ('666660.810.14', 0): -8.727000000000002, ('666660.71-0.01', 0): 1.5167521693372907, ('666660.78-0.23', 1): -100, ('666660.830.19', 0): 1.07, ('666660.730.14', 2): -100, ('666660.450.04', 1): 0, ('661660.490.07', 2): 0, ('666660.74-0.14', 0): 1, ('666660.550.21', 2): 0, ('666660.230.01', 0): 2.7692871344117655, ('666660.290.05', 2): 0.0, ('666660.550.19', 1): 0.07995316344865648, ('666660.640.23', 2): 0.2678405011945157, ('666660.720.08', 0): 1.0790765211195046, ('666660.75-0.04', 2): -0.10240014861026998, ('666660.460.03', 2): 0.0, ('666660.520.15', 2): 1.1185940190763823, ('666660.310.09', 0): 1.4774862875790244, ('666660.69-0.15', 2): 0.0, ('666660.210.02', 0): 2.324290061624396, ('666660.740.32', 0): -9.036999999999999, ('666660.740.07', 0): -8.775804347802463, ('666660.72-0.04', 0): 1.4072435627517113, ('666660.40.0', 0): 1.149187942096078, ('666660.380.11', 1): 1.121355958597974, ('666660.39-0.04', 0): 1.590615511850276, ('666660.520.0', 0): 1.0133865020612232, ('666660.780.3', 1): 0, ('666660.3-0.01', 2): 0.9951418545354471, ('661660.50.07', 2): 0, ('666660.65-0.49', 2): 0, ('666660.47-0.0', 0): 1.2688613437832001, ('666660.77-0.21', 0): -9.100000000000001, ('661660.30.05', 0): 1.721206977303066, ('666660.750.03', 2): -9.920828211737792, ('666660.66-0.02', 1): 0, ('666660.860.1', 1): 0, ('666660.850.13', 0): -8.090000000000002, ('666660.75-0.14', 1): 0.0049, ('666660.45-0.1', 0): 1.0749, ('666660.76-0.34', 0): 1, ('666660.7-0.16', 0): 1.1681781672298, ('666660.640.02', 0): 1.3511603252122848, ('666660.270.02', 2): 0, ('666660.470.18', 1): 0, ('666660.750.07', 0): -12.674071087181002, ('626660.720.14', 2): 0, ('666660.680.37', 1): 0.0, ('666660.47-0.02', 2): 0, ('661660.70.06', 1): 0, ('666660.54-0.03', 0): 2.2391844324552936, ('666660.69-0.55', 0): 1, ('666660.780.07', 0): -9.317684284099998, ('666660.67-0.01', 0): 1.5553206326432656, ('666660.61-0.15', 0): 1.1450718659599999, ('666660.42-0.04', 0): 1.5671324953058277, ('666660.61-0.01', 1): 0, ('666660.360.04', 0): 1.418733830994823, ('666660.94-0.35', 1): 0, ('666660.280.0', 0): 1.240867487603078, ('666660.51-0.03', 2): 0.0, ('666660.580.22', 0): 1.005243, ('666660.770.05', 1): -55.8031329559726, ('666660.610.11', 0): 2.4667869252881465, ('666660.820.25', 2): 0, ('661660.560.13', 1): 0, ('666660.470.01', 2): 0.0, ('661660.590.07', 0): 1, ('666660.690.29', 1): 0.1379, ('666660.540.15', 0): 1.8615064425217862, ('662660.850.04', 1): -100, ('666660.660.09', 1): 0.0, ('666660.680.34', 2): 0, ('666660.740.11', 2): -9.998734170801763, ('666660.480.09', 0): 2.3623096528171517, ('661660.240.05', 0): 1, ('661660.360.02', 0): 1, ('666660.14-0.0', 2): 0, ('666660.2-0.02', 2): 0, ('666660.610.27', 1): 0.0912303, ('666660.81-0.03', 2): -9.93, ('666660.410.07', 0): 2.8184466387950526, ('666660.80.23', 2): -100, ('666160.57-0.09', 1): 0, ('666660.80.15', 0): -16.267031000000003, ('666660.320.02', 1): 0.8285881370507238, ('666660.65-0.04', 1): 0, ('666660.670.03', 0): 1.4203203972922394, ('662660.80.13', 0): -100, ('666660.88-0.05', 2): 0, ('666660.730.09', 0): 0.2712305260892133, ('666660.270.0', 2): 0.1896488876585723, ('666660.660.27', 1): 0, ('661660.650.05', 2): 0, ('666660.820.29', 0): 1.0, ('666660.57-0.13', 2): 0, ('666660.29-0.06', 1): 0, ('666660.630.15', 1): 0, ('666660.820.17', 1): -100, ('666660.70.16', 1): 0.0, ('661660.140.01', 0): 1, ('666660.910.06', 2): -100, ('666660.27-0.02', 1): 0.0, ('666660.450.11', 1): 0.793379173984358, ('666660.69-0.1', 0): 1, ('666660.770.2', 1): 0.0, ('666660.81-0.04', 1): -10.0, ('666660.710.07', 0): 1.462228069578231, ('666660.73-0.22', 0): 1.0, ('666660.560.04', 2): 0, ('666660.8-0.0', 2): -9.93, ('666660.250.01', 2): 0, ('661660.570.05', 2): 0, ('661660.380.07', 1): 0.16239158780882498, ('666660.73-0.13', 2): 0.14237566000000001, ('666660.730.2', 0): -8.96147917, ('661660.480.14', 2): 0, ('666660.620.09', 1): <text:soft-page-break/>1.293443421187283, ('666660.80.17', 0): -9.030000000000001, ('666660.63-0.02', 1): 0.5663141620605918, ('666660.53-0.07', 0): 1.122592460924167, ('666660.680.0', 0): 1, ('666660.790.35', 0): 1, ('661660.650.15',</text:p>
      <text:p text:style-name="P1"><text:s/>0): 1.024736128317725, ('666660.050.0', 0): 3.0515348148060597, ('626660.760.35', 1): 0, ('666660.81-0.15', 0): 1.0, ('666660.84-0.07', 0): -9.100000000000001, ('666660.32-0.05', 2): 0, ('666660.66-0.17', 2): 0, ('666660.85-0.33', 2): 0, ('616660.560.23', 2): 0, ('666660.410.0', 1): 0.1179474616857672, ('666660.840.11', 2): -9.93, ('666660.830.14', 2): -10.0, ('666660.780.27', 1): 0, ('666660.780.39', 2): -100, ('666660.750.35', 2): 0, ('666660.830.3', 0): -100, ('666660.780.16', 0): -100, ('666660.840.1', 1): -10.0, ('666160.83-0.04', 1): 0, ('666660.76-0.39', 2): 0, ('666260.750.03', 1): 0, ('661660.760.08', 1): 0, ('666660.31-0.06', 1): 0, ('666160.41-0.07', 1): 0.0, ('666660.880.38', 1): 0, ('666660.83-0.02', 2): 0, ('666660.810.05', 2): -9.93, ('666660.790.13', 2): -9.3384869, ('666660.790.22', 2): 0, ('666660.430.16', 1): 0, ('666660.65-0.1', 2): 0, ('666660.71-0.29', 1): 0, ('666660.68-0.08', 0): 1.0803935713, ('666660.730.02', 1): 0, ('662660.750.16', 2): 0, ('666660.6-0.05', 0): 1.8856698805439283, ('616660.710.29', 2): 0, ('666660.440.02', 1): 1.006596203840958, ('666660.720.3', 0): -9.030000000000001, ('666660.450.05', 0): 2.165132414965863, ('666660.72-0.28', 0): 1, ('666660.810.3', 0): -100, ('666660.570.27', 1): 0, ('666660.70.35', 2): 0, ('666660.8-0.07', 1): -18.93, ('666160.650.02', 2): 0, ('666660.760.08', 2): -9.937113494737002, ('666660.350.07', 0): 2.310528275414956, ('666660.580.16', 0): 1.347010098146805, ('666660.670.26', 2): 0, ('666660.870.12', 2): 0.0, ('666660.660.29', 1): 0, ('666660.70.0', 2): 0, ('666660.79-0.03', 0): 0.5896806200667756, ('666660.910.42', 2): 0, ('666660.680.12', 0): 1.7588116246437684, ('666660.64-0.22', 2): 0, ('666660.640.37', 0): 1, ('666660.750.12', 1): -1.784980094408676, ('666660.61-0.09', 2): 0, ('666660.74-0.05', 2): 0, ('666660.52-0.21', 2): 0, ('666660.630.17', 1): 0, ('662660.710.1', 1): 0, ('661660.580.12', 1): 0, ('666660.730.01', 2): 0, ('666660.51-0.13', 0): 1.0, ('666660.640.09', 2): 1.1662069054841482, ('666660.63-0.09', 0): 1.07, ('666660.26-0.0', 0): 1.419764529440964, ('666660.420.1', 2): 0.0, ('666660.230.0', 2): 0, ('666660.48-0.05', 0): 1.275275240084773, ('666660.690.11', 1): 0, ('666660.470.13', 1): 0.0, ('666660.670.43', 2): 0, ('661660.480.1', 0): 1.1770928088308419, ('666660.720.31', 0): 1, ('666660.75-0.18', 1): 0, ('666160.47-0.04', 1): 0, ('666660.540.23', 2): 0, ('616660.530.23', 1): 0, ('666660.740.19', 1): -0.3932875124633, ('662660.70.13', 2): 0, ('666660.820.05', 0): 1.0, ('666660.30.03', 0): 1.248687653044605, ('666660.510.15', 1): 0.0, ('666660.720.08', 1): -9.921996754732335, ('666660.75-0.04', 1): -0.7905202327813113, ('666660.510.07', 2): 0, ('666660.55-0.06', 0): 1.1478956809989236, ('661660.40.09', 1): 0.13831014568324682, ('666660.24-0.05', 1): 0, ('666660.380.03', 2): 0.6786477172466927, ('666660.72-0.04', 1): 0, ('666660.78-0.34', 2): 0, ('661660.560.06', 1): 0, ('666660.380.11', 2): 0.0, ('666160.58-0.14', 1): 0, ('666660.270.01', 0): 2.299976129467668, ('666660.840.19', 0): -100, ('666660.53-0.12', 0): 1.0747187, ('666660.80.15', 2): -7.8563, ('661660.50.07', 1): 0, ('666660.97-0.03', 2): -100, ('666660.710.19', 0): 1.114847322319904, ('666660.25-0.02', 2): 0, ('666660.880.04', 1): -100, ('626660.590.3', 2): 0, ('666660.60.1', 0): 2.6352454761579995, ('666660.68-0.02', 0): 1.3392482174467033, ('666660.510.16', 2): 0, ('666660.62-0.07', 1): 0, ('666660.67-0.16', 1): 0, ('666660.66-0.02', 0): 1.2286753363188183, ('666660.680.19', 1): 0.0, ('666660.860.1', 0): 1, ('666660.850.13', 1): -100, ('666660.26-0.02', 2): 0, ('666660.770.34', 0): -100, ('666660.42-0.01', 2): 0.0, ('626660.670.25', 1): 0, ('666660.770.11', 1): -18.880515109999997, ('666660.77-0.13', 0): 1.13741, ('666660.560.19', 1): 0, ('666660.520.09', 0): 2.8184764060711585, ('666660.60.05', 0): 2.367836694311564, ('666660.7-0.16', 1): 0, ('661660.25-0.01', 1): 0, ('666660.550.17', 1): 0, ('666660.58-0.07', 2): 0, ('666660.770.06', 1): -49.08417207804597, ('666660.49-0.14', 2): 0, ('661660.370.06', 1): 0, ('662660.590.06', 0): 1, ('666660.56-0.11', 0): 1.484286127965937, ('661660.320.04', 2): 0.11329904267532175, ('666660.850.02', 0): -100, ('666660.740.12', 0): -0.5794722070931513, ('666660.47-0.02', 1): 0.41389781146147, ('666660.82-0.07', 0): 1.0, ('661660.260.05', 2): 0, ('666660.46-0.0', 0): 1.448825456940984, ('666660.60.22', 0): 1, ('666660.810.29', 2): -100, ('661660.630.18', 0): 1, ('666660.30.0', 0): 1.200660133593435, ('666660.61-0.01', 0): 1, ('666660.770.12', 2): -11.344953615731477, ('666660.720.03', 0): 1.387259584299273, ('666660.44-0.09', 0): 1.133, ('666660.490.1', 2): 0, ('666660.73-0.05', 2): 0.0, ('661660.470.08', 0): 1.5133720581489878, ('666660.580.22', 1): 0, ('666660.770.05', 2): -53.945016130003786, ('666660.65-0.07', 1): 0, ('662660.690.12', 2): 0, ('666660.71-0.21', 0): 1.1424374, ('666660.610.11', 1): 0, ('666660.540.05', 0): 2.148862484101295, ('666660.4-0.09', 0): 1, ('666660.81-0.2', 0): 1, ('666660.50.02', 0): 1.9331248260068241, ('666660.350.06', 2): <text:soft-page-break/>1.726078974596321, ('666660.66-0.18', 0): 1.07, ('666660.670.12', 2): 1.2085162138891208, ('666660.650.2', 1): 0.8090521245116482, ('666660.70.05', 0): 2.1321900336613053, ('666660.540.15', 1): 0.0, ('666660.530.12', 0): 1.5313075859389198, ('666660.330.04', 0): 1.856647670054921, ('666660.150.01', 0): 3.1514268925684985, ('666660.4-0.0', 2): 0.45123986061419674, ('666660.47-0.07', 2): 0, ('666660.620.32', 1): 0, ('666660.27-0.01', 1): 0, ('666660.480.09', 1): 0.0, ('666660.450.12', 1): 0, ('666660.620.26', 0): 1, ('666660.19-0.01', 0): 2.297970480127388, ('666660.860.01', 1): -100, ('666160.61-0.01', 1): 0, ('666660.81-0.03', 1): 0.06999999999999999, ('666660.57-0.15', 1): 0, ('666660.650.05', 1): 0, ('666660.62-0.13', 0): 1.1989121812999999, ('666660.80.15', 1): -100, ('666660.720.18', 2): 0.0, ('666660.55-0.13', 0): 1.20566481876269, ('666660.130.02', 0): 1.448580013729208, ('666660.73-0.16', 0): 1.0185703781145399, ('666660.760.22', 2): -10.0, ('666660.560.19', 0): 1.127969244339869, ('666660.650.24', 1): 0, ('666660.76-0.0', 2): 0, ('666660.770.29', 2): 0.0, ('666660.80.33', 1): 0, ('666660.53-0.08', 2): 0, ('666660.480.0', 0): 1, ('666660.740.21', 2): 0, ('666660.760.38', 0): -100, ('666660.750.1', 2): -10.272403834647573, ('666660.41-0.05', 1): 0.3543247078665641, ('666160.62-0.1', 0): 1, ('666660.21-0.03', 2): 0, ('666660.140.0', 1): 1.0150292189201404, ('666660.27-0.02', 2): 0, ('666660.790.0', 0): -8.9103, ('666660.84-0.08', 2): 0, ('666160.44-0.04', 0): 1, ('666660.71-0.09', 0): 1.07931, ('666660.75-0.37', 0): 1, ('666660.77-0.4', 1): -100, ('666660.49-0.02', 0): 1.7216165070582183, ('666660.830.11', 0): -9.100000000000001, ('666620.77-0.26', 0): -100, ('666660.78-0.17', 2): 0, ('661660.680.12', 2): 0, ('666660.710.07', 1): 0, ('666660.56-0.09', 2): 0, ('666660.8-0.0', 1): 0, ('666660.250.01', 1): 0, ('666660.37-0.06', 2): 0, ('666660.43-0.07', 0): 1.4226637911471962, ('666660.780.13', 2): -27.690873975397004, ('661660.520.1', 2): 0, ('666660.760.17', 0): -100, ('666660.730.2', 1): 0.008318412332999998, ('666260.85-0.06', 0): -100, ('666660.760.25', 1): 0.0, ('666160.63-0.01', 0): 1, ('666660.590.14', 0): 1.4554314297288848, ('661660.40.01', 0): 1.0738207079231452, ('666660.80.12', 0): -25.9240186423, ('666660.590.04', 1): 0, ('666660.41-0.06', 2): 0, ('666660.790.16', 0): -9.612890000000002, ('666660.430.05', 2): 1.439645725570738, ('666660.790.27', 0): 1.0, ('666660.680.04', 1): 0, ('666660.240.0', 0): 1.266382808349, ('666660.570.11', 2): 0, ('666660.32-0.05', 1): 0, ('666660.820.16', 2): 0, ('666660.740.1', 0): -17.74250641290518, ('666660.71-0.1', 0): 1.0, ('666660.560.01', 2): 0.7476398413763268, ('666660.34-0.01', 1): 0, ('666660.580.05', 1): 0, ('666660.58-0.18', 0): 1, ('666660.550.12', 2): 0.0, ('666620.87-0.27', 0): -100, ('666660.70.3', 0): 1.1382430000000001, ('666660.760.26', 2): -100, ('666660.79-0.04', 2): -100, ('666160.53-0.11', 2): 0, ('666660.440.13', 2): 0, ('666660.59-0.09', 2): 0.33969832924544413, ('666660.44-0.01', 2): 0.0, ('666660.33-0.03', 2): 0, ('666660.56-0.1', 0): 1.204387448367123, ('666660.750.04', 2): 0.1761281746, ('666660.77-0.03', 0): 1.0310562420389202, ('666660.640.25', 2): 0.00424683, ('666660.430.16', 0): 1, ('666660.520.01', 1): 0, ('666660.4-0.01', 2): 0.3276491114014276, ('666660.660.17', 0): 1.653695776507107, ('661660.61-0.05', 1): 0, ('666660.74-0.31', 1): 0, ('666660.520.13', 2): 0.0, ('666660.720.3', 1): -9.81597, ('666660.610.02', 2): 0, ('666660.810.3', 1): -100, ('666660.730.06', 0): -1.588437692549548, ('666660.7-0.05', 0): 2.41030460683236, ('666660.8-0.07', 0): -100, ('666660.490.07', 1): 1.7006554099349223, ('666660.34-0.02', 2): 0, ('666660.670.17', 2): 0, ('666660.07-0.0', 0): 1.7243790958079255, ('666660.80.25', 2): 0, ('666660.22-0.0', 0): 2.4236359626726602, ('666660.83-0.15', 1): -100, ('666660.420.05', 0): 1.8568090210714006, ('666660.760.06', 2): -100, ('666660.65-0.12', 0): 1.2525688041119225, ('666660.83-0.07', 2): 0, ('666660.67-0.09', 0): 1.0, ('666660.61-0.09', 1): 0, ('666660.40.12', 2): 0, ('666660.520.02', 2): 0, ('666660.390.04', 0): 1.3070550500655715, ('666260.810.02', 2): 0, ('666660.720.15', 2): -0.5593671576772122, ('666660.46-0.15', 1): 0.0, ('666660.230.0', 1): 0, ('666660.470.13', 2): 0, ('666660.610.19', 0): 2.300194030473094, ('661660.50.1', 0): 1.0, ('666660.710.28', 2): 0, ('666660.660.0', 0): 1.0151921767171999, ('666660.720.31', 1): 0, ('666260.710.03', 1): 0, ('666660.73-0.0', 1): 0.138243, ('666660.29-0.01', 2): 1.3388791508178033, ('666660.380.12', 0): 2.0127996080611403, ('666660.71-0.01', 2): 0.0, ('666660.270.04', 2): 0, ('666660.7-0.01', 0): 1.6607426621888572, ('666660.38-0.06', 0): 1.3803329710403898, ('666660.730.15', 2): -10.364609201463006, ('666660.820.05', 1): 0, ('666660.30.03', 1): 0, ('666660.290.05', 0): 2.965769460286928, ('666160.4-0.07', 2): 0, ('666660.510.15',</text:p>
      <text:p text:style-name="P1"><text:s/>0): 1.432408211444217, ('666660.720.08', 2): -9.616726111979704, ('666660.75-0.04', 0): 0.13249861573685232, ('666660.690.04', 1): 0, ('666660.460.03', 0): 2.0326271062683756, ('666160.55-0.12', 2): 0, ('666660.75-0.13', 0): 1.073969, ('666660.750.25', 0): -9.100000000000001, ('666660.730.07', 1): -<text:soft-page-break/>1.6805292740152984, ('666660.77-0.08', 1): -100, ('666660.380.03', 1): 0, ('666660.72-0.04', 2): 0, ('666660.710.27', 1): 0.0, ('661660.690.09', 0): 1, ('666660.240.02', 0): 1.5299653356690595, ('666660.620.3', 2): 0, ('666660.68-0.05', 0): 2.195056029146424, ('666660.74-0.14', 2): -9.888992098156002, ('666660.7-0.11', 1): 0.063, ('666660.52-0.02', 0): 2.050512098028756, ('662660.720.34', 2): 0, ('661660.370.05', 1): 0, ('666660.790.07', 0): -100, ('666660.81-0.21', 1): 0, ('666661.03-0.38', 0): 1, ('661660.50.07', 0): 1, ('666660.510.22', 1): 0, ('666660.880.14', 1): 0, ('666660.290.0', 1): 0.0, ('666660.590.04', 0): 2.0036299292897204, ('662660.690.05', 1): 0, ('666660.83-0.1', 0): -100, ('666660.5-0.12', 0): 1.0, ('666660.76-0.08', 0): -8.918447853, ('666660.45-0.1', 2): 0, ('666660.770.24', 0): 1.0, ('666660.440.16', 2): 0.015313795831241664, ('666660.770.11', 0): -17.091635239101016, ('666160.6-0.15', 2): 0, ('666660.72-0.11', 2): 0, ('666660.770.06', 0): -100, ('666660.410.13', 0): 1.904795401926474, ('666660.89-0.07', 1): 0, ('666660.88-0.03', 2): -100, ('666660.84-0.41', 2): -100, ('666660.540.12', 1): 0, ('666660.660.06', 0): 1.755216599062862, ('666660.72-0.26', 2): 0, ('661660.410.08', 0): 1.2332313384910574, ('666660.480.12', 0): 2.085640961952897, ('666660.850.02', 1): -9.93, ('666660.48-0.1', 1): 0, ('666660.620.31', 1): 0, ('661660.440.02', 1): 0, ('666660.6-0.24', 0): 1, ('666660.620.23', 2): 0, ('661660.490.08', 1): 0, ('666660.74-0.19', 1): -10.0, ('661660.260.05', 1): 0.6862306966890732, ('666660.46-0.0', 1): 0.0, ('661660.530.18', 2): 0, ('662660.690.08', 2): 0, ('666660.60.18', 0): 2.312825767977053, ('666660.860.02', 1): 0, ('661660.340.06', 2): 0.931543746329, ('666660.64-0.13', 0): 1.31338854151152, ('666660.80.16', 1): -100, ('666660.510.08', 2): 0.0, ('666660.320.05', 0): 2.6004440129045547, ('666660.340.07', 0): 2.4542865251307835, ('666660.650.15', 0): 1.3670129997250107, ('666661.00.13', 2): 0, ('666660.750.15', 2): -1.9141007488641157, ('666660.65-0.07', 0): 1.2770640022893336, ('662660.690.12', 1): 0, ('666660.730.16', 0): 0.13527602796989963, ('666660.71-0.21', 1): 0, ('666660.74-0.2', 1): 0, ('666660.790.09', 1): -46.262805939100005, ('666660.350.06', 1): 0, ('666660.660.28', 0): 1, ('666660.820.26', 1): -100, ('666660.630.16', 0): 1.3957412588202796, ('666660.690.16', 2): 0.5291399297499438, ('661660.290.05', 1): 0, ('666660.4-0.0', 1): 0.0, ('666660.450.12', 0): 2.43797983106761, ('666660.19-0.01', 1): 0, ('666660.81-0.06', 0): 1, ('666660.730.52', 1): -100, ('666660.2-0.02', 0): 2.2498419314992497, ('666660.710.14', 0): 0.9343409544923278, ('666660.46-0.04', 0): 1.5748811567831469, ('666660.81-0.03', 0): -9.100000000000001, ('666660.57-0.15', 0): 1, ('666660.710.04', 1): 0.4842906790549096, ('666660.36-0.04', 0): 1.9019117123187164, ('666660.59-0.04', 0): 1.7855386174622605, ('666660.56-0.04', 0): 1.7858260072682788, ('662660.830.12', 0): 1, ('666660.650.05', 0): 1.9394620648905607, ('666660.730.23', 2): -9.8666913, ('666660.76-0.03', 1): -9.959542479260001, ('666660.640.28', 0): 1.0567000000000002, ('666660.52-0.29', 2): 0, ('666660.160.0', 2): 0.9180140595711793, ('666660.480.0', 1): 0, ('666160.730.04', 0): 1, ('666660.24-0.02', 2): 0.0, ('666660.650.29', 1): 0, ('666660.790.19', 2): -17.11227, ('666660.69-0.04', 0): 2.120328360868704, ('666660.520.06', 2): 0.0, ('662660.750.1', 0): 1, ('666660.65-0.28', 2): 0, ('666660.830.11', 1): -10.0, ('666660.780.22', 2): -8.93, ('666660.630.0', 2): 0.37971422609033495, ('661660.510.1', 2): 0.08622458455442428, ('666660.710.07', 2): 0, ('666660.73-0.22', 2): -9.93, ('666660.640.0', 0): 1.14265370658, ('666660.850.09', 0): -9.030000000000001, ('666660.560.04', 0): 1.823225736150108, ('666660.8-0.0', 0): 1, ('666660.250.01', 0): 2.4905540833981052, ('661660.480.04', 0): 1.0, ('666160.610.02', 2): 0, ('661660.570.05', 0): 1, ('661660.520.1', 1): 0.3605789129657399, ('666660.530.07', 0): 2.209228682407907, ('666660.760.17', 1): -1.2564297102000002, ('666660.760.25', 0): -100, ('666660.690.37', 1): 0.0, ('666660.44-0.02', 0): 1.5704680730676748, ('666660.690.41', 0): 1, ('666660.850.14', 2): -100, ('666660.610.2', 0): 2.0478128576985624, ('666660.780.16', 2): -11.989651066834181, ('666660.810.08', 1): -100, ('666660.790.16', 1): -100, ('666660.430.05', 1): 0, ('666660.75-0.3', 2): 0, ('661660.390.1', 2): 0, ('666660.870.08', 1): 0, ('666660.680.04', 0): 1.3067015368098485, ('666660.830.04', 0): -9.100000000000001, ('666660.570.11', 1): 0.0, ('666660.4-0.04', 0): 1.188333496886059, ('666660.66-0.17', 0): 1.3018968301482, ('666660.740.1', 1): -11.49221341159087, ('666660.260.0', 0): 1.0279903033401112, ('666660.840.11', 0): 1, ('666660.34-0.01', 0): 2.3393093642890403, ('666660.33-0.0', 2): 0.0, ('666660.580.05', 0): 2.1321488209371595, ('666660.90.05', 2): 0, ('666660.79-0.04', 1): -32.531153614118026, ('666660.540.0', 1): 0, ('662660.770.21', 0): 1, ('666160.31-0.04', 2): 0, ('666660.83-0.02', 0): -9.100000000000001, ('666660.56-0.1', 1): 0, ('666660.61-0.12', 2): 0, ('666660.77-0.03', 1): -0.02475851799771002, ('666660.94-0.03', 1): 0, ('666660.620.15', 0): 1.6444052513056175, ('666660.8-0.05', <text:soft-page-break/>1): -10.0, ('666660.68-0.08', 2): 0, ('666660.640.13', 2): 0, ('666660.470.08', 1): 1.676567544050889, ('666660.720.3', 2): 0, ('666660.720.32', 1): 0, ('666660.810.19', 0): -9.8, ('666660.22-0.0', 1): 0.0, ('666660.670.26', 0): 1.177004151247, ('666660.870.12', 0): 1.0, ('666660.90.12', 0): 1.0, ('661660.510.15', 1): 0, ('666660.680.12', 2): 0.0, ('666660.820.06', 1): 0.06999999999999999, ('666660.840.21', 0): -9.030000000000001, ('666660.87-0.23', 0): 1, ('666660.30.04', 1): 0, ('666660.61-0.09', 0): 1, ('666660.05-0.0', 2): 0, ('666660.640.14', 1): 0, ('666661.00.07', 2): 0, ('666660.520.16', 2): 0, ('666660.760.07', 2): -1.614749116808763, ('666660.26-0.0', 2): 0, ('666660.230.0', 0): 1.3135531, ('666660.48-0.05', 2): 0, ('666660.610.19', 1): 0, ('666160.37-0.01', 2): 0, ('666660.72-0.07', 0): 1.7000596496505243, ('666660.710.28', 1): -100, ('666660.720.31', 2): 0, ('666660.29-0.01', 1): 0, ('666660.39-0.01', 0): 2.0125643755485965, ('666660.53-0.11', 1): 0.4422551690017349, ('661660.490.07', 1): 0, ('666660.550.21', 1): 0, ('666660.770.19', 1): -100, ('666660.750.01', 2): -7.865633000000001, ('666660.690.04', 2): 0.5100646531767739, ('661660.640.11', 2): 0, ('666660.510.07', 0): 2.320967945031571, ('666660.69-0.15', 1): 0.30098892486754003, ('666660.51-0.08', 0): 1.7056426751248508, ('666660.630.23', 0): 1.1028182335927992, ('666660.77-0.08', 0): -8.024088, ('666660.770.21', 2): 0.0, ('666660.770.14', 2): -81.75794601400001, ('666660.6-0.08', 1): 0, ('666660.7-0.57', 2): 0, ('666660.52-0.02', 1): 0, ('666660.45-0.06', 0): 1.4659594393688098, ('666660.56-0.12', 1): 0.32980195230119036, ('666660.790.07', 1): -100, ('666660.460.12', 0): 2.2710043603395134, ('666660.25-0.02', 0): 2.949419351565699, ('666160.710.04', 2): 0, ('666660.290.0', 0): 1, ('666660.480.15', 2): 0, ('666660.850.01', 1): -100, ('666660.310.07', 2): 0.9534090114073411, ('666660.82-0.04', 1): 0.0, ('666660.680.23', 2): 0.7451071049224435, ('666660.76-0.08', 1): 0.0, ('666660.780.02', 0): -9.654495830000002, ('666660.390.12', 0): 2.0084839923106, ('666660.630.08', 1): 1.6125867882220946, ('666660.750.28', 1): -100, ('662660.73-0.06', 2): 0, ('666660.42-0.01', 0): 1.852938665863187, ('666660.360.07', 0): 2.4428559982296796, ('666660.89-0.09', 0): 1, ('666660.520.09', 2): 0, ('666660.64-0.16', 2): 0, ('666660.580.21', 0): 1.0, ('666160.70.05', 0): 1, ('666660.540.12', 0): 1.392221465942317, ('666660.62-0.04', 1): 0, ('661660.450.0', 2): 0, ('666660.70.18', 2): 0, ('666660.76-0.19', 0): -9.100000000000001, ('666660.680.37', 2): 0, ('666660.850.02', 2): 0.0, ('666660.48-0.1', 0): 1.14864227082908, ('666660.82-0.07', 2): 0, ('666660.480.06', 0): 2.4324777405108238, ('666660.450.17', 2): 0, ('666660.080.01', 2): 0, ('661660.490.08', 0): 1, ('666660.74-0.19', 2): 0, ('666660.60.22', 2): 0.0, ('666660.810.29', 0): -100, ('666660.280.07', 0): 2.6474826076937426, ('666660.860.02', 0): -100, ('666660.410.02', 0): 1.904421196505138, ('666660.720.03', 2): 0, ('666660.670.37', 0): 1.0, ('666660.43-0.1', 2): 0, ('666660.80.16', 0): -14.878414000000003, ('666660.73-0.05', 0): 1.9360249680498058, ('666660.72-0.14', 2): 0.0567, ('666660.750.15', 1): -9.837758553275846, ('662660.690.12', 0): 1, ('666660.92-0.09', 0): 1, ('666660.87-0.09', 0): 1, ('666660.650.23', 0): 1.6296226747477476, ('666660.730.16', 1): -0.4926535835829998, ('666660.880.1', 0): 1.0, ('666660.350.12', 1): 0, ('662660.810.12', 2): 0, ('666660.570.02', 0): 1.7430042123739993, ('666660.760.02', 2): 0.06999999999999999, ('666660.6-0.13', 0): 1.1450638379399998, ('661660.590.15', 2): 0, ('661660.20.03', 0): 2.4301726701314488, ('666660.22-0.04', 2): 0, ('666660.860.13', 1): -10.0, ('666660.620.26', 2): 0, ('666660.75-0.24', 0): -9.100000000000001, ('666660.150.0', 0): 1.5521866741422468, ('666660.80.46', 2): 0, ('666660.710.14', 1): 0, ('666660.260.05', 0): 2.907291206088823, ('666660.79-0.17', 0): -9.100000000000001, ('666660.56-0.04', 1): 0, ('666660.840.16', 0): -100, ('666660.55-0.13', 2): 0, ('666660.76-0.03', 0): -3.6857718103575756, ('666660.780.09', 1): -29.08830669289949, ('666660.760.14', 1): -23.486740677963596, ('666660.560.19', 2): 0.0, ('666660.630.07', 0): 2.596383608091862, ('666660.770.29', 0): -100, ('666660.53-0.08', 0): 1.8437911136463412, ('666660.740.21', 0): 1.14739897137, ('666660.33-0.05', 2): 0.0, ('666660.24-0.02', 1): 1.7428859657203992, ('666660.680.3', 0): 1.07, ('666660.120.01', 1): 0.0, ('661660.470.13',</text:p>
      <text:p text:style-name="P1"><text:s/>0): 1, ('666660.790.19', 1): -100, ('666660.79-0.28', 0): 1, ('666660.730.1', 2): -3.586062971776766, ('666660.81-0.16', 0): -100, ('666660.84-0.08', 0): -100, ('666660.59-0.12', 1): 0.13445583825100002, ('666660.68-0.14', 1): 0.0, ('666660.78-0.17', 0): 1.0, ('666660.76-0.16', 1): 0.077938, ('666660.560.04', 1): 0, ('661660.520.05', 0): 1.1534242322536457, ('666660.60.33', 0): 1, ('666660.37-0.06', 0): 1.1609315554830875, ('666660.830.0', 0): -100, ('666660.780.13', 0): -16.516808114560003, ('666660.44-0.1', 2): 0, <text:soft-page-break/>('666660.760.17', 2): -1.6300837779403927, ('666660.550.03', 0): 1.9182419457294864, ('666660.040.0', 2): 0, ('666660.92-0.35', 0): 1, ('666660.730.33', 0): -9.100000000000001, ('666660.170.01', 2): 0.0, ('666660.850.14', 1): -90.0, ('666660.45-0.13', 1): 0, ('666660.830.04', 1): 0, ('666660.570.11', 0): 2.408499670700784, ('666660.4-0.04', 1): 0, ('666660.92-0.27', 2): -100, ('666660.740.1', 2): -9.992056265343676, ('666660.09-0.0', 0): 1.1445326484426117, ('666660.58-0.02', 0): 1.8073359528840656, ('666660.260.0', 1): 0, ('666660.720.0', 0): 1.15597420419, ('666660.450.08', 0): 2.4970343568999525, ('666660.780.27', 2): 0.0, ('666660.35-0.08', 1): 0, ('666660.840.1', 2): -10.0, ('666660.690.26', 1): 0.397538942534881, ('666660.47-0.11', 2): 0, ('666660.590.23', 1): 0.2990922846943222, ('666660.71-0.07', 2): 0, ('666660.7-0.22', 2): 0, ('666660.79-0.04', 0): -100, ('666660.540.0', 0): 1.0896051025663984, ('626660.710.25', 0): 1, ('666660.90.15', 2): -100, ('661660.510.16', 1): 0, ('666660.680.11', 0): 1.5233757082568196, ('666660.77-0.03', 2): 0, ('666660.92-0.01', 2): 0, ('666660.770.19', 0): -5.8524878330000005, ('661660.53-0.04', 2): 0, ('666660.65-0.1', 1): 0.09537619, ('666660.720.06', 2): 0, ('666660.640.13', 1): 0, ('666660.730.02', 2): 0.06910210867, ('662660.750.16', 1): -100, ('666660.8-0.31', 2): 0, ('666660.72-0.19', 2): 0, ('666660.470.08', 2): 0, ('666660.48-0.13', 2): 0, ('666660.610.02', 0): 1.5851848929231311, ('666660.48-0.06', 0): 1.4243069052676876, ('666660.57-0.01', 0): 1.07, ('666660.56-0.19', 1): 0, ('666660.8-0.24', 1): 0, ('666660.190.03', 0): 2.9130512120291687, ('666660.95-0.05', 1): 0, ('666660.8-0.15', 1): 0.0, ('666660.670.17', 0): 1.5942433747164415, ('666660.490.15', 0): 1.9639451623226327, ('666660.810.19', 1): 0, ('666660.80.25', 0): 1, ('666660.830.28', 1): -100, ('666660.730.22', 0): -8.813343000000001, ('666660.90.12', 1): 0, ('666660.38-0.05', 1): 0.622271945238435, ('666160.61-0.11', 2): 0, ('666660.67-0.09', 2): 0, ('666660.820.06', 0): -100, ('666660.80.3', 2): 0, ('666660.840.21', 1): -100, ('661660.420.08', 0): 1.284576786910119, ('666660.30.04', 0): 2.327847287807755, ('666660.690.07', 0): 2.058097490368467, ('661660.640.12', 0): 1.244263536565056, ('666660.460.04', 1): 0, ('662660.760.1', 2): 0, ('666660.720.15', 0): -0.530023920374956, ('666660.770.04', 2): -3.5559533396100003, ('666660.810.02', 2): 0, ('666660.750.26', 1): 0.0, ('661660.50.1', 2): 0, ('666660.710.28', 0): -9.100000000000001, ('666660.93-0.07', 1): -100, ('666660.830.23', 2): 0, ('666660.39-0.01', 1): 0, ('666660.52-0.01', 1): 0, ('661660.370.08', 2): 0, ('666660.790.04', 1): -32.9669, ('666660.38-0.06', 2): 0, ('666660.950.01', 2): -100, ('666660.830.16', 2): -100, ('666660.310.04', 0): 2.1277508360310056, ('666660.510.07', 1): 0, ('666660.78-0.02', 0): -7.993042999999999, ('666660.66-0.07', 0): 1.3083368142649436, ('666620.76-0.25', 0): 1, ('666660.810.08', 0): -100, ('666660.750.25', 2): -0.6370000000000001, ('666661.030.13', 2): 0, ('662660.570.06', 2): 0, ('666660.240.02', 2): 0, ('666660.620.3', 0): 1.0, ('666660.41-0.11', 1): 0, ('661660.560.06', 2): 0, ('666660.810.07', 2): -100, ('666660.790.11', 2): -100, ('666660.6-0.08', 2): 0.11976489000000001, ('666660.360.1', 2): 1.4774057575668338, ('666660.52-0.02', 2): 0, ('666260.680.07', 0): 1, ('666660.70.38', 0): 1.0, ('666660.790.07', 2): -33.03218569, ('661660.60.11', 0): 1, ('666660.00.0', 0): 2.8009178353768123, ('666660.67-0.35', 0): 1, ('666660.480.15', 1): 0.8547514549486427, ('666660.740.17', 0): -8.998743784576206, ('666660.82-0.04', 0): -9.036999999999999, ('661660.440.05', 0): 1, ('666660.87-0.25', 2): 0, ('666660.680.19', 2): 0.5827902561170538, ('666660.38-0.08', 2): 0, ('666660.20.03', 0): 2.8638062332213066, ('666660.67-0.04', 1): 1.2258648515526995, ('666660.820.1', 2): 0, ('666660.5-0.05', 2): 0.661582102009603, ('666660.770.24', 2): 0, ('666660.770.11', 2): -10.976317511960001, ('662660.680.2', 1): 0, ('666660.80.13', 2): -9.0, ('661660.390.08', 0): 1.2563254615204957, ('666660.770.06', 2): -29.905474612747522, ('666660.86-0.25', 1): 0, ('666660.730.15', 1): -9.384694593508268, ('666660.540.08', 0): 2.744861326840305, ('666660.660.12', 2): 0.8435319358823111, ('666660.40.06', 1): 1.3684014008171008, ('666660.70.06', 0): 2.092945439116404, ('666660.530.15', 0): 2.094696542968132, ('666660.360.11', 0): 1.890252158469889, ('666660.330.09', 0): 2.358165729361459, ('666660.76-0.19', 1): 0.0, ('666660.7-0.02', 2): 0, ('666660.760.1', 2): -25.15979963044192, ('666660.870.2', 1): -100, ('666660.620.23', 0): 1.137094411910041, ('666660.75-0.21', 2): 0, ('661660.360.07', 1): 0, ('666660.280.07', 1): 0, ('666660.710.17', 1): 0, ('666660.290.08', 1): 0, ('666260.780.0', 0): 1, ('666660.710.01', 2): 0.43684627699999995, ('666660.410.02', 1): 0, ('666660.510.18', 1): 0.265624499, ('666660.470.12', 2): 0, ('666660.970.15', 0): 1, ('666660.510.08', 0): 2.9246901883856813, ('666660.78-0.09', 1): -100, ('666660.750.15', 0): -8.971659006373002, ('666660.65-0.07', 2): 0, ('662660.740.15', 0): <text:soft-page-break/>0.4315966672281101, ('666660.730.16', 2): 0, ('666660.54-0.22', 1): 0, ('666660.390.01', 2): 0, ('666660.82-0.24', 1): -10.0, ('666660.630.16', 2): 0, ('666660.41-0.0', 2): 0, ('666660.70.15', 2): 0.6215725032853328, ('666660.720.26', 0): -0.009485036000000002, ('666660.27-0.01', 2): 0.7822075989359801, ('666660.78-0.36', 2): 0, ('626660.820.26', 2): 0, ('666660.810.11', 0): -100, ('666660.85-0.21', 1): 0, ('666660.46-0.04', 2): 0, ('666660.78-0.18', 2): 0, ('666160.780.14', 0): 1, ('666660.840.29', 0): -100, ('666660.230.04', 0): 2.4482480843413215, ('666660.780.09', 0): -20.555994595199998, ('666660.76-0.23', 1): 0.0, ('666660.760.14', 0): -22.17162371030442, ('661660.540.18', 2): 0, ('666660.42-0.06', 0): 1.704943174278228, ('666660.550.04', 2): 0.8519478855408958, ('666660.530.23', 2): 0, ('666660.770.29', 1): -100, ('666660.47-0.07', 1): 0.7643459322230438, ('666660.590.13', 0): 2.113358712283496, ('666660.210.05', 0): 1, ('666660.120.01', 0): 2.555162305010805, ('666660.790.19', 0): -100, ('666660.740.37', 0): 1.07, ('662660.770.11', 0): 1.0, ('666660.740.02', 0): 1.09043164905656, ('666660.140.0', 2): 0, ('666660.740.2', 0): 1.0116110928367001, ('661660.590.09', 0): 1.125766246088098, ('666660.68-0.14', 2): 0.16798589343462011, ('666660.780.13', 1): -100, ('666660.690.25', 1): 0.072755597712847, ('661660.320.06', 2): 0, ('666660.44-0.1', 1): 0, ('666660.750.09', 2): -5.776199210762182, ('666660.760.25', 2): -9.9951, ('666660.810.34', 1): 0, ('666660.31-0.03', 0): 2.6684348749020885, ('666660.680.28', 1): 0, ('666660.410.09', 0): 2.208068688186342, ('666660.67-0.13', 2): 0.0, ('666660.680.14', 2): 0, ('666660.880.25', 1): 0, ('666660.850.14', 0): -100, ('666660.330.0', 0): 1.3093787992848545, ('666160.71-0.09', 2): 0, ('661660.390.1', 0): 1, ('666660.53-0.0', 0): 1.14182, ('662660.750.19', 1): -100, ('666660.7-0.19', 0): 1.24599701, ('666660.790.38', 2): -100, ('666660.640.07', 0): 2.443008948214986, ('666660.770.03', 2): -0.45842020000000006, ('666660.70.22', 0): 1.4264952938731275, ('666660.8-0.02', 0): -100, ('661660.160.02', 1): 0, ('666660.33-0.0', 0): 1.7600633460601809, ('666660.590.23', 2): 0.0, ('666660.670.21', 1): 0, ('666660.730.18', 2): -9.98300439448318, ('666660.73-0.24', 1): 0, ('666660.420.06', 0): 1.575138933566985, ('661660.570.1', 0): 1, ('666160.31-0.04', 0): 1, ('666660.54-0.06', 0): 1.306377355053606, ('666660.59-0.09', 1): 0.0, ('666660.74-0.12', 1): 0.0, ('666660.63-0.15', 0): 1.2434122600000002, ('666660.61-0.12', 0): 1.1998806663, ('666661.010.13', 2): 0, ('666660.640.32', 1): 0, ('666660.42-0.09', 0): 1.1325370689999998, ('661660.340.03', 0): 1, ('666660.640.25', 1): 0, ('666660.28-0.03', 0): 2.529569727127325, ('666660.640.13', 0): 1.70240786256516, ('666160.62-0.16', 0): 1, ('666660.520.13', 1): 0.3944250919335709, ('666660.81-0.0', 1): -100.0, ('666660.650.12', 2): 0, ('666660.65-0.02', 2): 0, ('666660.610.16', 0): 1.3263348504353554, ('666660.560.23', 1): 0, ('666660.57-0.01', 1): 0.0, ('666660.8-0.15', 2): 0.06999999999999999, ('666660.490.15', 1): 0.0, ('666660.630.13', 2): 0, ('666660.810.19', 2): 0.06999999999999999, ('666660.71-0.02', 2): 0, ('666660.21-0.01', 2): 0, ('666660.660.32', 0): 1.07, ('666660.87-0.33', 2): 0, ('661660.610.18', 1): 0, ('666660.880.12', 2): 0, ('666660.630.14', 2): 0.0, ('666660.57-0.18', 2): 0, ('666660.05-0.0', 0): 2.736311576765544, ('666660.72-0.17', 0): 1.25096953, ('666660.710.3', 0): 1.0, ('666660.460.04', 0): 2.021916243261478, ('666660.730.28', 0): -9.100000000000001, ('666660.720.15', 1): -0.5755806526047467, ('666660.560.12', 1): 0, ('666660.670.0', 1): 0.20862798636399998, ('666660.750.26', 0): -9.100000000000001, ('666660.430.08', 0): 2.7532280866065566, ('666660.63-0.16', 1): 0.09662534504546, ('666660.50.18', 1): 0, ('666660.170.03', 2): 0, ('666660.39-0.01', 2): 0, ('666660.270.04', 1): 1.7083774493140624, ('666660.790.04', 0): -100, ('666660.77-0.3', 0): 1, ('666660.49-0.09', 1): 0.0, ('666660.830.16', 1): -100, ('666660.710.41', 2): 0, ('666660.68-0.0', 0): 1.0865634831465139, ('666660.78-0.02', 1): -9.584073000000002, ('666660.54-0.09', 1): 0, ('666660.780.01', 1): -10.0, ('666660.560.11', 2): 1.5306923185353751, ('666660.730.5', 0): 1, ('666660.77-0.08', 2): -9.866999999999999, ('666660.5-0.06', 0): 1.3902535713559543, ('666660.770.21', 0): 1, ('666660.670.39',</text:p>
      <text:p text:style-name="P1"><text:s/>0): 1, ('666660.620.18', 1): 0, ('666660.770.14', 0): -53.507529112726246, ('666660.510.05', 2): 0, ('661660.580.04', 0): 1, ('666660.44-0.07', 2): 0.763827150061613, ('666660.45-0.14', 2): 0, ('666660.810.07', 1): -19.0, ('666660.790.11', 1): -10.210223077328974, ('666660.960.09', 1): 0, ('661660.370.05', 2): 0.0, ('666660.70.38', 1): 0, ('666660.40.05', 1): 0, ('666660.51-0.01', 2): 0, ('662660.790.11', 0): 1, ('666660.80.28', 0): -100, ('662660.760.16', 1): -100, ('666660.00.0', 1): 0.0, ('666660.820.1', 1): -100, ('666660.60.15', 0): 1.4718289210066429, ('666660.58-0.17', 2): 0, ('666660.440.16', 1): 0, ('666660.670.34', 1): 0, ('666660.83-0.05', 2): -100, ('666160.53-0.08', 0): 1, ('666660.64-0.16', 0): 1.040878842067, ('666660.73-0.02', 1): 0, <text:soft-page-break/>('666660.340.02', 0): 1.9219153891058882, ('666660.51-0.2', 2): 0, ('666660.74-0.07', 1): 0, ('666160.68-0.11', 1): 0, ('666660.80.09', 0): -100, ('661660.540.08', 2): 0, ('666660.570.19', 0): 1.2292212947440049, ('666660.520.04', 2): 0, ('666660.540.08', 1): 0, ('666660.88-0.03', 1): 0.0, ('666660.40.06', 2): 0, ('666660.79-0.37', 2): 0, ('666660.50.13', 0): 2.1200716523070477, ('666660.360.11', 1): 0, ('666660.470.15', 2): 0, ('666660.7-0.02', 1): 0.4073413505781169, ('666660.370.05', 0): 2.5894104711604355, ('666660.620.31', 2): 0, ('666660.910.2', 0): 1, ('666660.430.0', 1): 0.0, ('666660.080.01', 0): 2.6137206100968338, ('661660.360.07', 2): 0, ('666660.580.13', 0): 1.9598773211270308, ('666660.710.17', 0): 1.5867928328828111, ('666660.860.02', 2): 0.0, ('661660.440.05', 1): 0, ('666660.290.08', 2): 0, ('666660.410.02', 2): 0, ('666660.64-0.06', 0): 1.4134790301839266, ('666660.56-0.03', 0): 1.6765073548652656, ('616660.50.2', 1): 0, ('666660.80.16', 2): -100, ('666660.78-0.09', 0): 1, ('666660.760.11', 2): -9.75950101383017, ('666660.820.32', 2): 0, ('666660.620.03', 0): 1.3676213156248103, ('666660.53-0.31', 0): 1, ('666660.690.3', 0): 1.0, ('666660.760.02', 0): 1, ('666660.550.2', 2): 0, ('666660.6-0.13', 2): 0, ('666260.780.06', 0): -100, ('666660.630.12', 0): 2.343521576299483, ('666660.810.01', 1): 0.06999999999999999, ('666660.57-0.09', 0): 1.4673715621789873, ('666660.720.26', 1): -10.0, ('666660.72-0.02', 2): 0, ('666660.69-0.07', 0): 1.3647375007111044, ('666660.52-0.09', 2): 0.2793770136432232, ('666660.59-0.15', 0): 1.07, ('666660.810.11', 1): -100, ('666660.150.0', 2): 0, ('666660.85-0.21', 0): -100, ('666660.68-0.17', 0): 1.19487783, ('666660.78-0.18', 1): 0, ('666660.82-0.1', 1): 0, ('662660.780.11', 2): -0.673229123, ('666660.76-0.03', 2): -9.742413991940271, ('666660.550.14', 0): 1.5955424739981439, ('666660.21-0.02', 0): 2.4478400413616965, ('666660.7-0.28', 2): 0, ('666660.760.28', 0): 1.0, ('666260.720.0', 1): 0, ('666660.52-0.15', 0): 1.0, ('626660.660.36', 0): 1, ('666660.55-0.03', 0): 2.001387895896502, ('661660.150.02', 0): 1.2011879658236462, ('666660.77-0.05', 2): -9.537249884289999, ('666660.740.02', 1): 0, ('666660.680.09', 0): 2.1947967153381027, ('666660.830.07', 0): -100, ('666660.75-0.03', 1): 0.08368734128674502, ('666660.6-0.03', 1): 0.0, ('661660.520.17', 2): 0, ('666660.49-0.0', 0): 1.1323566999999999, ('666660.840.14', 0): -100, ('666660.780.22', 1): -9.93, ('666660.34-0.04', 0): 2.04712468563514, ('666660.63-0.03', 2): 0, ('666660.690.25', 0): -8.88667633, ('666660.44-0.1', 0): 1.0, ('661660.570.13', 2): 0, ('666660.310.0', 2): 0.10881604191239824, ('666660.680.28', 0): 1.0049, ('666660.040.0', 0): 3.138385498816547, ('666660.67-0.03', 2): 0.0, ('661660.460.04', 0): 1, ('666660.750.18', 0): 0.5030572804912798, ('666260.830.02', 2): -100, ('666660.77-0.16', 0): 1.07, ('666660.53-0.0', 1): 0, ('666660.51-0.05', 0): 1.5083631055317577, ('661660.580.18', 0): 1, ('666660.60.08', 0): 1.9933262848107065, ('666160.49-0.08', 2): 0, ('616660.610.17', 0): 1, ('666660.440.07', 1): 0, ('666660.790.28', 2): -10.0, ('661660.620.03', 2): 0, ('666660.57-0.02', 1): 0.0, ('666660.8-0.02', 1): -25.39, ('661660.160.02', 0): 1.2645986187475056, ('666660.33-0.0', 1): 0, ('666660.47-0.11', 0): 1.0, ('666660.750.43', 1): 0, ('666660.71-0.07', 0): 1.7112455561713895, ('666660.670.21', 0): 1.3954590738152295, ('666660.71-0.17', 1): 0, ('666660.31-0.0', 0): 2.0196190519795203, ('666160.31-0.04', 1): 0, ('666660.60.29', 0): 1.0749, ('666660.64-0.2', 1): 0, ('666660.770.19', 2): -9.0, ('666660.720.06', 0): 0.5911365016750458, ('666660.72-0.19', 0): 1, ('666660.48-0.06', 2): 0.0, ('666660.750.23', 2): -0.03298813770000002, ('666160.62-0.06', 2): 0, ('666660.560.23', 0): 1.28500267894, ('666660.57-0.01', 2): 0, ('666660.490.15', 2): 0.0, ('666660.54-0.13', 0): 1.1485174162519738, ('666660.39-0.02', 0): 2.564792173453455, ('666660.790.01', 2): -8.99559, ('666660.820.06', 2): 0, ('666660.80.3', 0): 1, ('666660.610.22', 0): 1.07, ('666660.760.37', 0): 1.0, ('666660.710.09', 2): 0.648648978944336, ('666660.750.06', 2): -21.69278108172956, ('661660.70.07', 1): 0, ('666660.75-0.01', 1): 0.18714570105614872, ('661660.640.12', 2): 0, ('666660.5-0.21', 2): 0, ('666660.85-0.16', 0): 1, ('662660.720.18', 2): 0, ('666660.76-0.06', 2): -12.95898407189, ('666660.73-0.11', 0): 1.0, ('666660.220.05', 1): 0.4654972374748643, ('666660.850.19', 0): 1, ('666660.560.12', 0): 2.382435042219318, ('666660.80.02', 2): 0.0, ('666660.85-0.09', 0): -9.030000000000001, ('666660.390.09', 2): 1.3986339543133928, ('666660.50.18', 2): 0.16624000328520402, ('666660.60.03', 1): 0.35125685217435315, ('666660.820.12', 0): -8.090000000000002, ('666660.790.37', 2): 0, ('666660.75-0.1', 2): 0.06999999999999999, ('666660.53-0.11', 2): 0, ('661660.370.08', 0): 1, ('666660.45-0.05', 0): 1.0980222624573623, ('661660.350.05', 0): 1.080188080809412, ('666660.75-0.32', 0): 1, ('666660.740.12', 2): -9.772341649359518, ('666660.460.11', 0): 1.3033938243297432, ('666660.830.16', 0): -8.090000000000002, ('666660.73-0.27', 1): -100, ('661660.60.1', <text:soft-page-break/>1): 0.20453506782508762, ('666660.68-0.26', 1): 0, ('666660.650.4', 0): 1, ('666660.43-0.02', 0): 2.0898950249032326, ('666660.78-0.02', 2): -100, ('666660.54-0.09', 0): 1.41842852609808, ('666660.780.14', 2): -26.87651583156, ('666660.780.01', 0): 1.0, ('616660.630.18', 0): 1, ('661660.510.04', 2): 0, ('666660.60.12', 2): 0, ('666660.770.21', 1): -9.954073, ('666660.360.02', 0): 2.072906277602573, ('666660.58-0.14', 0): 1, ('666660.620.18', 2): 0.8322703855178142, ('666660.770.14', 1): -89.93, ('661660.40.06', 0): 1, ('666660.110.01', 0): 2.6974398918466136, ('661660.32-0.0', 2): 0, ('666660.810.07', 0): -24.483000000000004, ('666660.790.11', 0): -19.9710958680973, ('661660.650.18', 1): 0, ('661660.70.2', 1): 0, ('666660.51-0.1', 0): 1.083748315890657, ('616660.660.17', 1): 0, ('666660.77-0.25', 0): 1.07, ('666660.450.07', 2): 0, ('666660.660.03', 1): 0.4887033943538498, ('666660.850.01', 2): -10.0, ('666160.560.02', 0): 1, ('666660.82-0.04', 2): -100, ('666660.57-0.1', 1): 0, ('666660.38-0.08', 0): 1, ('666660.590.28', 1): 0, ('666660.7-0.27', 0): 1.0, ('666660.820.1', 0): 1, ('666660.330.06', 0): 2.0880426011036097, ('666660.410.01', 0): 1.3151079394849796, ('666660.670.34', 0): 1.0, ('666660.62-0.2', 0): 1.0, ('666660.64-0.46', 0): 1, ('662660.8-0.03', 2): 0, ('616660.510.21', 2): 0, ('666660.80.13', 0): -9.030000000000001, ('666660.73-0.02', 0): 1.4848262628449083, ('666660.320.08', 1): 1.3719254826810312, ('666660.640.22', 2): 0, ('666660.74-0.07', 0): -9.118606604109408, ('666660.430.13', 0): 1.6838188331497281, ('666660.82-0.15', 1): 0, ('666660.730.07', 0): -10.494368581389178, ('666660.570.07', 0): 2.2810953096047424, ('666660.520.14', 2): 0, ('661660.36-0.0', 1): 0, ('666660.76-0.07', 2): -10.0, ('666660.760.05', 2): -20.299748841427302, ('666660.470.03', 0): 1.6054556762871692, ('666660.70.06', 2): 0, ('666660.48-0.03', 2): 0, ('666660.820.19', 1): 0.0, ('666660.70.18', 1): 0.19736222277034535, ('666660.720.25', 1): -0.58642633, ('666660.51-0.25', 2): 0, ('666660.370.05', 1): 0, ('666660.69-0.02', 2): 0, ('666660.760.1', 0): -24.448133247787254, ('666660.670.18', 2): 0.0, ('666660.080.01', 1): 0, ('666660.790.09', 0): -100, ('666660.760.2', 2): 0.18403, ('666660.810.12', 1): -100, ('661660.50.09', 0): 1.2359259667005549, ('666660.84-0.27', 0): 1, ('666660.68-0.12', 2): 0, ('666660.75-0.09', 0): 1.07, ('666660.59-0.01', 1): 0, ('662660.680.13', 2): 0, ('666660.790.03', 2): -9.929657, ('666660.820.03', 2): 0.063, ('666660.18-0.0', 1): 0, ('661660.460.09', 2): 0.24341030418018686, ('666660.690.02', 2): 0.3294943644172337, ('666660.390.01', 0): 2.067745799232059, ('666660.40.12', 0): 1.904465809059087, ('666660.510.08', 1): 0, ('666660.720.12', 2): 0, ('661660.580.09', 0): 1, ('666660.74-0.0', 0): 1.06741, ('666660.740.24', 0): -0.21869790000000044, ('666660.41-0.0', 0): 1.6850803348680263, ('666660.50.09', 2): 0, ('666660.710.37', 1): 0, ('666660.720.26', 2): -100, ('661660.220.03', 0): 1.9969519308684076, ('666660.650.15', 1): 0, ('666660.810.11', 2): -21.84366913, ('666660.78-0.26', 1): 0, ('666660.49-0.01', 2): 0.3189011595868, ('666660.71-0.18', 1): 0, ('666660.780.1', 0): -26.792847233000003, ('666660.68-0.18', 0): 1.0953404690000001, ('662660.680.14', 1): 0.13228581203791787, ('666660.6-0.0', 1): 0, ('661660.520.06', 0): 1, ('666660.250.04', 1): 1.3736789728842327, ('666660.37-0.03', 0): 2.5762463525640342, ('666660.780.09', 2): -100, ('662660.670.13', 0): 1, ('666660.760.14', 2): -18.408185256052153, ('666660.310.01', 2): 0.0, ('666660.810.31', 2): 0, ('666660.55-0.03', 1): 0.0, ('666660.69-0.12', 0): 1.1416315262354302, ('666660.33-0.05', 1): 0.08397119583362722, ('666660.75-0.16', 0): -9.099722170000001, ('666660.590.01', 1): 0.683533723673652, ('666660.340.09', 0): 2.2741290950765127, ('666260.82-0.16', 1): 0, ('666660.66-0.51', 1): 0, ('666660.6-0.03', 0): 1.833359629900401, ('666660.58-0.05', 0): 2.387008171410808, ('666660.440.04', 1): 0.0, ('666660.840.14', 1): -10.0, ('666660.67-0.52', 0): 1, ('666660.840.04', 0): 1, ('666660.720.28', 2):</text:p>
      <text:p text:style-name="P1"><text:s/>-8.72500347, ('666660.56-0.17', 2): 0, ('666660.66-0.1', 2): 0.1379, ('666660.8-0.22', 2): 0.0, ('666260.820.03', 0): 1, ('666660.52-0.1', 1): 0, ('661660.320.06', 0): 1.2536397937250103, ('666660.47-0.16', 2): 0, ('666660.750.09', 0): -6.496178400193335, ('666660.680.35', 2): 0.0, ('661660.720.1', 1): 0.1053493430600777, ('666660.79-0.09', 0): 1.0630000000000002, ('666660.80.17', 1): 0.06999999999999999, ('666660.82-0.01', 2): 0, ('666660.02-0.0', 0): 2.687045553625028, ('666660.040.0', 1): 0, ('666660.5-0.19', 0): 1, ('666660.67-0.13', 0): 1.227517088152284, ('666260.75-0.02', 2): 0, ('666660.680.14', 0): 2.1319727377891877, ('666660.67-0.03', 1): 0, ('666660.42-0.06', 1): 0.0, ('666160.660.02', 0): 1, ('666660.690.38', 1): 0, ('666660.53-0.0', 2): 0, ('666660.51-0.05', 1): 0, ('666660.60.08', 1): 0.0, ('666660.870.19', 2): 0, ('666660.690.16', 1): 0, ('666660.72-0.16', 2): 0, ('666660.440.07', 2): 1.5644137883212308, ('666660.410.14', 0): 1.1996535926870266, ('666660.790.28', 1): <text:soft-page-break/>0, ('666660.610.05', 0): 2.2945738617852642, ('666660.41-0.08', 2): 0, ('666660.57-0.02', 0): 1.8262292232330237, ('666660.83-0.01', 0): -18.190000000000005, ('666660.8-0.02', 2): -100, ('666660.490.02', 1): 0.6820477021194236, ('666660.190.04', 0): 1.1436996973976488, ('666660.490.16', 0): 1.145047854, ('666660.28-0.02', 2): 0.0, ('666660.71-0.07', 1): 0, ('666660.47-0.05', 0): 1.2601186990296347, ('666660.80.05', 2): -100, ('666660.71-0.17', 0): 1, ('666660.620.24', 2): 0.133, ('666160.47-0.12', 0): 1, ('666160.43-0.06', 0): 1.082686038874455, ('661660.420.07', 0): 1.133, ('666660.530.09', 0): 2.8334052537258785, ('666660.61-0.04', 1): 0, ('666660.89-0.01', 2): -100, ('666660.720.06', 1): 0, ('666660.440.1', 1): 0.9832332360131141, ('666660.8-0.31', 1): 0, ('666660.64-0.28', 1): 0, ('666660.650.12', 0): 1.8730011291542394, ('666660.770.15', 2): -1.11113389793, ('666660.65-0.02', 0): 1.5101587802190697, ('666660.670.05', 1): 1.2448398934052625, ('666660.80.01', 0): -9.100000000000001, ('666660.63-0.13', 2): 0, ('666660.29-0.04', 0): 1.4850750325483035, ('666660.630.13', 0): 1.9098211225308226, ('666660.750.3', 0): -9.100000000000001, ('666660.21-0.01', 0): 2.883444260430232, ('666660.660.32', 2): 0, ('666660.38-0.05', 2): 0, ('666660.770.0', 0): 1.1133829899999999, ('666660.80.3', 1): 0, ('666660.610.22', 1): 0, ('666660.460.14', 2): 0, ('666660.46-0.01', 0): 1.4282881704140267, ('666660.88-0.18', 2): -100, ('666660.750.06', 1): -13.942554557857942, ('666660.75-0.01', 2): 0.0, ('666660.650.08', 0): 2.4862501818837326, ('666660.62-0.16', 1): 0, ('666660.650.1', 2): 0, ('666660.43-0.05', 2): 0, ('666660.78-0.01', 0): -9.745001000000002, ('666660.760.19', 2): -100, ('666660.21-0.0', 0): 2.3557153854746313, ('666660.670.06', 2): 1.2341201057931892, ('666660.750.26', 2): 0, ('666660.430.08', 2): 0, ('666660.380.06', 1): 1.733072649519652, ('666660.580.0', 1): 0.1940481042829, ('666660.63-0.04', 0): 2.306088371294483, ('666660.820.12', 1): -9.9951, ('666660.52-0.01', 2): 0.075243, ('666660.86-0.23', 2): 0, ('661660.650.07', 1): 0, ('666660.790.04', 2): -20.285921380700003, ('666660.650.38', 1): 0, ('666660.780.25', 2): -100, ('666660.91-0.1', 1): -100, ('666660.560.03', 0): 1.9473296885164297, ('666260.80.02', 0): 1, ('666660.5-0.11', 2): 0.0049, ('666660.780.14', 1): -9.74030811, ('666660.60.24', 0): 1.0567000000000002, ('666660.70.1', 2): 0.0, ('666660.60.12', 1): 0, ('666660.860.08', 2): 0, ('666660.580.3', 2): 0, ('666660.440.11', 0): 1.840804212662417, ('666660.140.01', 2): 1.7834501090179373, ('666660.56-0.36', 0): 1, ('666660.23-0.02', 0): 2.6419648723403792, ('666660.360.1', 1): 0, ('666660.680.01', 0): 1.492562428067552, ('666660.4-0.03', 0): 2.0032241719817296, ('666660.66-0.12', 0): 1.116556713364187, ('666660.640.08', 2): 0, ('666660.470.06', 2): 1.5388343663948842, ('666660.70.03', 0): 1.3044968254001068, ('666660.530.18', 0): 1.4136114336638763, ('666660.660.03', 2): 0, ('666660.760.37', 1): 0, ('666660.480.03', 1): 0, ('662660.660.13', 1): 0, ('666660.57-0.1', 0): 1.1747510360497078, ('666660.580.08', 0): 2.385013812495685, ('666660.590.28', 0): 1.07, ('666660.610.29', 0): 1.133, ('661660.430.08', 0): 1.6288579365744327, ('662660.70.14', 1): 0.08001478556223733, ('666660.7-0.0', 2): 0, ('661660.550.11', 2): 0.13001806052239745, ('666660.83-0.05', 0): -9.100000000000001, ('662660.8-0.03', 1): 0, ('666660.650.03', 1): 0.5651933012216703, ('666660.80.13', 1): -7.208325209999999, ('661660.71-0.04', 0): 1, ('666660.380.13', 2): 0, ('666660.340.02', 2): 0, ('666660.640.35', 1): 0, ('666660.80.09', 2): -36.785218347000004, ('662660.730.23', 2): -100, ('666660.660.12', 1): 0, ('662660.750.11', 0): 0.9783157677386198, ('666660.51-0.11', 1): 0.0, ('666660.760.05', 1): -21.933301993318146, ('666660.50.13', 2): 0, ('666660.690.13', 0): 2.285515514940187, ('666660.820.19', 0): -100, ('666660.720.25', 0): -9.100000000000001, ('666660.370.05', 2): 0, ('666660.760.1', 1): -29.205253899311437, ('666660.670.18', 1): 0.0, ('661660.450.08', 0): 1.2783006294393648, ('666660.75-0.21', 1): 0, ('666660.810.12', 0): -27.3446279, ('666660.78-0.21', 1): 0, ('666660.49-0.04', 0): 2.1241667126202137, ('666660.710.01', 1): 0, ('666660.350.0', 2): 0.4597802255049925, ('661660.520.03', 2): 0, ('666660.250.07', 1): 0, ('666660.18-0.0', 0): 2.4175688820771213, ('666660.78-0.09', 2): 0, ('666660.230.03', 0): 2.507255634793475, ('666660.760.11', 0): -16.494057380755166, ('666660.510.17', 2): 0, ('666160.49-0.07', 1): 0, ('666660.550.2', 0): 1.14042, ('666660.79-0.14', 2): 0, ('666660.740.24', 1): 0, ('666660.740.34', 0): -100, ('666660.460.0', 0): 1.2610715255030238, ('666660.740.01', 0): 1.0714410759097002, ('666660.72-0.02', 0): 1.2541429831086424, ('666160.47-0.09', 1): 0, ('666660.84-0.16', 1): 0.06999999999999999, ('666660.780.1', 1): -24.468552693645087, ('661660.330.09', 1): 0, ('666260.860.12', 2): 0, ('666660.640.3', 2): 0.06999999999999999, ('666660.6-0.0', 0): 1.0049, ('666660.250.04', 2): 0.0, ('661660.480.07', 2): 0, ('666660.37-0.03', 1): 0, ('666660.250.0', 1): 0.0, <text:soft-page-break/>('666660.580.03', 1): 0, ('666660.530.04', 2): 0.6021003873745964, ('666660.280.03', 1): 0, ('666660.810.27', 0): -9.100000000000001, ('666660.160.02', 0): 2.9885996544139317, ('666660.810.24', 2): -100, ('666660.67-0.14', 2): 0, ('666660.73-0.19', 0): 1.17073, ('666660.850.11', 0): -9.100000000000001, ('666660.75-0.16', 1): 0, ('666660.85-0.01', 0): -100, ('666660.77-0.05', 0): -15.821610729030084, ('666660.770.13', 2): -100, ('661660.330.0', 0): 1, ('666660.490.0', 2): 0, ('666660.350.08', 0): 2.00586697252327, ('661660.520.17', 0): 1, ('666660.440.04', 0): 2.2053250455537996, ('666660.840.14', 2): -100, ('666660.690.18', 1): 0.47023333067470496, ('666660.8-0.01', 0): -100, ('666660.66-0.1', 1): 0, ('666660.490.01', 1): 0.0, ('666660.690.25', 2): 0, ('666660.570.05', 0): 2.1000788704211915, ('666660.47-0.16', 1): 0, ('666660.750.09', 1): -10.059210270942202, ('666660.870.14', 1): -100, ('666660.17-0.01', 0): 2.71353591294757, ('666660.420.03', 0): 2.0383244725157343, ('666660.680.28', 2): 0, ('666660.54-0.01', 0): 1.1423100000000002, ('666660.680.14', 1): 0, ('666660.79-0.17', 1): 0, ('666660.67-0.03', 0): 1.5936660356019805, ('666160.32-0.04', 1): 0, ('666660.64-0.1', 0): 1.0672714, ('666660.94-0.06', 1): 0, ('666660.610.0', 1): 0, ('666660.860.21', 0): 1, ('666660.60.08', 2): 0, ('666660.580.24', 0): 1.323324319031, ('666660.770.03', 1): -10.545349059709999, ('666660.790.28', 0): -9.100000000000001, ('666660.65-0.05', 2): 0, ('666660.80.04', 2): -8.091621, ('666660.610.13', 0): 1.763609682564509, ('666660.540.03', 1): 0, ('666660.88-0.04', 1): 0, ('666660.490.02', 2): 0, ('661660.160.02', 2): 0, ('666660.50.16', 2): 0, ('666660.540.17', 0): 1.2789274030384785, ('666660.87-0.05', 2): 0, ('666660.330.02', 1): 0.9019081855390046, ('661660.310.06', 1): 0.5384711847724436, ('666660.630.0', 1): 0, ('666660.35-0.02', 0): 2.557554902866626, ('666660.620.24', 1): 0.0, ('666660.74-0.12', 2): 0, ('666660.730.12', 2): 0, ('666660.610.21', 1): 0.16015765025202655, ('666660.290.03', 0): 1.8332568061457384, ('666660.61-0.04', 2): 1.4652637633786907, ('662660.810.1', 2): -100, ('666660.75-0.02', 0): 0.9816357411859241, ('666660.460.09', 0): 2.1918738014494896, ('666660.55-0.11', 1): 0, ('666160.48-0.08', 1): 0, ('666660.78-0.04', 2): -13.975307387575473, ('666660.82-0.2', 0): 1, ('666660.220.02', 0): 1.9551166872293195, ('666660.55-0.0', 2): 0, ('666660.750.23', 0): -100, ('666660.7-0.44', 0): 1, ('666660.560.23', 2): 0, ('666660.380.05', 1): 0, ('666660.50.07', 2): 1.344318474159512, ('666660.660.25', 1): 0.0, ('666660.630.13', 1): 0.0, ('666660.54-0.13', 2): 0, ('666660.39-0.02', 2): 0, ('661660.360.0', 2): 0, ('666660.52-0.04', 0): 2.351483731938056, ('666660.790.01', 0): -100, ('666660.570.0', 2): 0.0, ('666660.880.12', 1): -9.93, ('666660.610.22', 2): 0, ('666660.76-0.3', 1): 0, ('666660.57-0.18', 1): 0, ('662660.640.09', 2): 0, ('666660.750.06', 0): -13.349467590741183, ('666660.980.13', 2): 0, ('661660.170.02', 1): 1.9275292428599493, ('666660.62-0.16', 2): 0, ('666660.43-0.05', 1): 0, ('661660.380.05', 1): 0, ('666660.76-0.06', 0): -17.80505422150086, ('666660.550.13', 2): 0.2409546099273918, ('666660.850.19', 2): 0, ('666660.730.0', 0): 1.1468964000000001, ('666660.630.02', 0): 1.3856021145357384, ('666660.760.27', 2): -100, ('666660.63-0.16', 2): 0.0, ('662660.720.15', 2): 0, ('666660.450.0', 2): 0, ('666660.53-0.05', 0): 1.7933758852412307, ('666660.52-0.0', 0): 1.0616, ('666660.33-0.02', 2): 0.0, ('666660.820.12', 2): -10.0, ('666660.86-0.17', 0): -9.100000000000001, ('666660.740.09', 1): -1.2998402439664791, ('666660.830.02', 2): 0, ('666660.45-0.05', 2): 0, ('666660.76-0.17', 0): 1.0, ('666660.66-0.23', 1): 0, ('666660.780.25', 1): -100, ('666660.710.41', 1): 0, ('666660.720.09', 2): 0, ('666660.34-0.03', 2): 0.0, ('666660.180.03', 0): 2.838923266626553, ('666660.780.14', 0): -100,</text:p>
      <text:p text:style-name="P1"><text:s/>('666660.780.01', 2): -9.866999999999999, ('666660.60.24', 1): 0, ('661660.570.18', 0): 1, ('666660.60.12', 0): 2.0293669604031805, ('661660.430.05', 2): 0, ('666660.890.15', 0): -100, ('661660.36-0.01', 2): 0, ('666660.140.01', 1): 0, ('666660.110.01', 2): 0, ('666660.83-0.04', 2): -100, ('666660.590.09', 1): 1.5089086933779494, ('666660.340.01', 0): 1.5641410974269085, ('666660.51-0.1', 2): 0, ('666660.680.01', 1): 0, ('666660.69-0.42', 0): 1, ('662660.740.13', 2): 0, ('666660.570.14', 0): 1.4253350695888616, ('666660.520.03', 2): 0, ('666660.660.15', 1): 0.4465744979389131, ('666660.640.08', 1): 0, ('666660.40.05', 2): 1.3362390505897763, ('666660.77-0.25', 2): 0, ('666660.70.03', 1): 0.0, ('666660.450.07', 0): 2.1967465729929923, ('666660.530.18', 1): 0.0, ('666660.810.1', 0): -18.057000000000002, ('666660.370.12', 1): 0.46667843229059813, ('666660.570.25', 1): 0, ('661660.620.06', 0): 1, ('666160.47-0.05', 2): 0, ('666660.8-0.09', 1): 0, ('666660.370.06', 0): 2.6134923762739604, ('666660.480.03', 2): 1.0433406182553004, ('661660.630.1', 1): 0, ('666660.260.01', 0): 2.4639140256794683, ('666660.880.09', 0): -100, ('666660.810.17', 2): -19.700000000000003, ('616660.590.13', 2): 0.0, ('666660.90.02', 1): -100, ('666660.740.18', 2): 0, <text:soft-page-break/>('666660.79-0.01', 0): -18.190000000000005, ('666660.82-0.09', 2): 0, ('666660.410.01', 2): 0, ('666660.64-0.03', 0): 1.631553815785913, ('666660.65-0.14', 1): 0, ('666660.74-0.17', 2): -9.93, ('661660.370.1', 0): 1.1745385943398845, ('666660.72-0.3', 0): 1, ('666660.78-0.1', 1): -100, ('666660.640.22', 0): 1.6845164549187324, ('666660.430.13', 2): 0, ('626660.70.27', 0): 1, ('666660.87-0.14', 1): 0, ('661660.280.06', 1): 0.3814722380794708, ('666660.520.04', 1): 0.43087958678204125, ('666660.690.0', 0): 1.0, ('666660.350.03', 2): 0.2615459805547917, ('666660.520.14', 0): 2.2486291615093617, ('666660.760.05', 0): -16.800951166931984, ('666660.740.27', 1): -100, ('666660.48-0.03', 0): 2.4399959156303077, ('666660.690.13', 1): 0, ('666660.470.15', 1): 0.3511299688146135, ('666660.740.31', 2): 0, ('666660.740.04', 2): 0.22856462885220996, ('666660.72-0.05', 2): 0.0, ('666660.69-0.02', 0): 1.1170234303209594, ('666660.720.37', 0): -100, ('666160.42-0.03', 0): 1, ('666660.430.0', 2): 0, ('666660.73-0.2', 0): 1, ('661660.50.09', 2): 0, ('666660.39-0.07', 2): 0, ('666660.78-0.21', 0): 1, ('666660.780.2', 1): 0.0, ('666660.670.18', 0): 1.3415351476072659, ('666660.65-0.17', 2): 0.06999999999999999, ('662660.780.12', 2): 0, ('666660.820.03', 0): -9.030000000000001, ('666660.730.32', 1): 0, ('666660.30.01', 0): 1.878439972524182, ('666660.530.01', 0): 1.2139049729750309, ('666660.760.11', 1): -10.229798620947271, ('661660.30.06', 2): 0, ('666660.55-0.06', 2): 0, ('666660.85-0.13', 2): 0, ('666660.720.12', 0): 1.180665015300582, ('666660.550.2', 1): 0, ('666660.740.24', 2): 0, ('666660.75-0.15', 1): -100, ('666660.590.02', 0): 1.606161648676128, ('666660.780.11', 2): -18.34580658630295, ('666660.630.21', 2): 0.7435091214872841, ('666660.85-0.04', 2): -10.0, ('661660.650.13', 2): 0, ('666660.460.0', 1): 0, ('666660.72-0.02', 1): 0, ('666660.710.25', 0): 1.1783005545556158, ('666660.6-0.41', 1): 0, ('661660.560.04', 1): 0, ('666660.32-0.03', 0): 2.6133677819084733, ('661660.20.02', 0): 1.2507832589328072, ('666660.270.03', 0): 1.7910573200291255, ('666660.840.17', 0): -100, ('666660.780.1', 2): -100, ('661660.370.07', 2): 0, ('666660.45-0.08', 2): 0, ('661660.50.16', 1): 0, ('666660.77-0.01', 0): -9.0257223, ('666660.37-0.03', 2): 0.0, ('666660.580.03', 0): 1.590677159354902, ('666660.46-0.09', 0): 1.075508310532242, ('666660.590.25', 0): 1.0528569483399999, ('666660.73-0.28', 1): 0, ('666660.62-0.05', 1): 0, ('666660.310.01', 0): 1.4411613078974899, ('666660.680.25', 0): 1.1574340924840432, ('666660.64-0.08', 1): 0.13824657699999998, ('666660.83-0.08', 0): -9.100000000000001, ('666660.75-0.16', 2): 0, ('661660.670.2', 2): 0, ('662660.690.09', 2): 0.10845916129963878, ('662660.820.04', 1): 0, ('666260.76-0.18', 2): 0, ('666660.77-0.05', 1): -18.9735589, ('666660.710.27', 2): 0.07593628518000001, ('666660.58-0.19', 2): 0, ('666660.620.13', 0): 2.0182491293964873, ('666660.770.13', 1): -15.452765397486079, ('666660.27-0.0', 1): 0.649715152490244, ('666660.51-0.02', 0): 2.158609783536088, ('666660.490.0', 1): 0.0, ('666660.7-0.14', 1): 0.35453341668881794, ('666160.61-0.11', 1): 0, ('666660.770.04', 1): -2.90227, ('666660.720.28', 0): -100, ('666660.40.08', 2): 1.3772371765675304, ('662660.740.07', 0): 1, ('666660.80.23', 1): -100, ('666660.310.0', 1): 0.0, ('666660.850.04', 0): 1, ('666660.82-0.01', 0): 1, ('666660.89-0.13', 1): 0, ('666660.550.11', 0): 2.190324365826328, ('666660.61-0.07', 0): 1.115121902420005, ('666660.720.01', 0): 1.395132591, ('666660.80.14', 2): -20.07597, ('666660.580.24', 1): 0, ('666660.72-0.16', 0): 1.083040975476242, ('666660.65-0.05', 1): 0.8739577661418965, ('661660.660.11', 0): 1, ('666660.560.26', 0): 1, ('666660.730.08', 2): -0.21040517195162114, ('666660.81-0.0', 0): -100, ('666660.50.04', 0): 1.5106077959394988, ('666660.660.26', 1): 0.20049951229, ('666660.420.12', 0): 2.021184347026287, ('666660.630.14', 1): 0.7014952550078416, ('666160.640.01', 0): 1, ('666660.27-0.03', 1): 0, ('666160.61-0.03', 1): 0, ('666660.46-0.06', 1): 0, ('666660.76-0.0', 1): 0, ('666660.62-0.15', 0): 1.191037589036378, ('666660.55-0.11', 0): 1.252796236415254, ('661660.380.06', 1): 0.37493270909440557, ('662660.760.17', 1): 0, ('666660.73-0.14', 0): 1.08898794664543, ('666660.80.01', 2): -9.93, ('666660.380.05', 0): 2.304537383242529, ('666660.63-0.13', 0): 1.2104755816620136, ('666660.54-0.02', 1): 0.0, ('666660.660.25', 2): 0.22629195599241, ('666660.820.11', 0): -9.100000000000001, ('666660.41-0.07', 1): 0, ('666660.840.09', 1): -10.0, ('666660.790.01', 1): 0.0, ('666160.44-0.06', 0): 1, ('666660.78-0.29', 1): 0, ('666660.460.14', 0): 1.986289875567534, ('666660.830.13', 0): -100, ('666660.81-0.06', 2): 0.0, ('666660.89-0.0', 1): -10.0, ('666660.750.32', 0): -9.036999999999999, ('666660.650.08', 2): 0, ('666660.650.1', 0): 2.6829127180058308, ('666660.43-0.05', 0): 1.0214458624406006, ('666660.9-0.01', 2): 0, ('666660.78-0.01', 2): -100, ('666660.76-0.06', 1): -7.084329090382757, ('666660.760.19', 0): -9.100000000000001, ('666660.21-0.0', 2): 0, <text:soft-page-break/>('666660.760.27', 1): -100, ('666660.58-0.11', 0): 1.134779929246242, ('666660.53-0.05', 1): 0, ('666660.33-0.02', 1): 1.759416791646924, ('666660.790.14', 0): -14.092514338100003, ('666660.790.25', 0): 1.0, ('666660.740.09', 0): -9.974673310038913, ('666660.71-0.28', 1): 0, ('666660.92-0.25', 0): -100, ('666660.66-0.11', 1): 0.06438614060592, ('666660.780.25', 0): -100, ('666660.76-0.13', 0): 1.126273, ('666660.56-0.18', 0): 1.0, ('666660.47-0.08', 1): 0.5214029223742777, ('666660.68-0.26', 2): 0, ('662660.710.12', 1): 0, ('661660.360.09', 0): 1.0, ('666660.580.15', 2): 0, ('666660.70.1', 0): 1.6226702674747007, ('662660.70.13', 0): 1.0, ('666660.31-0.04', 0): 2.343757008992888, ('666660.730.36', 1): 0.0, ('666660.590.09', 2): 0.0, ('666660.750.13', 1): -10.276492757418785, ('666660.74-0.02', 0): 1.3380914763451843, ('661660.280.05', 1): 0, ('666660.54-0.0', 2): 0.0, ('666660.570.04', 0): 2.075575509470405, ('616660.60.15', 1): 0, ('666660.640.08', 0): 2.5885877390966914, ('666660.98-0.07', 0): 1, ('666660.70.27', 0): 0.58138094046349, ('666660.48-0.04', 2): 0, ('666660.6-0.15', 0): 1.075243, ('666660.810.1', 1): -100, ('666660.570.25', 2): 0, ('666660.590.28', 2): 0, ('666660.15-0.01', 2): 0.14057260140929312, ('666260.870.01', 1): 0, ('666660.610.29', 2): 0, ('666660.830.18', 1): -100, ('666660.79-0.01', 1): -9.937, ('661660.510.02', 2): 0, ('666660.820.04', 2): 0.0, ('666660.78-0.1', 2): 0, ('666660.89-0.04', 0): 1, ('666660.03-0.0', 2): 2.065628525102567, ('666660.640.16', 0): 1.2677710566979956, ('666660.690.05', 2): 0, ('666660.390.06', 0): 2.4951510091665563, ('666660.64-0.19', 2): 0, ('666660.55-0.05', 2): 1.4318782190480528, ('666660.740.27', 0): -100, ('666660.48-0.03', 1): 0, ('666660.220.02', 1): 0.0, ('666660.450.1', 0): 1.7496974118314097, ('666660.720.25', 2): -0.51921611, ('666660.72-0.05', 1): 0.0, ('666660.69-0.02', 1): 0, ('666660.660.2', 0): 1.474283147535207, ('666660.73-0.2', 1): 0, ('666660.810.12', 2): -27.001418290929998, ('666660.84-0.15', 0): 1.0, ('666660.59-0.25', 1): 0, ('666660.9-0.24', 1): 0, ('666660.68-0.12', 1): 0.021064382807874, ('666660.780.2', 0): -100, ('666660.590.2', 0): 1.314559987770694, ('666661.05-0.39', 1): 0, ('661660.490.05', 0): 1, ('666660.550.23', 0): 1.1386511000000001, ('666660.820.03', 1): 0, ('666660.880.15', 2): -100, ('666660.18-0.0', 2): 0, ('666660.780.19', 0): -9.100000000000001, ('666660.30.01', 1): 0, ('666660.510.17', 0): 1.3269695293654697, ('666660.62-0.06', 1): 0, ('666660.310.06', 2): 1.341494272485929, ('666660.160.01', 1): 0.0, ('666660.460.01', 0): 1.9519906050328977, ('666660.680.22', 2): 0.5687615248754943, ('666660.730.39', 0): 1.0, ('666660.860.2', 2): -10.0, ('661660.540.16', 2): 0, ('666660.75-0.15', 0): -9.094044246000001, ('666660.630.21', 1): 0.0, ('666660.740.34', 2): 0, ('666660.430.03', 0): 2.306684698310913, ('666660.460.0', 2): 0, ('666660.740.01', 2): 0.0, ('666660.74-0.09', 1): 0, ('666660.68-0.07', 0): 1.4430996421368047, ('666160.34-0.04', 0): 1, ('666660.7-0.17', 1): 0, ('666660.510.2', 1): 0, ('661660.620.09', 0): 1, ('666660.3-0.03', 0): 2.7785624434339304, ('666660.58-0.22', 0): 1, ('666660.46-0.09', 1): 0, ('661660.34-0.0', 0): 1.213156378007485, ('661660.34-0.0', 1): 0, ('666660.74-0.29', 2): 0, ('666660.62-0.05', 2): 0.5155081897520067, ('666660.82-0.06', 2): -100, ('666660.67-0.14', 0): 1.133356240949316, ('666660.66-0.2', 2): 0, ('666660.83-0.08', 1): -100, ('666660.20.01', 2): 0, ('666660.01-0.0', 1): 0, ('666660.76-0.14', 2): 0.0567, ('666660.770.32', 1): 0, ('666660.85-0.01', 2): 0, ('666660.5-0.03', 0): 1.8297863733055426, ('666660.770.26',</text:p>
      <text:p text:style-name="P1"><text:s/>0): 1.0, ('666660.360.05', 1): 0.0, ('666660.770.13', 0): -100, ('666660.44-0.08', 2): 0, ('666660.520.19', 0): 1.2801955869461, ('666660.580.23', 1): 0.0, ('666660.770.04', 0): -9.100000000000001, ('666660.410.11', 0): 2.336619559619194, ('626660.590.25', 2): 0, ('666160.35-0.05', 0): 1, ('666660.730.04', 1): -0.10163882261815695, ('666660.720.28', 1): -10.0, ('662660.730.14', 2): 0, ('666660.8-0.01', 2): 0.0, ('666660.50.01', 2): 0.3913279879388638, ('666660.720.38', 0): 1, ('661660.60.18', 0): 1.0511923705052126, ('666660.79-0.35', 1): 0, ('661660.590.14', 2): 0, ('662660.790.14', 0): -100, ('666660.660.08', 0): 2.381176342053773, ('666660.530.0', 2): 0.25554513290680525, ('666660.830.22', 1): 0, ('666660.96-0.04', 1): 0, ('666660.850.04', 1): -100, ('666660.77-0.31', 1): -100, ('666660.480.08', 1): 0, ('661660.620.11', 2): 0.28923578185021115, ('666660.780.04', 2): -9.929657, ('666660.690.28', 2): 0.063, ('666660.61-0.17', 2): 0, ('662660.760.11', 2): 0, ('661660.640.18', 0): 1, ('666660.730.22', 1): -7.7597244208649006, ('666660.650.17', 0): 1.425258270353198, ('661660.530.07', 2): 0, ('666660.670.3', 0): 1.3025232, ('666660.560.18', 2): 0.0, ('666660.960.13', 1): 0, ('666660.650.25', 1): 0, ('666660.730.18', 0): -8.819904007089, ('666660.730.08', 1): -9.921621000000002, ('666660.9-0.0', 1): -100, ('666660.540.17', 2): 0, ('666660.090.0', 0): 2.0694307212697267, ('666660.820.14', 2): -19.0, ('666660.70.17', 0): 1.6585909681559294, ('666660.89-0.24', 1): 0, ('666660.660.31', 2): 0.06657210000000001, ('666660.27-0.03', 0): 2.7945378321843224, <text:soft-page-break/>('666660.69-0.0', 1): 0.1818757681534517, ('666660.71-0.08', 2): 0, ('666660.710.12', 0): 1.6839213806286424, ('666660.290.03', 2): 0.0, ('661660.320.08', 1): 0, ('666660.81-0.05', 0): -100, ('661660.510.0', 1): 0, ('666660.36-0.02', 0): 2.4814698694497532, ('666660.59-0.06', 0): 1.589502973622606, ('666660.440.1', 2): 0, ('666660.78-0.04', 0): -22.767690843011074, ('666660.50.0', 2): 0.054673997672591304, ('662660.760.17', 2): 0, ('626660.810.25', 1): 0, ('666660.760.16', 2): -9.812383148243182, ('666660.650.26', 2): 0.06999999999999999, ('666660.620.08', 0): 2.376583609523888, ('666260.78-0.08', 2): 0, ('666660.63-0.03', 0): 1.5771112169351984, ('661660.340.0', 1): 0, ('666660.730.28', 1): -100, ('666660.680.1', 1): 0, ('666660.41-0.07', 0): 1.6500963942296454, ('666660.22-0.01', 0): 2.8129226852052645, ('662660.770.13', 2): 0, ('666660.870.37', 0): 1, ('666660.860.16', 1): 0, ('666660.81-0.14', 1): 0, ('666660.570.0', 0): 1.0794524302092716, ('666660.740.0', 2): 0, ('666660.460.14', 1): 0.0, ('666660.540.19', 2): 0.0, ('666660.830.13', 1): -19.0, ('666660.71-0.2', 2): 0, ('666260.730.07', 0): 1, ('666660.560.06', 0): 2.3935377308429215, ('666660.61-0.1', 0): 1.3701205204502553, ('666660.760.19', 1): -0.6370000000000001, ('666660.810.22', 2): 0, ('666660.630.02', 2): 0, ('666660.760.27', 0): 1, ('666160.41-0.06', 0): 1.1703362069778027, ('666660.590.16', 1): 0.47213190299536245, ('666660.290.07', 0): 2.467877719436245, ('666660.80.02', 0): -9.030000000000001, ('661660.40.03', 1): 0.07674658435017079, ('666660.23-0.01', 0): 2.5991733721570993, ('666660.790.14', 1): -26.967, ('662660.770.14', 1): 0, ('666660.77-0.02', 2): -10.0, ('666660.74-0.27', 1): 0, ('666660.680.02', 0): 1.315938256370185, ('666660.430.15', 2): 0.29811720969243316, ('666660.830.02', 0): 1, ('666660.570.17', 1): 0.0, ('666661.020.06', 2): -100, ('666660.4-0.06', 0): 1.960699433820775, ('666660.84-0.05', 2): 0, ('666660.380.1', 0): 2.6212790282976224, ('666660.470.09', 2): 0, ('666660.720.2', 1): 0.38026383549539206, ('666660.72-0.29', 1): 0, ('666660.890.21', 2): -100, ('666660.370.11', 0): 2.1852514444130557, ('666660.570.26', 0): 1.133, ('666660.8-0.04', 2): -100, ('666660.47-0.08', 2): 0, ('666660.520.23', 2): 0, ('666660.34-0.03', 0): 2.3931974542400165, ('661660.5-0.0', 0): 1, ('661660.570.18', 2): 0, ('666660.79-0.02', 1): -1.0024, ('666660.540.2', 1): 0.0, ('666660.66-0.08', 0): 1.073969, ('666660.680.13', 1): 0, ('666660.89-0.14', 2): -100, ('666660.840.05', 2): 0, ('666660.79-0.15', 1): 0, ('661660.460.03', 0): 1, ('666660.750.13', 0): -7.917030000000001, ('666660.74-0.02', 1): 0, ('662660.740.13', 0): 1, ('666660.28-0.05', 2): 0, ('666660.87-0.11', 2): 0, ('661660.280.05', 0): 1.3679869631749606, ('666660.520.03', 0): 1.4520517141081908, ('662660.620.09', 2): 0, ('662660.750.14', 0): 1, ('666660.470.06', 1): 0.0, ('666660.260.06', 1): 0, ('666660.810.1', 2): -8.937, ('666660.470.12', 0): 1.87930258956793, ('666660.35-0.05', 1): 0.527201883961125, ('666660.490.09', 0): 2.288928194350622, ('666660.810.17', 0): -8.663300000000001, ('666660.670.24', 0): 1.3874036328445578, ('666660.15-0.0', 0): 2.6728692075317566, ('666660.740.18', 0): -0.05919797556864803, ('666660.830.18', 0): -100, ('666660.79-0.01', 2): -20.7773, ('661660.440.08', 0): 1.5672494028804176, ('666660.7-0.0', 1): 0.09158443062134099, ('666660.74-0.17', 0): 1, ('666660.580.18', 2): 1.285680788139216, ('666660.650.03', 2): 0.0, ('666660.820.04', 1): -100, ('666660.890.39', 2): 0, ('661660.630.12', 0): 1.07441, ('666660.630.33', 2): 0, ('666160.4-0.06', 0): 1.1746853496600254, ('666660.720.09', 0): 1.041455048326206, ('666660.75-0.07', 2): 0.0, ('666660.640.16', 1): 0, ('666660.690.05', 1): 0, ('666660.210.03', 0): 2.9095836439416343, ('666660.670.08', 2): 0, ('666660.7-0.08', 2): 0, ('666260.780.05', 2): 0, ('666660.450.1', 1): 0, ('666660.740.31', 0): -100, ('666660.72-0.05', 0): 2.3323942988560273, ('666660.710.26', 1): 0.037542656662000004, ('666660.93-0.05', 0): 1, ('661660.380.1', 0): 1.0, ('666660.660.21', 1): 0, ('666660.350.0', 1): 0.0, ('666660.790.06', 2): -27.1, ('666660.82-0.4', 1): 0, ('666660.880.15', 1): 0, ('666660.780.19', 1): 0.0, ('666660.30.01', 2): 0.0, ('666160.51-0.05', 1): 0, ('666660.62-0.06', 0): 1.6908312813223818, ('666660.160.01', 0): 3.0869516599117857, ('666660.460.01', 1): 0.0, ('666660.510.05', 0): 2.355134246326816, ('666660.55-0.19', 0): 1, ('666660.69-0.17', 1): 0.0, ('666660.830.34', 0): -100, ('666660.850.12', 0): -9.100000000000001, ('661660.440.0', 2): 0, ('666660.45-0.0', 0): 1.4415135854956058, ('666660.5-0.04', 2): 0, ('666660.710.25', 2): 0, ('661660.670.13', 0): 1, ('666660.32-0.03', 2): 0, ('666260.83-0.1', 2): 0, ('666660.58-0.08', 1): 0.0, ('666660.440.09', 0): 1.8824246821891597, ('666660.840.17', 2): -100, ('661660.450.11', 1): 0, ('666660.79-0.26', 2): -100, ('666660.580.03', 2): 0, ('666660.86-0.07', 2): -100, ('666660.850.03', 1): -100, ('666660.980.21', 2): 0, ('661660.440.03', 1): 0, ('666660.070.01', 2): 0, ('666660.13-0.01', 2): 0, ('666660.780.04', 0): -9.100000000000001, ('666660.01-0.0', <text:soft-page-break/>0): 2.9781177828972134, ('666660.67-0.06', 0): 1.4751136701383551, ('666660.61-0.14', 0): 1.3886790439000003, ('666660.42-0.03', 0): 2.4479031012365615, ('666260.78-0.05', 0): 1, ('666660.360.05', 0): 2.7903907028542614, ('666660.44-0.08', 1): 0, ('666660.810.02', 0): -9.030000000000001, ('666660.520.19', 1): 0, ('666660.580.23', 0): 1.0632311470000002, ('666660.340.04', 2): 1.1572351525106896, ('666660.49-0.12', 0): 1.07, ('666660.730.17', 2): -9.74625256410959, ('666660.70.33', 2): 0.06999999999999999, ('666660.79-0.21', 1): 0, ('666660.490.13', 1): 0, ('666660.540.14', 0): 1.5704560880315643, ('666660.530.13', 1): 0.4215023880342741, ('666660.870.14', 2): 0, ('661660.290.04', 1): 0.38062769208480873, ('666660.730.22', 2): -10.048450514, ('666660.480.08', 0): 2.540300537770308, ('661660.570.08', 2): 0, ('661660.360.01', 0): 1.1438380979768255, ('666660.410.09', 2): 0.0, ('666660.950.08', 0): -100, ('666660.28-0.0', 2): 0, ('666660.61-0.07', 2): 0, ('666660.36-0.05', 2): 0.6291427230751785, ('661660.510.09', 1): 0, ('666660.650.06', 2): 0, ('666660.80.14', 0): -18.07482913, ('666660.73-0.07', 0): 1.6085534261435759, ('666660.75-0.18', 0): -9.036999999999999, ('666660.80.04', 1): -100, ('666660.71-0.23', 2): 0, ('666660.540.03', 2): 0.7868627580523713, ('666660.5-0.0', 0): 1.2672831000000002, ('666660.730.08', 0): -8.875690320000002, ('666660.50.04', 2): 0, ('666660.480.1', 1): 1.1204105392124892, ('666660.50.16', 1): 0.41350395844210697, ('666660.72-0.22', 1): 0, ('666660.910.09', 2): -100, ('661660.290.07', 2): 0, ('666660.69-0.05', 2): 1.3621697421713506, ('666160.42-0.06', 2): 0, ('666660.790.1', 1): -10.598377599, ('666660.84-0.0', 2): 0, ('666660.710.06', 0): 1.5577121186475713, ('666660.640.1', 2): 0, ('666660.36-0.02', 1): 0.0, ('666660.56-0.06', 1): 0.0, ('666260.740.03', 1): 0, ('666660.250.02', 2): 0.0, ('666660.78-0.04', 1): -11.923917055861, ('666660.76-0.01', 0): -9.021621000000001, ('666660.530.06', 2): 0, ('666660.760.16', 1): -9.9951, ('666660.730.3', 0): 1.07, ('666660.630.01', 0): 1.3619490346226997, ('666660.52-0.13', 2): 0, ('662660.720.12', 2): 0, ('666660.590.15', 1): 0.5441998493561675, ('666660.53-0.06', 0): 1.5236231544108996, ('661660.340.0', 2): 0, ('666660.590.07', 2): 0, ('666660.680.1', 0): 2.164697377282542, ('666660.810.09', 1): 0, ('661660.470.11', 0): 1, ('666660.790.17', 1): -100, ('666660.22-0.01', 1): 0.0, ('661660.360.0', 1): 0, ('666660.940.26', 0): -100, ('666660.790.26', 1): 0, ('666660.870.09', 1): 0, ('666660.680.07', 2): 1.2405774904210025, ('666660.790.2', 2): -10.0, ('666660.84-0.06', 0): -100, ('626660.680.24', 1): 0, ('666660.840.12', 2): 0, ('666660.830.13', 2): -5.618969999999999, ('666660.78-0.15', 0): -9.030000000000001, ('666660.570.23', 2): 0.3801959441, ('661660.410.03', 0): 1.1379024471645132, ('666660.750.32', 2): -100, ('666660.61-0.1', 1): 0, ('666660.580.06', 2): 0, ('666660.690.27', 2): 0, ('666660.550.01', 0): 1.1979148387693206, ('662660.670.2', 2): 0, ('666660.730.31', 0): -9.100000000000001, ('666660.59-0.0', 1): 0.06999999999999999, ('666660.26-0.05', 0): 1, ('666660.45-0.11', 1): 0.06999999999999999, ('666660.790.14', 2): -16.3637589, ('666660.77-0.02', 1): 0.154239484423122, ('666660.790.25', 2): -100, ('666660.740.09',</text:p>
      <text:p text:style-name="P1"><text:s/>2): -11.539543495149017, ('666660.74-0.01', 1): 0.0, ('661660.410.04', 2): 0, ('666660.830.02', 1): -100, ('616660.670.35', 2): 0, ('666660.88-0.09', 1): 0, ('666660.6-0.06', 0): 1.3885594288107215, ('666660.810.2', 0): 1, ('666660.7-0.04', 1): 0.0, ('666660.370.03', 0): 1.2622323791082684, ('666660.490.04', 2): 0.9248412095053666, ('666660.580.05', 2): 0, ('666660.860.18', 2): -100, ('666660.810.18', 2): -100, ('666660.580.15', 0): 1.092141363548969, ('666660.74-0.21', 2): 0, ('666660.79-0.02', 0): -9.420000000000002, ('666660.540.2', 0): 1.1267596034670002, ('666660.680.13', 0): 2.297063933037977, ('666660.79-0.15', 0): 1.0, ('662660.690.14', 2): 0, ('666660.640.27', 0): 1, ('666660.89-0.03', 1): -100, ('662660.740.13', 1): 0, ('666660.65-0.3', 1): 0, ('666660.620.05', 0): 2.0673855272460817, ('662660.750.14', 1): -4.430618506188, ('666660.260.06', 0): 2.537120655695804, ('666660.610.18', 1): 0, ('666660.7-0.07', 2): 0.8088602198963838, ('666660.8-0.09', 2): 0, ('666660.190.01', 0): 3.053789274304069, ('666660.750.1', 0): -6.531671211627867, ('666660.810.17', 1): -10.0, ('666660.15-0.0', 1): 0, ('666660.480.18', 0): 1.337274887591159, ('666660.84-0.24', 2): 0, ('666660.71-0.12', 0): 1.0, ('666660.670.02', 0): 1.1514875879538928, ('666660.65-0.14', 2): 0.20180402862821323, ('666660.74-0.17', 1): -9.93, ('666660.820.04', 0): -100, ('661660.35-0.0', 0): 1.0991472479079123, ('661660.210.04', 0): 1.4406228105515373, ('666660.80.06', 1): -100, ('666660.81-0.05', 1): 0, ('666660.980.15', 2): -100, ('666660.87-0.14', 2): 0, ('666660.640.16', 2): 0, ('666660.690.05', 0): 2.0634672305612374, ('666660.460.02', 1): 0, ('666660.720.17', 0): 0.7643257416907967, ('666660.69-0.14', 1): 0, ('666660.740.27', 2): -<text:soft-page-break/>18.654685999999998, ('666660.740.31', 1): 0, ('666660.63-0.14', 2): 0, ('666660.710.26', 0): -8.88243838972, ('666660.93-0.05', 1): 0, ('666660.270.06', 0): 2.656968709339052, ('666660.53-0.13', 0): 1.07531289952091, ('666660.70.29', 2): -10.0, ('666660.52-0.03', 1): 0, ('666660.790.06', 1): -100, ('666660.25-0.0', 1): 0.0, ('666660.510.21', 2): 0, ('666660.460.13', 2): 0, ('666660.780.19', 2): 0.06999999999999999, ('661660.30.06', 1): 0.11043945919489521, ('666660.60.0', 0): 1.06717747547, ('666660.510.05', 1): 0, ('666660.5-0.13', 1): 0, ('666660.69-0.17', 2): 0, ('666660.780.03', 2): 0, ('666660.75-0.15', 2): 0, ('616660.630.16', 2): 0, ('666160.52-0.08', 1): 0.0, ('666660.5-0.04', 1): 0, ('666160.52-0.1', 2): 0, ('666660.68-0.07', 2): 0, ('666660.60.06', 0): 2.274788290316728, ('661660.520.12', 1): 0.16111320589956113, ('666660.58-0.08', 2): 0.1532588519816543, ('666660.410.12', 1): 1.0658763355951475, ('666660.45-0.08', 1): 0.3538567998476842, ('666660.540.11', 2): 0, ('666660.750.23', 1): -14.925406599, ('661660.320.03', 2): 0, ('661660.450.1', 0): 1.3334741741174918, ('666660.830.21', 0): 1, ('666660.480.13', 1): 0.0, ('666660.740.15', 0): -9.020017922717901, ('666660.82-0.06', 0): -9.100000000000001, ('666660.070.01', 1): 0, ('666660.42-0.01', 1): 0, ('666660.64-0.08', 2): 0, ('666660.780.04', 1): -4.941872418536691, ('666660.46-0.1', 0): 1.0630000000000002, ('666660.20.01', 0): 3.0075803563440973, ('666660.390.0', 0): 1, ('666660.61-0.02', 0): 1.09765390639656, ('626660.670.23', 2): 0, ('666660.75-0.08', 2): -0.4507285250041001, ('666660.44-0.08', 0): 1.1578524238752956, ('666660.810.02', 1): 0, ('666660.72-0.13', 0): 1.24261899571259, ('666660.730.17', 1): -9.6401393746471, ('666660.540.06', 0): 2.5168546848929902, ('666660.920.26', 2): 0.0, ('666660.63-0.03', 1): 0, ('666160.74-0.08', 2): 0, ('666660.50.11', 1): 0, ('666660.70.04', 0): 1.405945947225409, ('666660.420.11', 0): 2.3129096254478196, ('666660.72-0.21', 1): 0, ('666660.330.07', 0): 2.212168477463566, ('666660.39-0.08', 0): 1.07, ('666660.780.33', 0): 1, ('666660.620.21', 0): 1.4004469138767788, ('666160.27-0.03', 0): 1, ('666660.84-0.21', 2): 0, ('666660.610.34', 1): 0, ('666660.410.04', 1): 0.7783136529144113, ('666660.93-0.31', 0): -100, ('666660.970.13', 0): 1, ('666660.680.1', 2): 0, ('666660.73-0.07', 1): 0, ('666660.320.03', 2): 0, ('666660.83-0.32', 1): 0, ('666660.130.01', 0): 2.352338063211556, ('666660.73-0.17', 0): 1.1379000000000001, ('666660.560.18', 0): 1.8198838931838939, ('666660.24-0.0', 0): 2.155032158933259, ('666160.66-0.07', 2): 0, ('666660.820.14', 0): -7.181000000000001, ('666660.930.13', 2): 0, ('661660.220.01', 2): 0, ('666660.790.1', 0): -8.267376599, ('666660.80.09', 1): -100, ('666660.59-0.13', 1): 0, ('666660.71-0.08', 0): 1.1614258592592868, ('666160.68-0.09', 0): 1, ('666660.49-0.03', 0): 2.2047484787145315, ('666660.81-0.05', 2): -9.93, ('666660.640.1', 1): 0, ('666660.56-0.06', 2): 0.37539139066490107, ('666660.750.31', 0): 1.133, ('666660.68-0.37', 1): 0, ('661660.380.06', 2): 0, ('666660.9-0.05', 0): 1.0, ('666660.530.06', 1): 0.0, ('666660.760.16', 0): -16.348588145117077, ('666660.730.07', 2): -1.8240877720472257, ('661660.570.12', 2): 0, ('666260.78-0.08', 0): -100, ('666660.810.09', 0): -9.100000000000001, ('666660.710.32', 0): -9.036999999999999, ('666660.790.17', 0): -18.901204301938357, ('666660.22-0.01', 2): 0, ('666660.430.06', 2): 0, ('666660.870.09', 0): 1, ('666660.830.05', 1): -100, ('666660.740.0', 0): 1.2575370000000001, ('666660.6-0.01', 2): 0.0, ('666660.85-0.24', 2): 0, ('666660.78-0.15', 1): -10.0, ('666660.840.06', 2): -100, ('666660.71-0.2', 0): 1.07, ('666660.780.38', 1): 0, ('666660.560.06', 2): 0, ('666660.810.08', 2): -27.265410000000003, ('666660.780.11', 1): -20.715413138629998, ('666660.590.22', 1): 0.133, ('666660.810.22', 0): -100, ('666660.88-0.29', 0): 1, ('666660.79-0.07', 2): -100, ('666660.31-0.01', 0): 2.1935373749503273, ('666660.750.05', 1): -18.2219649765025, ('661660.550.17', 1): 0, ('666660.280.06', 0): 2.626055423668544, ('666660.23-0.01', 2): 0, ('666660.77-0.02', 0): -8.90099, ('666660.74-0.01', 0): 1.1581151576545674, ('666660.80.08', 0): -23.291153000000005, ('666660.570.09', 0): 2.4070696628106445, ('666660.380.1', 2): 0.0, ('666660.440.01', 0): 1.6718210513967804, ('666660.470.09', 0): 2.6070204918392936, ('666660.70.24', 0): 1.5774153760323713, ('666260.760.02', 0): 1, ('666660.7-0.04', 0): 2.1670520853116555, ('666660.8-0.04', 0): -24.1308541, ('666660.8-0.14', 1): 0, ('666660.490.14', 2): 0, ('666660.810.18', 1): -100, ('666660.80.26', 2): 0, ('666660.580.15', 1): 0, ('666660.59-0.23', 2): 0, ('666660.96-0.03', 1): 0, ('666260.70.04', 1): 0, ('666660.420.04', 0): 1.9183612769611282, ('661660.510.14', 0): 1, ('666660.54-0.04', 0): 2.301513439398657, ('666660.65-0.11', 0): 1.0838646399484986, ('666660.78-0.2', 2): 0, ('666660.750.13', 2): -5.251951118097764, ('666660.76-0.28', 2): 0, ('666660.790.09', 2): -40.629798217, ('666660.640.15', 0): 1.5883148049063225, ('666660.620.05', 1): 0, ('666660.80.11', 0): -17.973601051581515, ('662660.750.14', 2): <text:soft-page-break/>0, ('666660.51-0.14', 1): 0.06999999999999999, ('666660.77-0.21', 2): 0, ('666660.810.47', 0): -100, ('666660.610.18', 0): 2.02112263797766, ('666660.560.21', 1): 0.40366135823300003, ('666660.660.1', 0): 2.5307754167253163, ('666660.660.23', 2): 0, ('666660.29-0.02', 2): 0, ('666660.15-0.01', 1): 0, ('666660.830.18', 2): -100, ('661660.440.08', 2): 0.0, ('666660.320.1', 1): 0, ('661660.490.06', 0): 1.0021270291232542, ('666660.38-0.07', 0): 1.133, ('666160.45-0.07', 1): 0, ('666660.290.06', 0): 2.352155069363306, ('666660.52-0.27', 2): 0, ('666660.510.12', 0): 1.2870160668142079, ('666660.75-0.07', 0): -0.19492220533072757, ('666660.460.02', 0): 1.5573374158940174, ('666660.85-0.14', 1): 0, ('666660.720.17', 1): 0, ('666660.55-0.05', 1): 0, ('666660.69-0.14', 0): 1.08422744239, ('661660.540.11', 2): 0, ('666660.670.08', 0): 2.131275327890477, ('666660.750.24', 0): 1.0039690000000001, ('666660.42-0.0', 2): 0, ('666661.01-0.37', 1): 0, ('662660.770.09', 1): 0, ('666160.78-0.03', 2): 0, ('666660.68-0.04', 0): 2.037993598244006, ('666660.6-0.09', 0): 1.0, ('661660.520.11', 1): 0, ('666660.270.06', 1): 0, ('661660.510.07', 0): 1.2952616562089552, ('666660.52-0.03', 0): 2.175867235648208, ('661660.450.14', 2): 0, ('666660.70.39', 2): 0, ('666660.45-0.07', 1): 0.0, ('666660.790.06', 0): -21.301141811000004, ('666660.570.01', 0): 1.620746114925304, ('666660.25-0.0', 0): 1.8062657062077743, ('661660.50.04', 0): 1, ('666660.460.13', 1): 0, ('666660.25-0.03', 1): 0, ('666660.750.03', 0): -8.933086949059001, ('661660.490.09', 2): 0.30187588973147245, ('666660.160.01', 2): 0, ('666660.73-0.05', 1): 0, ('666660.5-0.13', 0): 1, ('666660.66-0.05', 1): 0, ('666660.780.03', 1): 0, ('666660.860.2', 1): 0, ('666660.630.09', 0): 2.460474647120482, ('666660.5-0.04', 0): 1.9072244043929585, ('666660.770.23', 0): -18.759100000000004, ('666660.74-0.09', 2): 0, ('666660.770.16', 0): -7.545475482022901, ('661660.580.06', 0): 1, ('666660.790.32', 0): -9.100000000000001, ('666660.86-0.24', 1): -100, ('666660.71-0.25', 2): 0, ('661660.680.08', 0): 1, ('666660.79-0.26', 0): -100, ('666660.40.07', 1): 0, ('666660.330.08', 2): 1.0002975631280702, ('666660.660.05', 0): 1.7342611530751646, ('666660.76-0.18', 1): 0, ('666660.480.13', 0): 2.0450174813297086, ('666660.760.26', 0): -9.030000000000001, ('666660.740.15', 1): -2.123013903563809, ('666660.070.01', 0): 2.8148058497817043, ('661660.550.1', 1): 0, ('661660.420.01', 0): 1, ('666660.42-0.03', 2): 0, ('661660.340.09', 2): 0, ('666660.440.14', 1): 0, ('666660.510.19', 1): 0.41359547149086556, ('666660.75-0.08', 1): 0, ('662660.720.23', 0): 1, ('661660.420.11', 1): 0.16319354024349914, ('666660.64-0.14', 0): 1.07692384, ('666660.73-0.04', 1): 0, ('666660.320.06', 0): 2.421282973136653, ('666660.650.14', 0): 1.5216482381030099, ('666660.750.16', 2): -19.0, ('666660.49-0.12', 2): 0.0, ('666660.730.17', 0): -6.007558470593826, ('666660.540.06', 1): 0, ('666660.810.04', 0): -100, ('661660.60.09', 2): 0, ('666660.470.01', 1): 0, ('666660.50.11', 0): 1.8648934250543379, ('666660.540.14', 2): 0, ('666660.450.02',</text:p>
      <text:p text:style-name="P1"><text:s/>0): 1.647116462285559, ('666660.72-0.21', 0): 1.130669, ('666660.6-0.12', 1): 0.26844413968400005, ('666660.690.15', 2): 0.5933905991168161, ('666660.530.0', 1): 0, ('666660.720.27', 2): 0.0, ('661660.59-0.05', 0): 1, ('666660.720.48', 2): 0, ('666660.480.08', 2): 0, ('666660.450.15', 0): 1.4904716688614317, ('666660.33-0.03', 0): 2.598892929750175, ('666660.690.28', 1): -100, ('666160.27-0.03', 1): 0, ('666660.070.0', 1): 0.0, ('666660.610.24', 1): 0, ('666660.28-0.0', 0): 1.6257789472273585, ('666660.710.15', 0): 0.6412241432891566, ('666660.57-0.12', 0): 1.3983864236849333, ('666660.59-0.03', 0): 1.5647960226294857, ('666660.56-0.05', 0): 2.3065660215805153, ('666660.650.06', 0): 2.0700324232065843, ('666660.840.28', 2): -100, ('666660.130.01', 1): 0, ('666660.650.25', 2): 0.129808942067, ('666660.770.28', 1): 0, ('666660.82-0.22', 0): 1, ('666660.75-0.19', 2): 0, ('666260.81-0.05', 1): 0, ('666660.820.14', 1): -100, ('666660.740.36', 2): 0, ('666660.740.03', 2): 0.16577247532268682, ('666660.69-0.0', 2): 0.0, ('666660.59-0.13', 0): 1.3228471974450098, ('666660.75-0.38', 1): 0, ('666160.63-0.11', 2): 0, ('666660.68-0.15', 0): 1.0349085853017999, ('666660.76-0.15', 2): 0, ('666660.640.1', 0): 2.7415824846645624, ('666660.39-0.1', 1): 0, ('666660.560.05', 0): 2.1450402171863696, ('666660.250.02', 0): 1.3081233875603435, ('661660.730.12', 2): 0, ('666660.50.0', 1): 0.0, ('666660.780.12', 1): -27.015542571498, ('666660.230.06', 1): 0, ('666660.530.06', 0): 2.4705224542536515, ('666660.550.16', 0): 1.8073415694204764, ('661660.570.12', 1): 0, ('666660.550.02', 1): 0, ('666660.52-0.13', 0): 1, ('666660.360.08', 1): 1.157803624578729, ('666160.41-0.03', 0): 1, ('666660.880.24', 1): 0, ('666660.33-0.07', 0): 1, ('666660.330.1', 2): 0.7633876994235922, ('666660.610.1', 0): 2.4470759027850253, ('661660.470.04', 0): 1, ('661660.390.01', 0): 1, ('666660.710.32', 1): 0, ('666660.940.26', 2): 0, ('666660.380.08', 2): 0, ('661660.540.07', 1): 0.18608864448340895, <text:soft-page-break/>('666660.830.05', 0): -100, ('666660.53-0.1', 2): 0, ('666660.4-0.05', 0): 1.700975626373568, ('666660.66-0.14', 0): 1.245803777114574, ('666660.440.06', 2): 1.081338842335103, ('666660.840.12', 0): 1, ('666660.540.19', 1): 0.1379, ('666660.450.09', 1): 1.3164396329712702, ('661660.590.19', 0): 1, ('666660.71-0.2', 1): 0, ('666660.8-0.03', 2): -9.9951, ('666660.60.31', 2): 0, ('666660.580.06', 0): 1.872571596927641, ('666660.690.27', 0): 1.0968062269999999, ('666660.450.05', 1): 0, ('666660.810.22', 1): 0, ('661660.430.02', 0): 1, ('666660.59-0.08', 1): 0, ('666660.83-0.03', 0): -9.100000000000001, ('666660.61-0.11', 2): 0, ('666660.620.16', 0): 1.3935660460430495, ('666660.65-0.0', 0): 1.1431236211476417, ('666660.920.1', 1): 0, ('666660.570.17', 2): 0.9604504409810436, ('666660.51-0.07', 0): 1.53557125997165, ('666660.82-0.13', 0): 1.0, ('662660.750.17', 0): 1, ('666660.570.09', 1): 0, ('666660.520.12', 1): 0.5056963835430623, ('666660.640.05', 1): 0, ('666660.440.01', 1): 0.0, ('666660.610.03', 1): 0.5053735681893476, ('666660.70.36', 0): 1, ('666660.8-0.04', 1): -25.32259, ('666660.660.4', 2): 0, ('666660.670.16', 1): 0.0, ('666660.490.14', 1): 1.1458005389839974, ('666660.470.1', 2): 0, ('666660.810.18', 0): -18.127000000000002, ('666660.38-0.0', 0): 1.3875898908328719, ('666660.71-0.05', 0): 2.2787011612293875, ('666660.870.11', 0): -9.030000000000001, ('666660.74-0.21', 0): 1.0, ('666660.83-0.14', 2): 0.0, ('666660.79-0.02', 2): -100, ('666660.65-0.11', 1): 0, ('666660.890.08', 2): 0, ('666660.72-0.0', 2): 0.2300455468151768, ('661660.580.1', 1): 0.6756877599139051, ('666660.290.01', 2): 0.0, ('666660.720.04', 0): 0.665379217641455, ('666660.710.0', 2): 0, ('666660.460.07', 2): 0.0, ('666660.720.14', 1): -0.27514617819230447, ('666660.520.11', 2): 1.25226083350289, ('661660.590.1', 0): 1, ('666660.670.07', 2): 0.0, ('616660.640.19', 2): 0, ('666660.710.39', 0): 1, ('666660.430.09', 2): 0, ('666660.910.25', 2): 0, ('661660.560.18', 0): 1, ('666660.670.15', 2): 0.3586635973035936, ('666660.73-0.1', 2): 0.0, ('666660.50.19', 1): 0, ('666660.170.02', 0): 3.1102269580130484, ('666660.120.0', 0): 2.6403692917711856, ('666660.84-0.18', 1): -100, ('666660.70.26', 1): 0.0904883909958, ('661660.550.14', 1): 0, ('661660.490.12', 2): 0, ('666660.80.1', 0): -100, ('666660.30.02', 2): 0.5278781701917037, ('666660.62-0.03', 0): 1.6789568499600422, ('666660.75-0.07', 1): 0, ('666660.510.06', 0): 2.5054564942303847, ('626660.760.18', 2): 0, ('666660.66-0.06', 1): 0, ('666660.630.24', 0): 1.0138714573584027, ('666660.63-0.14', 0): 1.1361898300000002, ('666660.580.2', 2): 0, ('666660.710.26', 2): -10.0, ('662660.770.09', 2): 0, ('666660.17-0.0', 0): 2.5587824770127034, ('666660.240.05', 1): 0, ('666660.53-0.03', 2): 0, ('666660.760.33', 0): 1.07, ('666660.70.29', 0): 1, ('666660.960.21', 0): 1, ('666660.45-0.07', 0): 1.5596674808013158, ('666660.84-0.03', 2): 0, ('666660.81-0.22', 0): -100, ('666260.68-0.15', 2): 0, ('666660.460.13', 0): 2.3406591135188806, ('666660.25-0.03', 0): 1.9538033363760592, ('666660.750.03', 1): 0.1341291484923901, ('661660.640.06', 2): 0, ('666660.740.16', 1): -2.22594230200188, ('666660.520.21', 2): 0.1285171216, ('666660.420.09', 0): 2.196796221040521, ('666660.180.01', 2): 0.0, ('666660.66-0.05', 2): 1.0602547667572828, ('666660.780.03', 0): 0.5682408470000001, ('666660.67-0.05', 0): 1.9553256778885348, ('666660.390.13', 0): 1.3680887548381178, ('626660.730.26', 0): -100, ('666660.770.23', 1): -10.0, ('666660.440.17', 1): 0, ('666660.770.16', 1): -12.23193873, ('666660.320.09', 2): 0, ('661660.390.09', 1): 0, ('666660.340.03', 2): 0, ('666660.650.19', 2): 0, ('666660.71-0.03', 2): 0.11719396007703986, ('666660.530.18', 2): 0.0, ('666660.760.15', 1): -18.99651648987175, ('666660.540.09', 1): 0, ('666660.750.12', 0): -2.1177082943253223, ('666660.560.28', 0): 1, ('661660.560.17', 1): 0.04445161288463344, ('666660.40.07', 0): 2.980642812457498, ('666660.77-0.23', 0): 1, ('666660.540.11', 0): 2.1506864269402617, ('666660.330.08', 1): 0.0, ('666660.18-0.01', 0): 2.564354800601729, ('666660.370.04', 2): 0, ('666660.740.15', 2): -11.131554547792838, ('666660.90.41', 1): 0, ('666660.480.05', 0): 1.971165783475071, ('661660.360.06', 0): 1.3186123936997405, ('661660.260.06', 0): 1.0, ('666660.60.17', 1): 0.6302271955258124, ('666660.440.14', 2): 0.9387390481716624, ('666660.410.03', 0): 2.0700606712616896, ('666660.64-0.05', 2): 0, ('666660.670.36', 0): 1.0630000000000002, ('666660.62-0.0', 0): 1.1426986190000001, ('666660.520.02', 0): 1.659569548075434, ('666660.650.01', 2): 0.0, ('666660.730.27', 0): -9.699470900000001, ('666660.65-0.08', 1): 0, ('666660.730.05', 0): 0.586496794234767, ('666660.750.31', 2): 0, ('666660.690.2', 2): 0.0, ('666660.350.05', 0): 2.7606011160200543, ('666660.82-0.27', 2): 0, ('666660.470.01', 0): 1.7676973864946433, ('666660.450.02', 1): 0, ('666660.720.27', 1): -0.6111, ('666660.920.08', 0): 1, ('666660.84-0.32', 2): -100, ('666660.450.15', 1): 0, ('666660.63-0.09', 1): 0, ('666660.75-0.23', 0): 1, ('666660.80.12', 2): -6.946871953954001, ('666660.070.0', 0): 2.7480903217173176, <text:soft-page-break/>('666660.28-0.0', 1): 0, ('666660.780.12', 0): -17.941380876101597, ('666660.57-0.12', 1): 0, ('666660.65-0.19', 0): 1, ('666660.250.05', 2): 0.0, ('666660.730.41', 0): -9.100000000000001, ('666660.230.05', 1): 1.4636741783354634, ('666660.630.04', 0): 1.7708343944542224, ('666660.82-0.18', 2): -100, ('666660.390.03', 0): 1.4956564316742653, ('666660.780.22', 0): -9.100000000000001, ('666660.55-0.02', 2): 0, ('666660.590.31', 2): 0, ('666660.610.08', 1): 1.2890731124549393, ('666660.740.22', 0): 1.1551715051201, ('666660.680.4', 0): 1, ('666660.710.31', 1): 0, ('666660.740.03', 1): 0.06146178826220999, ('666660.710.23', 2): 0.0, ('666660.680.08', 2): 0, ('666660.790.1', 2): -23.501490308, ('626660.680.37', 0): 1, ('666660.32-0.01', 2): 1.3539642782614905, ('666660.6-0.2', 1): 0.06999999999999999, ('666660.250.02', 1): 0.0, ('666660.37-0.05', 0): 1.4310224467936012, ('666660.620.07', 0): 2.4395228082461156, ('666660.580.01', 2): 0.0, ('666660.550.16', 1): 0.0, ('666160.66-0.12', 1): 0, ('666660.88-0.26', 1): 0, ('666660.550.02', 0): 1.5649598663931248, ('666660.530.21', 0): 1, ('666660.31-0.02', 1): 0, ('666660.360.08', 2): 0, ('666660.690.36', 2): -10.0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14:02:32.540456828</meta:creation-date>
    <dc:date>2021-02-14T14:03:05.002917449</dc:date>
    <meta:editing-duration>PT33S</meta:editing-duration>
    <meta:editing-cycles>1</meta:editing-cycles>
    <meta:document-statistic meta:table-count="0" meta:image-count="0" meta:object-count="0" meta:page-count="37" meta:paragraph-count="21" meta:word-count="17106" meta:character-count="183886" meta:non-whitespace-character-count="166785"/>
    <meta:generator>LibreOffice/6.0.7.3$Linux_X86_64 LibreOffice_project/00m0$Build-3</meta:generator>
  </office:meta>
</office:document-meta>
</file>